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1" table:number-columns-repeated="3" table:default-cell-style-name="ce4"/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 table:style-name="ce1" office:value-type="string" calcext:value-type="string">
            <text:p>covid</text:p>
          </table:table-cell>
          <table:table-cell table:style-name="ce3" office:value-type="string" calcext:value-type="string">
            <text:p>avg11-19</text:p>
          </table:table-cell>
          <table:table-cell table:style-name="ce3" office:value-type="string" calcext:value-type="string">
            <text:p>y20-avg</text:p>
          </table:table-cell>
          <table:table-cell office:value-type="string" calcext:value-type="string">
            <text:p>exc-covid</text:p>
          </table:table-cell>
          <table:table-cell/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/>
          <table:table-cell office:value-type="string" calcext:value-type="string">
            <text:p>avg11-19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</table:table-row>
        <table:table-row table:style-name="ro1">
          <table:table-cell table:style-name="ce2" office:value-type="date" office:date-value="2020-01-05" calcext:value-type="date">
            <text:p>05.01.2020</text:p>
          </table:table-cell>
          <table:table-cell table:style-name="ce1" table:formula="of:=DAYS([.A2];[.$A$58])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2305" calcext:value-type="float">
            <text:p>230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05.55555555556" calcext:value-type="float">
            <text:p>2306</text:p>
          </table:table-cell>
          <table:table-cell table:style-name="ce3" table:formula="of:=[.I2]-[.K2]" office:value-type="float" office:value="-0.555555555555657" calcext:value-type="float">
            <text:p>-1</text:p>
          </table:table-cell>
          <table:table-cell table:formula="of:=[.L2]-[.J2]" office:value-type="float" office:value="-0.555555555555657" calcext:value-type="float">
            <text:p>-1</text:p>
          </table:table-cell>
          <table:table-cell/>
          <table:table-cell table:style-name="ce1" office:value-type="string" calcext:value-type="string">
            <text:p>09.01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249" calcext:value-type="float">
            <text:p>2249</text:p>
          </table:table-cell>
          <table:table-cell table:number-columns-repeated="2"/>
          <table:table-cell table:style-name="ce4" table:formula="of:=AVERAGE([.P2];[.P54];[.P106];[.P158];[.P210];[.P263];[.P315];[.P367];[.P419])" office:value-type="float" office:value="9" calcext:value-type="float">
            <text:p>9</text:p>
          </table:table-cell>
          <table:table-cell table:style-name="ce4" table:formula="of:=AVERAGE([.Q2];[.Q54];[.Q106];[.Q158];[.Q210];[.Q263];[.Q315];[.Q367];[.Q419])" office:value-type="float" office:value="46.6666666666667" calcext:value-type="float">
            <text:p>47</text:p>
          </table:table-cell>
          <table:table-cell table:style-name="ce4" table:formula="of:=AVERAGE([.R2];[.R54];[.R106];[.R158];[.R210];[.R263];[.R315];[.R367];[.R419])" office:value-type="float" office:value="406" calcext:value-type="float">
            <text:p>406</text:p>
          </table:table-cell>
          <table:table-cell table:style-name="ce4" table:formula="of:=AVERAGE([.S2];[.S54];[.S106];[.S158];[.S210];[.S263];[.S315];[.S367];[.S419])" office:value-type="float" office:value="509.888888888889" calcext:value-type="float">
            <text:p>510</text:p>
          </table:table-cell>
          <table:table-cell table:style-name="ce4" table:formula="of:=AVERAGE([.T2];[.T54];[.T106];[.T158];[.T210];[.T263];[.T315];[.T367];[.T419])" office:value-type="float" office:value="666.222222222222" calcext:value-type="float">
            <text:p>666</text:p>
          </table:table-cell>
          <table:table-cell table:style-name="ce4" table:formula="of:=AVERAGE([.U2];[.U54];[.U106];[.U158];[.U210];[.U263];[.U315];[.U367];[.U419])" office:value-type="float" office:value="667.777777777778" calcext:value-type="float">
            <text:p>668</text:p>
          </table:table-cell>
          <table:table-cell table:style-name="ce4" table:formula="of:=AVERAGE([.V2];[.V54];[.V106];[.V158];[.V210];[.V263];[.V315];[.V367];[.V419])" office:value-type="float" office:value="2305.55555555556" calcext:value-type="float">
            <text:p>2306</text:p>
          </table:table-cell>
        </table:table-row>
        <table:table-row table:style-name="ro1">
          <table:table-cell table:style-name="ce2" office:value-type="date" office:date-value="2020-01-12" calcext:value-type="date">
            <text:p>12.01.2020</text:p>
          </table:table-cell>
          <table:table-cell table:style-name="ce1" table:formula="of:=DAYS([.A3];[.$A$58])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2322" calcext:value-type="float">
            <text:p>232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247.66666666667" calcext:value-type="float">
            <text:p>2248</text:p>
          </table:table-cell>
          <table:table-cell table:style-name="ce3" table:formula="of:=[.I3]-[.K3]" office:value-type="float" office:value="74.3333333333335" calcext:value-type="float">
            <text:p>74</text:p>
          </table:table-cell>
          <table:table-cell table:formula="of:=[.L3]-[.J3]" office:value-type="float" office:value="74.3333333333335" calcext:value-type="float">
            <text:p>74</text:p>
          </table:table-cell>
          <table:table-cell/>
          <table:table-cell table:style-name="ce1" office:value-type="string" calcext:value-type="string">
            <text:p>16.01.20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2117" calcext:value-type="float">
            <text:p>2117</text:p>
          </table:table-cell>
          <table:table-cell table:number-columns-repeated="2"/>
          <table:table-cell table:style-name="ce4" table:formula="of:=AVERAGE([.P3];[.P55];[.P107];[.P159];[.P211];[.P264];[.P316];[.P368];[.P420])" office:value-type="float" office:value="8.44444444444444" calcext:value-type="float">
            <text:p>8</text:p>
          </table:table-cell>
          <table:table-cell table:style-name="ce4" table:formula="of:=AVERAGE([.Q3];[.Q55];[.Q107];[.Q159];[.Q211];[.Q264];[.Q316];[.Q368];[.Q420])" office:value-type="float" office:value="39.2222222222222" calcext:value-type="float">
            <text:p>39</text:p>
          </table:table-cell>
          <table:table-cell table:style-name="ce4" table:formula="of:=AVERAGE([.R3];[.R55];[.R107];[.R159];[.R211];[.R264];[.R316];[.R368];[.R420])" office:value-type="float" office:value="372.222222222222" calcext:value-type="float">
            <text:p>372</text:p>
          </table:table-cell>
          <table:table-cell table:style-name="ce4" table:formula="of:=AVERAGE([.S3];[.S55];[.S107];[.S159];[.S211];[.S264];[.S316];[.S368];[.S420])" office:value-type="float" office:value="508.111111111111" calcext:value-type="float">
            <text:p>508</text:p>
          </table:table-cell>
          <table:table-cell table:style-name="ce4" table:formula="of:=AVERAGE([.T3];[.T55];[.T107];[.T159];[.T211];[.T264];[.T316];[.T368];[.T420])" office:value-type="float" office:value="665.777777777778" calcext:value-type="float">
            <text:p>666</text:p>
          </table:table-cell>
          <table:table-cell table:style-name="ce4" table:formula="of:=AVERAGE([.U3];[.U55];[.U107];[.U159];[.U211];[.U264];[.U316];[.U368];[.U420])" office:value-type="float" office:value="653.888888888889" calcext:value-type="float">
            <text:p>654</text:p>
          </table:table-cell>
          <table:table-cell table:style-name="ce4" table:formula="of:=AVERAGE([.V3];[.V55];[.V107];[.V159];[.V211];[.V264];[.V316];[.V368];[.V420])" office:value-type="float" office:value="2247.66666666667" calcext:value-type="float">
            <text:p>2248</text:p>
          </table:table-cell>
        </table:table-row>
        <table:table-row table:style-name="ro1">
          <table:table-cell table:style-name="ce2" office:value-type="date" office:date-value="2020-01-19" calcext:value-type="date">
            <text:p>19.01.2020</text:p>
          </table:table-cell>
          <table:table-cell table:style-name="ce1" table:formula="of:=DAYS([.A4];[.$A$58])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2245" calcext:value-type="float">
            <text:p>224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280.33333333333" calcext:value-type="float">
            <text:p>2280</text:p>
          </table:table-cell>
          <table:table-cell table:style-name="ce3" table:formula="of:=[.I4]-[.K4]" office:value-type="float" office:value="-35.3333333333335" calcext:value-type="float">
            <text:p>-35</text:p>
          </table:table-cell>
          <table:table-cell table:formula="of:=[.L4]-[.J4]" office:value-type="float" office:value="-35.3333333333335" calcext:value-type="float">
            <text:p>-35</text:p>
          </table:table-cell>
          <table:table-cell/>
          <table:table-cell table:style-name="ce1" office:value-type="string" calcext:value-type="string">
            <text:p>23.01.20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2139" calcext:value-type="float">
            <text:p>2139</text:p>
          </table:table-cell>
          <table:table-cell table:number-columns-repeated="2"/>
          <table:table-cell table:style-name="ce4" table:formula="of:=AVERAGE([.P4];[.P56];[.P108];[.P160];[.P212];[.P265];[.P317];[.P369];[.P421])" office:value-type="float" office:value="10.1111111111111" calcext:value-type="float">
            <text:p>10</text:p>
          </table:table-cell>
          <table:table-cell table:style-name="ce4" table:formula="of:=AVERAGE([.Q4];[.Q56];[.Q108];[.Q160];[.Q212];[.Q265];[.Q317];[.Q369];[.Q421])" office:value-type="float" office:value="42.1111111111111" calcext:value-type="float">
            <text:p>42</text:p>
          </table:table-cell>
          <table:table-cell table:style-name="ce4" table:formula="of:=AVERAGE([.R4];[.R56];[.R108];[.R160];[.R212];[.R265];[.R317];[.R369];[.R421])" office:value-type="float" office:value="388" calcext:value-type="float">
            <text:p>388</text:p>
          </table:table-cell>
          <table:table-cell table:style-name="ce4" table:formula="of:=AVERAGE([.S4];[.S56];[.S108];[.S160];[.S212];[.S265];[.S317];[.S369];[.S421])" office:value-type="float" office:value="514" calcext:value-type="float">
            <text:p>514</text:p>
          </table:table-cell>
          <table:table-cell table:style-name="ce4" table:formula="of:=AVERAGE([.T4];[.T56];[.T108];[.T160];[.T212];[.T265];[.T317];[.T369];[.T421])" office:value-type="float" office:value="673.555555555556" calcext:value-type="float">
            <text:p>674</text:p>
          </table:table-cell>
          <table:table-cell table:style-name="ce4" table:formula="of:=AVERAGE([.U4];[.U56];[.U108];[.U160];[.U212];[.U265];[.U317];[.U369];[.U421])" office:value-type="float" office:value="652.555555555556" calcext:value-type="float">
            <text:p>653</text:p>
          </table:table-cell>
          <table:table-cell table:style-name="ce4" table:formula="of:=AVERAGE([.V4];[.V56];[.V108];[.V160];[.V212];[.V265];[.V317];[.V369];[.V421])" office:value-type="float" office:value="2280.33333333333" calcext:value-type="float">
            <text:p>2280</text:p>
          </table:table-cell>
        </table:table-row>
        <table:table-row table:style-name="ro1">
          <table:table-cell table:style-name="ce2" office:value-type="date" office:date-value="2020-01-26" calcext:value-type="date">
            <text:p>26.01.2020</text:p>
          </table:table-cell>
          <table:table-cell table:style-name="ce1" table:formula="of:=DAYS([.A5];[.$A$58])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2337" calcext:value-type="float">
            <text:p>233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289.77777777778" calcext:value-type="float">
            <text:p>2290</text:p>
          </table:table-cell>
          <table:table-cell table:style-name="ce3" table:formula="of:=[.I5]-[.K5]" office:value-type="float" office:value="47.2222222222222" calcext:value-type="float">
            <text:p>47</text:p>
          </table:table-cell>
          <table:table-cell table:formula="of:=[.L5]-[.J5]" office:value-type="float" office:value="47.2222222222222" calcext:value-type="float">
            <text:p>47</text:p>
          </table:table-cell>
          <table:table-cell/>
          <table:table-cell table:style-name="ce1" office:value-type="string" calcext:value-type="string">
            <text:p>30.01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2087" calcext:value-type="float">
            <text:p>2087</text:p>
          </table:table-cell>
          <table:table-cell table:number-columns-repeated="2"/>
          <table:table-cell table:style-name="ce4" table:formula="of:=AVERAGE([.P5];[.P57];[.P109];[.P161];[.P213];[.P266];[.P318];[.P370];[.P422])" office:value-type="float" office:value="9.55555555555556" calcext:value-type="float">
            <text:p>10</text:p>
          </table:table-cell>
          <table:table-cell table:style-name="ce4" table:formula="of:=AVERAGE([.Q5];[.Q57];[.Q109];[.Q161];[.Q213];[.Q266];[.Q318];[.Q370];[.Q422])" office:value-type="float" office:value="38.7777777777778" calcext:value-type="float">
            <text:p>39</text:p>
          </table:table-cell>
          <table:table-cell table:style-name="ce4" table:formula="of:=AVERAGE([.R5];[.R57];[.R109];[.R161];[.R213];[.R266];[.R318];[.R370];[.R422])" office:value-type="float" office:value="394.111111111111" calcext:value-type="float">
            <text:p>394</text:p>
          </table:table-cell>
          <table:table-cell table:style-name="ce4" table:formula="of:=AVERAGE([.S5];[.S57];[.S109];[.S161];[.S213];[.S266];[.S318];[.S370];[.S422])" office:value-type="float" office:value="504.555555555556" calcext:value-type="float">
            <text:p>505</text:p>
          </table:table-cell>
          <table:table-cell table:style-name="ce4" table:formula="of:=AVERAGE([.T5];[.T57];[.T109];[.T161];[.T213];[.T266];[.T318];[.T370];[.T422])" office:value-type="float" office:value="674.111111111111" calcext:value-type="float">
            <text:p>674</text:p>
          </table:table-cell>
          <table:table-cell table:style-name="ce4" table:formula="of:=AVERAGE([.U5];[.U57];[.U109];[.U161];[.U213];[.U266];[.U318];[.U370];[.U422])" office:value-type="float" office:value="668.666666666667" calcext:value-type="float">
            <text:p>669</text:p>
          </table:table-cell>
          <table:table-cell table:style-name="ce4" table:formula="of:=AVERAGE([.V5];[.V57];[.V109];[.V161];[.V213];[.V266];[.V318];[.V370];[.V422])" office:value-type="float" office:value="2289.77777777778" calcext:value-type="float">
            <text:p>2290</text:p>
          </table:table-cell>
        </table:table-row>
        <table:table-row table:style-name="ro1">
          <table:table-cell table:style-name="ce2" office:value-type="date" office:date-value="2020-02-02" calcext:value-type="date">
            <text:p>02.02.2020</text:p>
          </table:table-cell>
          <table:table-cell table:style-name="ce1" table:formula="of:=DAYS([.A6];[.$A$58])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2369" calcext:value-type="float">
            <text:p>236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42.22222222222" calcext:value-type="float">
            <text:p>2342</text:p>
          </table:table-cell>
          <table:table-cell table:style-name="ce3" table:formula="of:=[.I6]-[.K6]" office:value-type="float" office:value="26.7777777777778" calcext:value-type="float">
            <text:p>27</text:p>
          </table:table-cell>
          <table:table-cell table:formula="of:=[.L6]-[.J6]" office:value-type="float" office:value="26.7777777777778" calcext:value-type="float">
            <text:p>27</text:p>
          </table:table-cell>
          <table:table-cell/>
          <table:table-cell table:style-name="ce1" office:value-type="string" calcext:value-type="string">
            <text:p>06.02.20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2274" calcext:value-type="float">
            <text:p>2274</text:p>
          </table:table-cell>
          <table:table-cell table:number-columns-repeated="2"/>
          <table:table-cell table:style-name="ce4" table:formula="of:=AVERAGE([.P6];[.P58];[.P110];[.P162];[.P214];[.P267];[.P319];[.P371];[.P423])" office:value-type="float" office:value="9.44444444444444" calcext:value-type="float">
            <text:p>9</text:p>
          </table:table-cell>
          <table:table-cell table:style-name="ce4" table:formula="of:=AVERAGE([.Q6];[.Q58];[.Q110];[.Q162];[.Q214];[.Q267];[.Q319];[.Q371];[.Q423])" office:value-type="float" office:value="42" calcext:value-type="float">
            <text:p>42</text:p>
          </table:table-cell>
          <table:table-cell table:style-name="ce4" table:formula="of:=AVERAGE([.R6];[.R58];[.R110];[.R162];[.R214];[.R267];[.R319];[.R371];[.R423])" office:value-type="float" office:value="396.222222222222" calcext:value-type="float">
            <text:p>396</text:p>
          </table:table-cell>
          <table:table-cell table:style-name="ce4" table:formula="of:=AVERAGE([.S6];[.S58];[.S110];[.S162];[.S214];[.S267];[.S319];[.S371];[.S423])" office:value-type="float" office:value="522.444444444445" calcext:value-type="float">
            <text:p>522</text:p>
          </table:table-cell>
          <table:table-cell table:style-name="ce4" table:formula="of:=AVERAGE([.T6];[.T58];[.T110];[.T162];[.T214];[.T267];[.T319];[.T371];[.T423])" office:value-type="float" office:value="692.222222222222" calcext:value-type="float">
            <text:p>692</text:p>
          </table:table-cell>
          <table:table-cell table:style-name="ce4" table:formula="of:=AVERAGE([.U6];[.U58];[.U110];[.U162];[.U214];[.U267];[.U319];[.U371];[.U423])" office:value-type="float" office:value="679.888888888889" calcext:value-type="float">
            <text:p>680</text:p>
          </table:table-cell>
          <table:table-cell table:style-name="ce4" table:formula="of:=AVERAGE([.V6];[.V58];[.V110];[.V162];[.V214];[.V267];[.V319];[.V371];[.V423])" office:value-type="float" office:value="2342.22222222222" calcext:value-type="float">
            <text:p>2342</text:p>
          </table:table-cell>
        </table:table-row>
        <table:table-row table:style-name="ro1">
          <table:table-cell table:style-name="ce2" office:value-type="date" office:date-value="2020-02-09" calcext:value-type="date">
            <text:p>09.02.2020</text:p>
          </table:table-cell>
          <table:table-cell table:style-name="ce1" table:formula="of:=DAYS([.A7];[.$A$58])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2353" calcext:value-type="float">
            <text:p>235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85.66666666667" calcext:value-type="float">
            <text:p>2386</text:p>
          </table:table-cell>
          <table:table-cell table:style-name="ce3" table:formula="of:=[.I7]-[.K7]" office:value-type="float" office:value="-32.6666666666665" calcext:value-type="float">
            <text:p>-33</text:p>
          </table:table-cell>
          <table:table-cell table:formula="of:=[.L7]-[.J7]" office:value-type="float" office:value="-32.6666666666665" calcext:value-type="float">
            <text:p>-33</text:p>
          </table:table-cell>
          <table:table-cell/>
          <table:table-cell table:style-name="ce1" office:value-type="string" calcext:value-type="string">
            <text:p>13.02.20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2275" calcext:value-type="float">
            <text:p>2275</text:p>
          </table:table-cell>
          <table:table-cell table:number-columns-repeated="2"/>
          <table:table-cell table:style-name="ce4" table:formula="of:=AVERAGE([.P7];[.P59];[.P111];[.P163];[.P215];[.P268];[.P320];[.P372];[.P424])" office:value-type="float" office:value="9" calcext:value-type="float">
            <text:p>9</text:p>
          </table:table-cell>
          <table:table-cell table:style-name="ce4" table:formula="of:=AVERAGE([.Q7];[.Q59];[.Q111];[.Q163];[.Q215];[.Q268];[.Q320];[.Q372];[.Q424])" office:value-type="float" office:value="42.7777777777778" calcext:value-type="float">
            <text:p>43</text:p>
          </table:table-cell>
          <table:table-cell table:style-name="ce4" table:formula="of:=AVERAGE([.R7];[.R59];[.R111];[.R163];[.R215];[.R268];[.R320];[.R372];[.R424])" office:value-type="float" office:value="406.111111111111" calcext:value-type="float">
            <text:p>406</text:p>
          </table:table-cell>
          <table:table-cell table:style-name="ce4" table:formula="of:=AVERAGE([.S7];[.S59];[.S111];[.S163];[.S215];[.S268];[.S320];[.S372];[.S424])" office:value-type="float" office:value="533.111111111111" calcext:value-type="float">
            <text:p>533</text:p>
          </table:table-cell>
          <table:table-cell table:style-name="ce4" table:formula="of:=AVERAGE([.T7];[.T59];[.T111];[.T163];[.T215];[.T268];[.T320];[.T372];[.T424])" office:value-type="float" office:value="702.666666666667" calcext:value-type="float">
            <text:p>703</text:p>
          </table:table-cell>
          <table:table-cell table:style-name="ce4" table:formula="of:=AVERAGE([.U7];[.U59];[.U111];[.U163];[.U215];[.U268];[.U320];[.U372];[.U424])" office:value-type="float" office:value="692" calcext:value-type="float">
            <text:p>692</text:p>
          </table:table-cell>
          <table:table-cell table:style-name="ce4" table:formula="of:=AVERAGE([.V7];[.V59];[.V111];[.V163];[.V215];[.V268];[.V320];[.V372];[.V424])" office:value-type="float" office:value="2385.66666666667" calcext:value-type="float">
            <text:p>2386</text:p>
          </table:table-cell>
        </table:table-row>
        <table:table-row table:style-name="ro1">
          <table:table-cell table:style-name="ce2" office:value-type="date" office:date-value="2020-02-16" calcext:value-type="date">
            <text:p>16.02.2020</text:p>
          </table:table-cell>
          <table:table-cell table:style-name="ce1" table:formula="of:=DAYS([.A8];[.$A$58])" office:value-type="float" office:value="47" calcext:value-type="float">
            <text:p>4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2391" calcext:value-type="float">
            <text:p>239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91" calcext:value-type="float">
            <text:p>2391</text:p>
          </table:table-cell>
          <table:table-cell table:style-name="ce3" table:formula="of:=[.I8]-[.K8]" office:value-type="float" office:value="0" calcext:value-type="float">
            <text:p>0</text:p>
          </table:table-cell>
          <table:table-cell table:formula="of:=[.L8]-[.J8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2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252" calcext:value-type="float">
            <text:p>2252</text:p>
          </table:table-cell>
          <table:table-cell table:number-columns-repeated="2"/>
          <table:table-cell table:style-name="ce4" table:formula="of:=AVERAGE([.P8];[.P60];[.P112];[.P164];[.P216];[.P269];[.P321];[.P373];[.P425])" office:value-type="float" office:value="7.77777777777778" calcext:value-type="float">
            <text:p>8</text:p>
          </table:table-cell>
          <table:table-cell table:style-name="ce4" table:formula="of:=AVERAGE([.Q8];[.Q60];[.Q112];[.Q164];[.Q216];[.Q269];[.Q321];[.Q373];[.Q425])" office:value-type="float" office:value="41.7777777777778" calcext:value-type="float">
            <text:p>42</text:p>
          </table:table-cell>
          <table:table-cell table:style-name="ce4" table:formula="of:=AVERAGE([.R8];[.R60];[.R112];[.R164];[.R216];[.R269];[.R321];[.R373];[.R425])" office:value-type="float" office:value="405.777777777778" calcext:value-type="float">
            <text:p>406</text:p>
          </table:table-cell>
          <table:table-cell table:style-name="ce4" table:formula="of:=AVERAGE([.S8];[.S60];[.S112];[.S164];[.S216];[.S269];[.S321];[.S373];[.S425])" office:value-type="float" office:value="523.888888888889" calcext:value-type="float">
            <text:p>524</text:p>
          </table:table-cell>
          <table:table-cell table:style-name="ce4" table:formula="of:=AVERAGE([.T8];[.T60];[.T112];[.T164];[.T216];[.T269];[.T321];[.T373];[.T425])" office:value-type="float" office:value="703.888888888889" calcext:value-type="float">
            <text:p>704</text:p>
          </table:table-cell>
          <table:table-cell table:style-name="ce4" table:formula="of:=AVERAGE([.U8];[.U60];[.U112];[.U164];[.U216];[.U269];[.U321];[.U373];[.U425])" office:value-type="float" office:value="707.888888888889" calcext:value-type="float">
            <text:p>708</text:p>
          </table:table-cell>
          <table:table-cell table:style-name="ce4" table:formula="of:=AVERAGE([.V8];[.V60];[.V112];[.V164];[.V216];[.V269];[.V321];[.V373];[.V425])" office:value-type="float" office:value="2391" calcext:value-type="float">
            <text:p>2391</text:p>
          </table:table-cell>
        </table:table-row>
        <table:table-row table:style-name="ro1">
          <table:table-cell table:style-name="ce2" office:value-type="date" office:date-value="2020-02-23" calcext:value-type="date">
            <text:p>23.02.2020</text:p>
          </table:table-cell>
          <table:table-cell table:style-name="ce1" table:formula="of:=DAYS([.A9];[.$A$58])" office:value-type="float" office:value="54" calcext:value-type="float">
            <text:p>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2347" calcext:value-type="float">
            <text:p>23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94.55555555556" calcext:value-type="float">
            <text:p>2395</text:p>
          </table:table-cell>
          <table:table-cell table:style-name="ce3" table:formula="of:=[.I9]-[.K9]" office:value-type="float" office:value="-47.5555555555557" calcext:value-type="float">
            <text:p>-48</text:p>
          </table:table-cell>
          <table:table-cell table:formula="of:=[.L9]-[.J9]" office:value-type="float" office:value="-47.5555555555557" calcext:value-type="float">
            <text:p>-48</text:p>
          </table:table-cell>
          <table:table-cell/>
          <table:table-cell table:style-name="ce1" office:value-type="string" calcext:value-type="string">
            <text:p>27.02.20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2298" calcext:value-type="float">
            <text:p>2298</text:p>
          </table:table-cell>
          <table:table-cell table:number-columns-repeated="2"/>
          <table:table-cell table:style-name="ce4" table:formula="of:=AVERAGE([.P9];[.P61];[.P113];[.P165];[.P217];[.P270];[.P322];[.P374];[.P426])" office:value-type="float" office:value="11.8888888888889" calcext:value-type="float">
            <text:p>12</text:p>
          </table:table-cell>
          <table:table-cell table:style-name="ce4" table:formula="of:=AVERAGE([.Q9];[.Q61];[.Q113];[.Q165];[.Q217];[.Q270];[.Q322];[.Q374];[.Q426])" office:value-type="float" office:value="43.8888888888889" calcext:value-type="float">
            <text:p>44</text:p>
          </table:table-cell>
          <table:table-cell table:style-name="ce4" table:formula="of:=AVERAGE([.R9];[.R61];[.R113];[.R165];[.R217];[.R270];[.R322];[.R374];[.R426])" office:value-type="float" office:value="396.888888888889" calcext:value-type="float">
            <text:p>397</text:p>
          </table:table-cell>
          <table:table-cell table:style-name="ce4" table:formula="of:=AVERAGE([.S9];[.S61];[.S113];[.S165];[.S217];[.S270];[.S322];[.S374];[.S426])" office:value-type="float" office:value="546.111111111111" calcext:value-type="float">
            <text:p>546</text:p>
          </table:table-cell>
          <table:table-cell table:style-name="ce4" table:formula="of:=AVERAGE([.T9];[.T61];[.T113];[.T165];[.T217];[.T270];[.T322];[.T374];[.T426])" office:value-type="float" office:value="695.444444444444" calcext:value-type="float">
            <text:p>695</text:p>
          </table:table-cell>
          <table:table-cell table:style-name="ce4" table:formula="of:=AVERAGE([.U9];[.U61];[.U113];[.U165];[.U217];[.U270];[.U322];[.U374];[.U426])" office:value-type="float" office:value="700.333333333333" calcext:value-type="float">
            <text:p>700</text:p>
          </table:table-cell>
          <table:table-cell table:style-name="ce4" table:formula="of:=AVERAGE([.V9];[.V61];[.V113];[.V165];[.V217];[.V270];[.V322];[.V374];[.V426])" office:value-type="float" office:value="2394.55555555556" calcext:value-type="float">
            <text:p>2395</text:p>
          </table:table-cell>
        </table:table-row>
        <table:table-row table:style-name="ro1">
          <table:table-cell table:style-name="ce2" office:value-type="date" office:date-value="2020-03-01" calcext:value-type="date">
            <text:p>01.03.2020</text:p>
          </table:table-cell>
          <table:table-cell table:style-name="ce1" table:formula="of:=DAYS([.A10];[.$A$58])" office:value-type="float" office:value="61" calcext:value-type="float">
            <text:p>6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49" calcext:value-type="float">
            <text:p>2349</text:p>
          </table:table-cell>
          <table:table-cell table:style-name="ce3" table:formula="of:=[.I10]-[.K10]" office:value-type="float" office:value="10" calcext:value-type="float">
            <text:p>10</text:p>
          </table:table-cell>
          <table:table-cell table:formula="of:=[.L10]-[.J10]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06.03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2255" calcext:value-type="float">
            <text:p>2255</text:p>
          </table:table-cell>
          <table:table-cell table:number-columns-repeated="2"/>
          <table:table-cell table:style-name="ce4" table:formula="of:=AVERAGE([.P10];[.P62];[.P114];[.P166];[.P218];[.P271];[.P323];[.P375];[.P427])" office:value-type="float" office:value="9.22222222222222" calcext:value-type="float">
            <text:p>9</text:p>
          </table:table-cell>
          <table:table-cell table:style-name="ce4" table:formula="of:=AVERAGE([.Q10];[.Q62];[.Q114];[.Q166];[.Q218];[.Q271];[.Q323];[.Q375];[.Q427])" office:value-type="float" office:value="41.7777777777778" calcext:value-type="float">
            <text:p>42</text:p>
          </table:table-cell>
          <table:table-cell table:style-name="ce4" table:formula="of:=AVERAGE([.R10];[.R62];[.R114];[.R166];[.R218];[.R271];[.R323];[.R375];[.R427])" office:value-type="float" office:value="396.777777777778" calcext:value-type="float">
            <text:p>397</text:p>
          </table:table-cell>
          <table:table-cell table:style-name="ce4" table:formula="of:=AVERAGE([.S10];[.S62];[.S114];[.S166];[.S218];[.S271];[.S323];[.S375];[.S427])" office:value-type="float" office:value="533" calcext:value-type="float">
            <text:p>533</text:p>
          </table:table-cell>
          <table:table-cell table:style-name="ce4" table:formula="of:=AVERAGE([.T10];[.T62];[.T114];[.T166];[.T218];[.T271];[.T323];[.T375];[.T427])" office:value-type="float" office:value="693.222222222222" calcext:value-type="float">
            <text:p>693</text:p>
          </table:table-cell>
          <table:table-cell table:style-name="ce4" table:formula="of:=AVERAGE([.U10];[.U62];[.U114];[.U166];[.U218];[.U271];[.U323];[.U375];[.U427])" office:value-type="float" office:value="675" calcext:value-type="float">
            <text:p>675</text:p>
          </table:table-cell>
          <table:table-cell table:style-name="ce4" table:formula="of:=AVERAGE([.V10];[.V62];[.V114];[.V166];[.V218];[.V271];[.V323];[.V375];[.V427])" office:value-type="float" office:value="2349" calcext:value-type="float">
            <text:p>2349</text:p>
          </table:table-cell>
        </table:table-row>
        <table:table-row table:style-name="ro1">
          <table:table-cell table:style-name="ce2" office:value-type="date" office:date-value="2020-03-08" calcext:value-type="date">
            <text:p>08.03.2020</text:p>
          </table:table-cell>
          <table:table-cell table:style-name="ce1" table:formula="of:=DAYS([.A11];[.$A$58])" office:value-type="float" office:value="68" calcext:value-type="float">
            <text:p>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2292" calcext:value-type="float">
            <text:p>229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16.66666666667" calcext:value-type="float">
            <text:p>2317</text:p>
          </table:table-cell>
          <table:table-cell table:style-name="ce3" table:formula="of:=[.I11]-[.K11]" office:value-type="float" office:value="-24.6666666666665" calcext:value-type="float">
            <text:p>-25</text:p>
          </table:table-cell>
          <table:table-cell table:formula="of:=[.L11]-[.J11]" office:value-type="float" office:value="-24.6666666666665" calcext:value-type="float">
            <text:p>-25</text:p>
          </table:table-cell>
          <table:table-cell/>
          <table:table-cell table:style-name="ce1" office:value-type="string" calcext:value-type="string">
            <text:p>13.03.20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212" calcext:value-type="float">
            <text:p>2212</text:p>
          </table:table-cell>
          <table:table-cell table:number-columns-repeated="2"/>
          <table:table-cell table:style-name="ce4" table:formula="of:=AVERAGE([.P11];[.P63];[.P115];[.P167];[.P219];[.P272];[.P324];[.P376];[.P428])" office:value-type="float" office:value="8.55555555555556" calcext:value-type="float">
            <text:p>9</text:p>
          </table:table-cell>
          <table:table-cell table:style-name="ce4" table:formula="of:=AVERAGE([.Q11];[.Q63];[.Q115];[.Q167];[.Q219];[.Q272];[.Q324];[.Q376];[.Q428])" office:value-type="float" office:value="39.6666666666667" calcext:value-type="float">
            <text:p>40</text:p>
          </table:table-cell>
          <table:table-cell table:style-name="ce4" table:formula="of:=AVERAGE([.R11];[.R63];[.R115];[.R167];[.R219];[.R272];[.R324];[.R376];[.R428])" office:value-type="float" office:value="381" calcext:value-type="float">
            <text:p>381</text:p>
          </table:table-cell>
          <table:table-cell table:style-name="ce4" table:formula="of:=AVERAGE([.S11];[.S63];[.S115];[.S167];[.S219];[.S272];[.S324];[.S376];[.S428])" office:value-type="float" office:value="519.777777777778" calcext:value-type="float">
            <text:p>520</text:p>
          </table:table-cell>
          <table:table-cell table:style-name="ce4" table:formula="of:=AVERAGE([.T11];[.T63];[.T115];[.T167];[.T219];[.T272];[.T324];[.T376];[.T428])" office:value-type="float" office:value="684" calcext:value-type="float">
            <text:p>684</text:p>
          </table:table-cell>
          <table:table-cell table:style-name="ce4" table:formula="of:=AVERAGE([.U11];[.U63];[.U115];[.U167];[.U219];[.U272];[.U324];[.U376];[.U428])" office:value-type="float" office:value="683.666666666667" calcext:value-type="float">
            <text:p>684</text:p>
          </table:table-cell>
          <table:table-cell table:style-name="ce4" table:formula="of:=AVERAGE([.V11];[.V63];[.V115];[.V167];[.V219];[.V272];[.V324];[.V376];[.V428])" office:value-type="float" office:value="2316.66666666667" calcext:value-type="float">
            <text:p>2317</text:p>
          </table:table-cell>
        </table:table-row>
        <table:table-row table:style-name="ro1">
          <table:table-cell table:style-name="ce2" office:value-type="date" office:date-value="2020-03-15" calcext:value-type="date">
            <text:p>15.03.2020</text:p>
          </table:table-cell>
          <table:table-cell table:style-name="ce1" table:formula="of:=DAYS([.A12];[.$A$58])" office:value-type="float" office:value="75" calcext:value-type="float">
            <text:p>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2302" calcext:value-type="float">
            <text:p>230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283" calcext:value-type="float">
            <text:p>2283</text:p>
          </table:table-cell>
          <table:table-cell table:style-name="ce3" table:formula="of:=[.I12]-[.K12]" office:value-type="float" office:value="19" calcext:value-type="float">
            <text:p>19</text:p>
          </table:table-cell>
          <table:table-cell table:formula="of:=[.L12]-[.J12]"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20.03.20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2286" calcext:value-type="float">
            <text:p>2286</text:p>
          </table:table-cell>
          <table:table-cell table:number-columns-repeated="2"/>
          <table:table-cell table:style-name="ce4" table:formula="of:=AVERAGE([.P12];[.P64];[.P116];[.P168];[.P220];[.P273];[.P325];[.P377];[.P429])" office:value-type="float" office:value="8.33333333333333" calcext:value-type="float">
            <text:p>8</text:p>
          </table:table-cell>
          <table:table-cell table:style-name="ce4" table:formula="of:=AVERAGE([.Q12];[.Q64];[.Q116];[.Q168];[.Q220];[.Q273];[.Q325];[.Q377];[.Q429])" office:value-type="float" office:value="41.8888888888889" calcext:value-type="float">
            <text:p>42</text:p>
          </table:table-cell>
          <table:table-cell table:style-name="ce4" table:formula="of:=AVERAGE([.R12];[.R64];[.R116];[.R168];[.R220];[.R273];[.R325];[.R377];[.R429])" office:value-type="float" office:value="389.777777777778" calcext:value-type="float">
            <text:p>390</text:p>
          </table:table-cell>
          <table:table-cell table:style-name="ce4" table:formula="of:=AVERAGE([.S12];[.S64];[.S116];[.S168];[.S220];[.S273];[.S325];[.S377];[.S429])" office:value-type="float" office:value="503.222222222222" calcext:value-type="float">
            <text:p>503</text:p>
          </table:table-cell>
          <table:table-cell table:style-name="ce4" table:formula="of:=AVERAGE([.T12];[.T64];[.T116];[.T168];[.T220];[.T273];[.T325];[.T377];[.T429])" office:value-type="float" office:value="670.444444444444" calcext:value-type="float">
            <text:p>670</text:p>
          </table:table-cell>
          <table:table-cell table:style-name="ce4" table:formula="of:=AVERAGE([.U12];[.U64];[.U116];[.U168];[.U220];[.U273];[.U325];[.U377];[.U429])" office:value-type="float" office:value="669.333333333333" calcext:value-type="float">
            <text:p>669</text:p>
          </table:table-cell>
          <table:table-cell table:style-name="ce4" table:formula="of:=AVERAGE([.V12];[.V64];[.V116];[.V168];[.V220];[.V273];[.V325];[.V377];[.V429])" office:value-type="float" office:value="2283" calcext:value-type="float">
            <text:p>2283</text:p>
          </table:table-cell>
        </table:table-row>
        <table:table-row table:style-name="ro1">
          <table:table-cell table:style-name="ce2" office:value-type="date" office:date-value="2020-03-22" calcext:value-type="date">
            <text:p>22.03.2020</text:p>
          </table:table-cell>
          <table:table-cell table:style-name="ce1" table:formula="of:=DAYS([.A13];[.$A$58])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2324" calcext:value-type="float">
            <text:p>232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241.11111111111" calcext:value-type="float">
            <text:p>2241</text:p>
          </table:table-cell>
          <table:table-cell table:style-name="ce3" table:formula="of:=[.I13]-[.K13]" office:value-type="float" office:value="82.8888888888887" calcext:value-type="float">
            <text:p>83</text:p>
          </table:table-cell>
          <table:table-cell table:formula="of:=[.L13]-[.J13]" office:value-type="float" office:value="81.8888888888887" calcext:value-type="float">
            <text:p>82</text:p>
          </table:table-cell>
          <table:table-cell/>
          <table:table-cell table:style-name="ce1" office:value-type="string" calcext:value-type="string">
            <text:p>27.03.20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2080" calcext:value-type="float">
            <text:p>2080</text:p>
          </table:table-cell>
          <table:table-cell table:number-columns-repeated="2"/>
          <table:table-cell table:style-name="ce4" table:formula="of:=AVERAGE([.P13];[.P65];[.P117];[.P169];[.P221];[.P274];[.P326];[.P378];[.P430])" office:value-type="float" office:value="9.11111111111111" calcext:value-type="float">
            <text:p>9</text:p>
          </table:table-cell>
          <table:table-cell table:style-name="ce4" table:formula="of:=AVERAGE([.Q13];[.Q65];[.Q117];[.Q169];[.Q221];[.Q274];[.Q326];[.Q378];[.Q430])" office:value-type="float" office:value="41.3333333333333" calcext:value-type="float">
            <text:p>41</text:p>
          </table:table-cell>
          <table:table-cell table:style-name="ce4" table:formula="of:=AVERAGE([.R13];[.R65];[.R117];[.R169];[.R221];[.R274];[.R326];[.R378];[.R430])" office:value-type="float" office:value="388" calcext:value-type="float">
            <text:p>388</text:p>
          </table:table-cell>
          <table:table-cell table:style-name="ce4" table:formula="of:=AVERAGE([.S13];[.S65];[.S117];[.S169];[.S221];[.S274];[.S326];[.S378];[.S430])" office:value-type="float" office:value="503.555555555556" calcext:value-type="float">
            <text:p>504</text:p>
          </table:table-cell>
          <table:table-cell table:style-name="ce4" table:formula="of:=AVERAGE([.T13];[.T65];[.T117];[.T169];[.T221];[.T274];[.T326];[.T378];[.T430])" office:value-type="float" office:value="652.888888888889" calcext:value-type="float">
            <text:p>653</text:p>
          </table:table-cell>
          <table:table-cell table:style-name="ce4" table:formula="of:=AVERAGE([.U13];[.U65];[.U117];[.U169];[.U221];[.U274];[.U326];[.U378];[.U430])" office:value-type="float" office:value="646.222222222222" calcext:value-type="float">
            <text:p>646</text:p>
          </table:table-cell>
          <table:table-cell table:style-name="ce4" table:formula="of:=AVERAGE([.V13];[.V65];[.V117];[.V169];[.V221];[.V274];[.V326];[.V378];[.V430])" office:value-type="float" office:value="2241.11111111111" calcext:value-type="float">
            <text:p>2241</text:p>
          </table:table-cell>
        </table:table-row>
        <table:table-row table:style-name="ro1">
          <table:table-cell table:style-name="ce2" office:value-type="date" office:date-value="2020-03-29" calcext:value-type="date">
            <text:p>29.03.2020</text:p>
          </table:table-cell>
          <table:table-cell table:style-name="ce1" table:formula="of:=DAYS([.A14];[.$A$58])" office:value-type="float" office:value="89" calcext:value-type="float">
            <text:p>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2294" calcext:value-type="float">
            <text:p>2294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float" office:value="2202.55555555556" calcext:value-type="float">
            <text:p>2203</text:p>
          </table:table-cell>
          <table:table-cell table:style-name="ce3" table:formula="of:=[.I14]-[.K14]" office:value-type="float" office:value="91.4444444444444" calcext:value-type="float">
            <text:p>91</text:p>
          </table:table-cell>
          <table:table-cell table:formula="of:=[.L14]-[.J14]" office:value-type="float" office:value="69.4444444444443" calcext:value-type="float">
            <text:p>69</text:p>
          </table:table-cell>
          <table:table-cell/>
          <table:table-cell table:style-name="ce1" office:value-type="string" calcext:value-type="string">
            <text:p>03.04.20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2096" calcext:value-type="float">
            <text:p>2096</text:p>
          </table:table-cell>
          <table:table-cell table:number-columns-repeated="2"/>
          <table:table-cell table:style-name="ce4" table:formula="of:=AVERAGE([.P14];[.P66];[.P118];[.P170];[.P222];[.P275];[.P327];[.P379];[.P431])" office:value-type="float" office:value="8.11111111111111" calcext:value-type="float">
            <text:p>8</text:p>
          </table:table-cell>
          <table:table-cell table:style-name="ce4" table:formula="of:=AVERAGE([.Q14];[.Q66];[.Q118];[.Q170];[.Q222];[.Q275];[.Q327];[.Q379];[.Q431])" office:value-type="float" office:value="36.4444444444444" calcext:value-type="float">
            <text:p>36</text:p>
          </table:table-cell>
          <table:table-cell table:style-name="ce4" table:formula="of:=AVERAGE([.R14];[.R66];[.R118];[.R170];[.R222];[.R275];[.R327];[.R379];[.R431])" office:value-type="float" office:value="362.666666666667" calcext:value-type="float">
            <text:p>363</text:p>
          </table:table-cell>
          <table:table-cell table:style-name="ce4" table:formula="of:=AVERAGE([.S14];[.S66];[.S118];[.S170];[.S222];[.S275];[.S327];[.S379];[.S431])" office:value-type="float" office:value="504.888888888889" calcext:value-type="float">
            <text:p>505</text:p>
          </table:table-cell>
          <table:table-cell table:style-name="ce4" table:formula="of:=AVERAGE([.T14];[.T66];[.T118];[.T170];[.T222];[.T275];[.T327];[.T379];[.T431])" office:value-type="float" office:value="658.111111111111" calcext:value-type="float">
            <text:p>658</text:p>
          </table:table-cell>
          <table:table-cell table:style-name="ce4" table:formula="of:=AVERAGE([.U14];[.U66];[.U118];[.U170];[.U222];[.U275];[.U327];[.U379];[.U431])" office:value-type="float" office:value="632.333333333333" calcext:value-type="float">
            <text:p>632</text:p>
          </table:table-cell>
          <table:table-cell table:style-name="ce4" table:formula="of:=AVERAGE([.V14];[.V66];[.V118];[.V170];[.V222];[.V275];[.V327];[.V379];[.V431])" office:value-type="float" office:value="2202.55555555556" calcext:value-type="float">
            <text:p>2203</text:p>
          </table:table-cell>
        </table:table-row>
        <table:table-row table:style-name="ro1">
          <table:table-cell table:style-name="ce2" office:value-type="date" office:date-value="2020-04-05" calcext:value-type="date">
            <text:p>05.04.2020</text:p>
          </table:table-cell>
          <table:table-cell table:style-name="ce1" table:formula="of:=DAYS([.A15];[.$A$58])" office:value-type="float" office:value="96" calcext:value-type="float">
            <text:p>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2322" calcext:value-type="float">
            <text:p>2322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float" office:value="2158.77777777778" calcext:value-type="float">
            <text:p>2159</text:p>
          </table:table-cell>
          <table:table-cell table:style-name="ce3" table:formula="of:=[.I15]-[.K15]" office:value-type="float" office:value="163.222222222222" calcext:value-type="float">
            <text:p>163</text:p>
          </table:table-cell>
          <table:table-cell table:formula="of:=[.L15]-[.J15]" office:value-type="float" office:value="112.222222222222" calcext:value-type="float">
            <text:p>112</text:p>
          </table:table-cell>
          <table:table-cell/>
          <table:table-cell table:style-name="ce1" office:value-type="string" calcext:value-type="string">
            <text:p>10.04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2060" calcext:value-type="float">
            <text:p>2060</text:p>
          </table:table-cell>
          <table:table-cell table:number-columns-repeated="2"/>
          <table:table-cell table:style-name="ce4" table:formula="of:=AVERAGE([.P15];[.P67];[.P119];[.P171];[.P223];[.P276];[.P328];[.P380];[.P432])" office:value-type="float" office:value="8.66666666666667" calcext:value-type="float">
            <text:p>9</text:p>
          </table:table-cell>
          <table:table-cell table:style-name="ce4" table:formula="of:=AVERAGE([.Q15];[.Q67];[.Q119];[.Q171];[.Q223];[.Q276];[.Q328];[.Q380];[.Q432])" office:value-type="float" office:value="36.3333333333333" calcext:value-type="float">
            <text:p>36</text:p>
          </table:table-cell>
          <table:table-cell table:style-name="ce4" table:formula="of:=AVERAGE([.R15];[.R67];[.R119];[.R171];[.R223];[.R276];[.R328];[.R380];[.R432])" office:value-type="float" office:value="358.555555555556" calcext:value-type="float">
            <text:p>359</text:p>
          </table:table-cell>
          <table:table-cell table:style-name="ce4" table:formula="of:=AVERAGE([.S15];[.S67];[.S119];[.S171];[.S223];[.S276];[.S328];[.S380];[.S432])" office:value-type="float" office:value="487.111111111111" calcext:value-type="float">
            <text:p>487</text:p>
          </table:table-cell>
          <table:table-cell table:style-name="ce4" table:formula="of:=AVERAGE([.T15];[.T67];[.T119];[.T171];[.T223];[.T276];[.T328];[.T380];[.T432])" office:value-type="float" office:value="631.222222222222" calcext:value-type="float">
            <text:p>631</text:p>
          </table:table-cell>
          <table:table-cell table:style-name="ce4" table:formula="of:=AVERAGE([.U15];[.U67];[.U119];[.U171];[.U223];[.U276];[.U328];[.U380];[.U432])" office:value-type="float" office:value="636.888888888889" calcext:value-type="float">
            <text:p>637</text:p>
          </table:table-cell>
          <table:table-cell table:style-name="ce4" table:formula="of:=AVERAGE([.V15];[.V67];[.V119];[.V171];[.V223];[.V276];[.V328];[.V380];[.V432])" office:value-type="float" office:value="2158.77777777778" calcext:value-type="float">
            <text:p>2159</text:p>
          </table:table-cell>
        </table:table-row>
        <table:table-row table:style-name="ro1">
          <table:table-cell table:style-name="ce2" office:value-type="date" office:date-value="2020-04-12" calcext:value-type="date">
            <text:p>12.04.2020</text:p>
          </table:table-cell>
          <table:table-cell table:style-name="ce1" table:formula="of:=DAYS([.A16];[.$A$58])" office:value-type="float" office:value="103" calcext:value-type="float">
            <text:p>1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2239" calcext:value-type="float">
            <text:p>2239</text:p>
          </table:table-cell>
          <table:table-cell table:style-name="ce1" office:value-type="float" office:value="72" calcext:value-type="float">
            <text:p>72</text:p>
          </table:table-cell>
          <table:table-cell table:style-name="ce3" office:value-type="float" office:value="2124" calcext:value-type="float">
            <text:p>2124</text:p>
          </table:table-cell>
          <table:table-cell table:style-name="ce3" table:formula="of:=[.I16]-[.K16]" office:value-type="float" office:value="115" calcext:value-type="float">
            <text:p>115</text:p>
          </table:table-cell>
          <table:table-cell table:formula="of:=[.L16]-[.J16]"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17.04.20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2024" calcext:value-type="float">
            <text:p>2024</text:p>
          </table:table-cell>
          <table:table-cell table:number-columns-repeated="2"/>
          <table:table-cell table:style-name="ce4" table:formula="of:=AVERAGE([.P16];[.P68];[.P120];[.P172];[.P224];[.P277];[.P329];[.P381];[.P433])" office:value-type="float" office:value="6.88888888888889" calcext:value-type="float">
            <text:p>7</text:p>
          </table:table-cell>
          <table:table-cell table:style-name="ce4" table:formula="of:=AVERAGE([.Q16];[.Q68];[.Q120];[.Q172];[.Q224];[.Q277];[.Q329];[.Q381];[.Q433])" office:value-type="float" office:value="41" calcext:value-type="float">
            <text:p>41</text:p>
          </table:table-cell>
          <table:table-cell table:style-name="ce4" table:formula="of:=AVERAGE([.R16];[.R68];[.R120];[.R172];[.R224];[.R277];[.R329];[.R381];[.R433])" office:value-type="float" office:value="357.666666666667" calcext:value-type="float">
            <text:p>358</text:p>
          </table:table-cell>
          <table:table-cell table:style-name="ce4" table:formula="of:=AVERAGE([.S16];[.S68];[.S120];[.S172];[.S224];[.S277];[.S329];[.S381];[.S433])" office:value-type="float" office:value="474.666666666667" calcext:value-type="float">
            <text:p>475</text:p>
          </table:table-cell>
          <table:table-cell table:style-name="ce4" table:formula="of:=AVERAGE([.T16];[.T68];[.T120];[.T172];[.T224];[.T277];[.T329];[.T381];[.T433])" office:value-type="float" office:value="634.444444444445" calcext:value-type="float">
            <text:p>634</text:p>
          </table:table-cell>
          <table:table-cell table:style-name="ce4" table:formula="of:=AVERAGE([.U16];[.U68];[.U120];[.U172];[.U224];[.U277];[.U329];[.U381];[.U433])" office:value-type="float" office:value="609.333333333333" calcext:value-type="float">
            <text:p>609</text:p>
          </table:table-cell>
          <table:table-cell table:style-name="ce4" table:formula="of:=AVERAGE([.V16];[.V68];[.V120];[.V172];[.V224];[.V277];[.V329];[.V381];[.V433])" office:value-type="float" office:value="2124" calcext:value-type="float">
            <text:p>2124</text:p>
          </table:table-cell>
        </table:table-row>
        <table:table-row table:style-name="ro1">
          <table:table-cell table:style-name="ce2" office:value-type="date" office:date-value="2020-04-19" calcext:value-type="date">
            <text:p>19.04.2020</text:p>
          </table:table-cell>
          <table:table-cell table:style-name="ce1" table:formula="of:=DAYS([.A17];[.$A$58])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127" calcext:value-type="float">
            <text:p>2127</text:p>
          </table:table-cell>
          <table:table-cell table:style-name="ce1" office:value-type="float" office:value="43" calcext:value-type="float">
            <text:p>43</text:p>
          </table:table-cell>
          <table:table-cell table:style-name="ce3" office:value-type="float" office:value="2093.66666666667" calcext:value-type="float">
            <text:p>2094</text:p>
          </table:table-cell>
          <table:table-cell table:style-name="ce3" table:formula="of:=[.I17]-[.K17]" office:value-type="float" office:value="33.3333333333335" calcext:value-type="float">
            <text:p>33</text:p>
          </table:table-cell>
          <table:table-cell table:formula="of:=[.L17]-[.J17]" office:value-type="float" office:value="-9.66666666666652" calcext:value-type="float">
            <text:p>-10</text:p>
          </table:table-cell>
          <table:table-cell/>
          <table:table-cell table:style-name="ce1" office:value-type="string" calcext:value-type="string">
            <text:p>24.04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150" calcext:value-type="float">
            <text:p>2150</text:p>
          </table:table-cell>
          <table:table-cell table:number-columns-repeated="2"/>
          <table:table-cell table:style-name="ce4" table:formula="of:=AVERAGE([.P17];[.P69];[.P121];[.P173];[.P225];[.P278];[.P330];[.P382];[.P434])" office:value-type="float" office:value="8.88888888888889" calcext:value-type="float">
            <text:p>9</text:p>
          </table:table-cell>
          <table:table-cell table:style-name="ce4" table:formula="of:=AVERAGE([.Q17];[.Q69];[.Q121];[.Q173];[.Q225];[.Q278];[.Q330];[.Q382];[.Q434])" office:value-type="float" office:value="38.4444444444444" calcext:value-type="float">
            <text:p>38</text:p>
          </table:table-cell>
          <table:table-cell table:style-name="ce4" table:formula="of:=AVERAGE([.R17];[.R69];[.R121];[.R173];[.R225];[.R278];[.R330];[.R382];[.R434])" office:value-type="float" office:value="369.666666666667" calcext:value-type="float">
            <text:p>370</text:p>
          </table:table-cell>
          <table:table-cell table:style-name="ce4" table:formula="of:=AVERAGE([.S17];[.S69];[.S121];[.S173];[.S225];[.S278];[.S330];[.S382];[.S434])" office:value-type="float" office:value="470.888888888889" calcext:value-type="float">
            <text:p>471</text:p>
          </table:table-cell>
          <table:table-cell table:style-name="ce4" table:formula="of:=AVERAGE([.T17];[.T69];[.T121];[.T173];[.T225];[.T278];[.T330];[.T382];[.T434])" office:value-type="float" office:value="624.666666666667" calcext:value-type="float">
            <text:p>625</text:p>
          </table:table-cell>
          <table:table-cell table:style-name="ce4" table:formula="of:=AVERAGE([.U17];[.U69];[.U121];[.U173];[.U225];[.U278];[.U330];[.U382];[.U434])" office:value-type="float" office:value="581.111111111111" calcext:value-type="float">
            <text:p>581</text:p>
          </table:table-cell>
          <table:table-cell table:style-name="ce4" table:formula="of:=AVERAGE([.V17];[.V69];[.V121];[.V173];[.V225];[.V278];[.V330];[.V382];[.V434])" office:value-type="float" office:value="2093.66666666667" calcext:value-type="float">
            <text:p>2094</text:p>
          </table:table-cell>
        </table:table-row>
        <table:table-row table:style-name="ro1">
          <table:table-cell table:style-name="ce2" office:value-type="date" office:date-value="2020-04-26" calcext:value-type="date">
            <text:p>26.04.2020</text:p>
          </table:table-cell>
          <table:table-cell table:style-name="ce1" table:formula="of:=DAYS([.A18];[.$A$58])" office:value-type="float" office:value="117" calcext:value-type="float">
            <text:p>1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float" office:value="2098.66666666667" calcext:value-type="float">
            <text:p>2099</text:p>
          </table:table-cell>
          <table:table-cell table:style-name="ce3" table:formula="of:=[.I18]-[.K18]" office:value-type="float" office:value="-67.6666666666665" calcext:value-type="float">
            <text:p>-68</text:p>
          </table:table-cell>
          <table:table-cell table:formula="of:=[.L18]-[.J18]" office:value-type="float" office:value="-102.666666666667" calcext:value-type="float">
            <text:p>-103</text:p>
          </table:table-cell>
          <table:table-cell/>
          <table:table-cell table:style-name="ce1" office:value-type="string" calcext:value-type="string">
            <text:p>01.05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957" calcext:value-type="float">
            <text:p>1957</text:p>
          </table:table-cell>
          <table:table-cell table:number-columns-repeated="2"/>
          <table:table-cell table:style-name="ce4" table:formula="of:=AVERAGE([.P18];[.P70];[.P122];[.P174];[.P226];[.P279];[.P331];[.P383];[.P435])" office:value-type="float" office:value="7.44444444444444" calcext:value-type="float">
            <text:p>7</text:p>
          </table:table-cell>
          <table:table-cell table:style-name="ce4" table:formula="of:=AVERAGE([.Q18];[.Q70];[.Q122];[.Q174];[.Q226];[.Q279];[.Q331];[.Q383];[.Q435])" office:value-type="float" office:value="41.4444444444444" calcext:value-type="float">
            <text:p>41</text:p>
          </table:table-cell>
          <table:table-cell table:style-name="ce4" table:formula="of:=AVERAGE([.R18];[.R70];[.R122];[.R174];[.R226];[.R279];[.R331];[.R383];[.R435])" office:value-type="float" office:value="355.222222222222" calcext:value-type="float">
            <text:p>355</text:p>
          </table:table-cell>
          <table:table-cell table:style-name="ce4" table:formula="of:=AVERAGE([.S18];[.S70];[.S122];[.S174];[.S226];[.S279];[.S331];[.S383];[.S435])" office:value-type="float" office:value="478.333333333333" calcext:value-type="float">
            <text:p>478</text:p>
          </table:table-cell>
          <table:table-cell table:style-name="ce4" table:formula="of:=AVERAGE([.T18];[.T70];[.T122];[.T174];[.T226];[.T279];[.T331];[.T383];[.T435])" office:value-type="float" office:value="618.888888888889" calcext:value-type="float">
            <text:p>619</text:p>
          </table:table-cell>
          <table:table-cell table:style-name="ce4" table:formula="of:=AVERAGE([.U18];[.U70];[.U122];[.U174];[.U226];[.U279];[.U331];[.U383];[.U435])" office:value-type="float" office:value="597.333333333333" calcext:value-type="float">
            <text:p>597</text:p>
          </table:table-cell>
          <table:table-cell table:style-name="ce4" table:formula="of:=AVERAGE([.V18];[.V70];[.V122];[.V174];[.V226];[.V279];[.V331];[.V383];[.V435])" office:value-type="float" office:value="2098.66666666667" calcext:value-type="float">
            <text:p>2099</text:p>
          </table:table-cell>
        </table:table-row>
        <table:table-row table:style-name="ro1">
          <table:table-cell table:style-name="ce2" office:value-type="date" office:date-value="2020-05-03" calcext:value-type="date">
            <text:p>03.05.2020</text:p>
          </table:table-cell>
          <table:table-cell table:style-name="ce1" table:formula="of:=DAYS([.A19];[.$A$58])" office:value-type="float" office:value="124" calcext:value-type="float">
            <text:p>1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30" calcext:value-type="float">
            <text:p>30</text:p>
          </table:table-cell>
          <table:table-cell table:style-name="ce3" office:value-type="float" office:value="2015.44444444444" calcext:value-type="float">
            <text:p>2015</text:p>
          </table:table-cell>
          <table:table-cell table:style-name="ce3" table:formula="of:=[.I19]-[.K19]" office:value-type="float" office:value="96.5555555555557" calcext:value-type="float">
            <text:p>97</text:p>
          </table:table-cell>
          <table:table-cell table:formula="of:=[.L19]-[.J19]" office:value-type="float" office:value="66.5555555555557" calcext:value-type="float">
            <text:p>67</text:p>
          </table:table-cell>
          <table:table-cell/>
          <table:table-cell table:style-name="ce1" office:value-type="string" calcext:value-type="string">
            <text:p>08.05.20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947" calcext:value-type="float">
            <text:p>1947</text:p>
          </table:table-cell>
          <table:table-cell table:number-columns-repeated="2"/>
          <table:table-cell table:style-name="ce4" table:formula="of:=AVERAGE([.P19];[.P71];[.P123];[.P175];[.P227];[.P280];[.P332];[.P384];[.P436])" office:value-type="float" office:value="9.22222222222222" calcext:value-type="float">
            <text:p>9</text:p>
          </table:table-cell>
          <table:table-cell table:style-name="ce4" table:formula="of:=AVERAGE([.Q19];[.Q71];[.Q123];[.Q175];[.Q227];[.Q280];[.Q332];[.Q384];[.Q436])" office:value-type="float" office:value="39.6666666666667" calcext:value-type="float">
            <text:p>40</text:p>
          </table:table-cell>
          <table:table-cell table:style-name="ce4" table:formula="of:=AVERAGE([.R19];[.R71];[.R123];[.R175];[.R227];[.R280];[.R332];[.R384];[.R436])" office:value-type="float" office:value="353.777777777778" calcext:value-type="float">
            <text:p>354</text:p>
          </table:table-cell>
          <table:table-cell table:style-name="ce4" table:formula="of:=AVERAGE([.S19];[.S71];[.S123];[.S175];[.S227];[.S280];[.S332];[.S384];[.S436])" office:value-type="float" office:value="449.444444444444" calcext:value-type="float">
            <text:p>449</text:p>
          </table:table-cell>
          <table:table-cell table:style-name="ce4" table:formula="of:=AVERAGE([.T19];[.T71];[.T123];[.T175];[.T227];[.T280];[.T332];[.T384];[.T436])" office:value-type="float" office:value="589.555555555556" calcext:value-type="float">
            <text:p>590</text:p>
          </table:table-cell>
          <table:table-cell table:style-name="ce4" table:formula="of:=AVERAGE([.U19];[.U71];[.U123];[.U175];[.U227];[.U280];[.U332];[.U384];[.U436])" office:value-type="float" office:value="573.777777777778" calcext:value-type="float">
            <text:p>574</text:p>
          </table:table-cell>
          <table:table-cell table:style-name="ce4" table:formula="of:=AVERAGE([.V19];[.V71];[.V123];[.V175];[.V227];[.V280];[.V332];[.V384];[.V436])" office:value-type="float" office:value="2015.44444444444" calcext:value-type="float">
            <text:p>2015</text:p>
          </table:table-cell>
        </table:table-row>
        <table:table-row table:style-name="ro1">
          <table:table-cell table:style-name="ce2" office:value-type="date" office:date-value="2020-05-10" calcext:value-type="date">
            <text:p>10.05.2020</text:p>
          </table:table-cell>
          <table:table-cell table:style-name="ce1" table:formula="of:=DAYS([.A20];[.$A$58])" office:value-type="float" office:value="131" calcext:value-type="float">
            <text:p>1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float" office:value="1990.22222222222" calcext:value-type="float">
            <text:p>1990</text:p>
          </table:table-cell>
          <table:table-cell table:style-name="ce3" table:formula="of:=[.I20]-[.K20]" office:value-type="float" office:value="7.77777777777783" calcext:value-type="float">
            <text:p>8</text:p>
          </table:table-cell>
          <table:table-cell table:formula="of:=[.L20]-[.J20]" office:value-type="float" office:value="-18.2222222222222" calcext:value-type="float">
            <text:p>-18</text:p>
          </table:table-cell>
          <table:table-cell/>
          <table:table-cell table:style-name="ce1" office:value-type="string" calcext:value-type="string">
            <text:p>15.05.20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2009" calcext:value-type="float">
            <text:p>2009</text:p>
          </table:table-cell>
          <table:table-cell table:number-columns-repeated="2"/>
          <table:table-cell table:style-name="ce4" table:formula="of:=AVERAGE([.P20];[.P72];[.P124];[.P176];[.P228];[.P281];[.P333];[.P385];[.P437])" office:value-type="float" office:value="8.88888888888889" calcext:value-type="float">
            <text:p>9</text:p>
          </table:table-cell>
          <table:table-cell table:style-name="ce4" table:formula="of:=AVERAGE([.Q20];[.Q72];[.Q124];[.Q176];[.Q228];[.Q281];[.Q333];[.Q385];[.Q437])" office:value-type="float" office:value="38.3333333333333" calcext:value-type="float">
            <text:p>38</text:p>
          </table:table-cell>
          <table:table-cell table:style-name="ce4" table:formula="of:=AVERAGE([.R20];[.R72];[.R124];[.R176];[.R228];[.R281];[.R333];[.R385];[.R437])" office:value-type="float" office:value="341.555555555556" calcext:value-type="float">
            <text:p>342</text:p>
          </table:table-cell>
          <table:table-cell table:style-name="ce4" table:formula="of:=AVERAGE([.S20];[.S72];[.S124];[.S176];[.S228];[.S281];[.S333];[.S385];[.S437])" office:value-type="float" office:value="453.222222222222" calcext:value-type="float">
            <text:p>453</text:p>
          </table:table-cell>
          <table:table-cell table:style-name="ce4" table:formula="of:=AVERAGE([.T20];[.T72];[.T124];[.T176];[.T228];[.T281];[.T333];[.T385];[.T437])" office:value-type="float" office:value="583.888888888889" calcext:value-type="float">
            <text:p>584</text:p>
          </table:table-cell>
          <table:table-cell table:style-name="ce4" table:formula="of:=AVERAGE([.U20];[.U72];[.U124];[.U176];[.U228];[.U281];[.U333];[.U385];[.U437])" office:value-type="float" office:value="564.333333333333" calcext:value-type="float">
            <text:p>564</text:p>
          </table:table-cell>
          <table:table-cell table:style-name="ce4" table:formula="of:=AVERAGE([.V20];[.V72];[.V124];[.V176];[.V228];[.V281];[.V333];[.V385];[.V437])" office:value-type="float" office:value="1990.22222222222" calcext:value-type="float">
            <text:p>1990</text:p>
          </table:table-cell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 table:style-name="ce1" table:formula="of:=DAYS([.A21];[.$A$58])" office:value-type="float" office:value="138" calcext:value-type="float">
            <text:p>1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965.22222222222" calcext:value-type="float">
            <text:p>1965</text:p>
          </table:table-cell>
          <table:table-cell table:style-name="ce3" table:formula="of:=[.I21]-[.K21]" office:value-type="float" office:value="63.7777777777778" calcext:value-type="float">
            <text:p>64</text:p>
          </table:table-cell>
          <table:table-cell table:formula="of:=[.L21]-[.J21]" office:value-type="float" office:value="46.7777777777778" calcext:value-type="float">
            <text:p>47</text:p>
          </table:table-cell>
          <table:table-cell/>
          <table:table-cell table:style-name="ce1" office:value-type="string" calcext:value-type="string">
            <text:p>22.05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957" calcext:value-type="float">
            <text:p>1957</text:p>
          </table:table-cell>
          <table:table-cell table:number-columns-repeated="2"/>
          <table:table-cell table:style-name="ce4" table:formula="of:=AVERAGE([.P21];[.P73];[.P125];[.P177];[.P229];[.P282];[.P334];[.P386];[.P438])" office:value-type="float" office:value="10.7777777777778" calcext:value-type="float">
            <text:p>11</text:p>
          </table:table-cell>
          <table:table-cell table:style-name="ce4" table:formula="of:=AVERAGE([.Q21];[.Q73];[.Q125];[.Q177];[.Q229];[.Q282];[.Q334];[.Q386];[.Q438])" office:value-type="float" office:value="37.3333333333333" calcext:value-type="float">
            <text:p>37</text:p>
          </table:table-cell>
          <table:table-cell table:style-name="ce4" table:formula="of:=AVERAGE([.R21];[.R73];[.R125];[.R177];[.R229];[.R282];[.R334];[.R386];[.R438])" office:value-type="float" office:value="341.888888888889" calcext:value-type="float">
            <text:p>342</text:p>
          </table:table-cell>
          <table:table-cell table:style-name="ce4" table:formula="of:=AVERAGE([.S21];[.S73];[.S125];[.S177];[.S229];[.S282];[.S334];[.S386];[.S438])" office:value-type="float" office:value="451.888888888889" calcext:value-type="float">
            <text:p>452</text:p>
          </table:table-cell>
          <table:table-cell table:style-name="ce4" table:formula="of:=AVERAGE([.T21];[.T73];[.T125];[.T177];[.T229];[.T282];[.T334];[.T386];[.T438])" office:value-type="float" office:value="577.222222222222" calcext:value-type="float">
            <text:p>577</text:p>
          </table:table-cell>
          <table:table-cell table:style-name="ce4" table:formula="of:=AVERAGE([.U21];[.U73];[.U125];[.U177];[.U229];[.U282];[.U334];[.U386];[.U438])" office:value-type="float" office:value="546.111111111111" calcext:value-type="float">
            <text:p>546</text:p>
          </table:table-cell>
          <table:table-cell table:style-name="ce4" table:formula="of:=AVERAGE([.V21];[.V73];[.V125];[.V177];[.V229];[.V282];[.V334];[.V386];[.V438])" office:value-type="float" office:value="1965.22222222222" calcext:value-type="float">
            <text:p>1965</text:p>
          </table:table-cell>
        </table:table-row>
        <table:table-row table:style-name="ro1">
          <table:table-cell table:style-name="ce2" office:value-type="date" office:date-value="2020-05-24" calcext:value-type="date">
            <text:p>24.05.2020</text:p>
          </table:table-cell>
          <table:table-cell table:style-name="ce1" table:formula="of:=DAYS([.A22];[.$A$58])" office:value-type="float" office:value="145" calcext:value-type="float">
            <text:p>14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919" calcext:value-type="float">
            <text:p>1919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989.33333333333" calcext:value-type="float">
            <text:p>1989</text:p>
          </table:table-cell>
          <table:table-cell table:style-name="ce3" table:formula="of:=[.I22]-[.K22]" office:value-type="float" office:value="-70.3333333333333" calcext:value-type="float">
            <text:p>-70</text:p>
          </table:table-cell>
          <table:table-cell table:formula="of:=[.L22]-[.J22]" office:value-type="float" office:value="-87.3333333333333" calcext:value-type="float">
            <text:p>-87</text:p>
          </table:table-cell>
          <table:table-cell/>
          <table:table-cell table:style-name="ce1" office:value-type="string" calcext:value-type="string">
            <text:p>29.05.20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1892" calcext:value-type="float">
            <text:p>1892</text:p>
          </table:table-cell>
          <table:table-cell table:number-columns-repeated="2"/>
          <table:table-cell table:style-name="ce4" table:formula="of:=AVERAGE([.P22];[.P74];[.P126];[.P178];[.P230];[.P283];[.P335];[.P387];[.P439])" office:value-type="float" office:value="8.44444444444444" calcext:value-type="float">
            <text:p>8</text:p>
          </table:table-cell>
          <table:table-cell table:style-name="ce4" table:formula="of:=AVERAGE([.Q22];[.Q74];[.Q126];[.Q178];[.Q230];[.Q283];[.Q335];[.Q387];[.Q439])" office:value-type="float" office:value="40.2222222222222" calcext:value-type="float">
            <text:p>40</text:p>
          </table:table-cell>
          <table:table-cell table:style-name="ce4" table:formula="of:=AVERAGE([.R22];[.R74];[.R126];[.R178];[.R230];[.R283];[.R335];[.R387];[.R439])" office:value-type="float" office:value="337.222222222222" calcext:value-type="float">
            <text:p>337</text:p>
          </table:table-cell>
          <table:table-cell table:style-name="ce4" table:formula="of:=AVERAGE([.S22];[.S74];[.S126];[.S178];[.S230];[.S283];[.S335];[.S387];[.S439])" office:value-type="float" office:value="455.333333333333" calcext:value-type="float">
            <text:p>455</text:p>
          </table:table-cell>
          <table:table-cell table:style-name="ce4" table:formula="of:=AVERAGE([.T22];[.T74];[.T126];[.T178];[.T230];[.T283];[.T335];[.T387];[.T439])" office:value-type="float" office:value="581.555555555556" calcext:value-type="float">
            <text:p>582</text:p>
          </table:table-cell>
          <table:table-cell table:style-name="ce4" table:formula="of:=AVERAGE([.U22];[.U74];[.U126];[.U178];[.U230];[.U283];[.U335];[.U387];[.U439])" office:value-type="float" office:value="566.555555555556" calcext:value-type="float">
            <text:p>567</text:p>
          </table:table-cell>
          <table:table-cell table:style-name="ce4" table:formula="of:=AVERAGE([.V22];[.V74];[.V126];[.V178];[.V230];[.V283];[.V335];[.V387];[.V439])" office:value-type="float" office:value="1989.33333333333" calcext:value-type="float">
            <text:p>1989</text:p>
          </table:table-cell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 table:style-name="ce1" table:formula="of:=DAYS([.A23];[.$A$58])" office:value-type="float" office:value="152" calcext:value-type="float">
            <text:p>15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2" table:style-name="ce1" office:value-type="float" office:value="514" calcext:value-type="float">
            <text:p>514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1936" calcext:value-type="float">
            <text:p>193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000.77777777778" calcext:value-type="float">
            <text:p>2001</text:p>
          </table:table-cell>
          <table:table-cell table:style-name="ce3" table:formula="of:=[.I23]-[.K23]" office:value-type="float" office:value="-64.7777777777778" calcext:value-type="float">
            <text:p>-65</text:p>
          </table:table-cell>
          <table:table-cell table:formula="of:=[.L23]-[.J23]" office:value-type="float" office:value="-68.7777777777778" calcext:value-type="float">
            <text:p>-69</text:p>
          </table:table-cell>
          <table:table-cell/>
          <table:table-cell table:style-name="ce1" office:value-type="string" calcext:value-type="string">
            <text:p>05.06.20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1920" calcext:value-type="float">
            <text:p>1920</text:p>
          </table:table-cell>
          <table:table-cell table:number-columns-repeated="2"/>
          <table:table-cell table:style-name="ce4" table:formula="of:=AVERAGE([.P23];[.P75];[.P127];[.P179];[.P231];[.P284];[.P336];[.P388];[.P440])" office:value-type="float" office:value="7.66666666666667" calcext:value-type="float">
            <text:p>8</text:p>
          </table:table-cell>
          <table:table-cell table:style-name="ce4" table:formula="of:=AVERAGE([.Q23];[.Q75];[.Q127];[.Q179];[.Q231];[.Q284];[.Q336];[.Q388];[.Q440])" office:value-type="float" office:value="40.1111111111111" calcext:value-type="float">
            <text:p>40</text:p>
          </table:table-cell>
          <table:table-cell table:style-name="ce4" table:formula="of:=AVERAGE([.R23];[.R75];[.R127];[.R179];[.R231];[.R284];[.R336];[.R388];[.R440])" office:value-type="float" office:value="349" calcext:value-type="float">
            <text:p>349</text:p>
          </table:table-cell>
          <table:table-cell table:style-name="ce4" table:formula="of:=AVERAGE([.S23];[.S75];[.S127];[.S179];[.S231];[.S284];[.S336];[.S388];[.S440])" office:value-type="float" office:value="462.666666666667" calcext:value-type="float">
            <text:p>463</text:p>
          </table:table-cell>
          <table:table-cell table:style-name="ce4" table:formula="of:=AVERAGE([.T23];[.T75];[.T127];[.T179];[.T231];[.T284];[.T336];[.T388];[.T440])" office:value-type="float" office:value="588" calcext:value-type="float">
            <text:p>588</text:p>
          </table:table-cell>
          <table:table-cell table:style-name="ce4" table:formula="of:=AVERAGE([.U23];[.U75];[.U127];[.U179];[.U231];[.U284];[.U336];[.U388];[.U440])" office:value-type="float" office:value="553.333333333333" calcext:value-type="float">
            <text:p>553</text:p>
          </table:table-cell>
          <table:table-cell table:style-name="ce4" table:formula="of:=AVERAGE([.V23];[.V75];[.V127];[.V179];[.V231];[.V284];[.V336];[.V388];[.V440])" office:value-type="float" office:value="2000.77777777778" calcext:value-type="float">
            <text:p>2001</text:p>
          </table:table-cell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 table:style-name="ce1" table:formula="of:=DAYS([.A24];[.$A$58])" office:value-type="float" office:value="159" calcext:value-type="float">
            <text:p>1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2135" calcext:value-type="float">
            <text:p>213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945.11111111111" calcext:value-type="float">
            <text:p>1945</text:p>
          </table:table-cell>
          <table:table-cell table:style-name="ce3" table:formula="of:=[.I24]-[.K24]" office:value-type="float" office:value="189.888888888889" calcext:value-type="float">
            <text:p>190</text:p>
          </table:table-cell>
          <table:table-cell table:formula="of:=[.L24]-[.J24]" office:value-type="float" office:value="181.888888888889" calcext:value-type="float">
            <text:p>182</text:p>
          </table:table-cell>
          <table:table-cell/>
          <table:table-cell table:style-name="ce1" office:value-type="string" calcext:value-type="string">
            <text:p>12.06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931" calcext:value-type="float">
            <text:p>1931</text:p>
          </table:table-cell>
          <table:table-cell table:number-columns-repeated="2"/>
          <table:table-cell table:style-name="ce4" table:formula="of:=AVERAGE([.P24];[.P76];[.P128];[.P180];[.P232];[.P285];[.P337];[.P389];[.P441])" office:value-type="float" office:value="8.33333333333333" calcext:value-type="float">
            <text:p>8</text:p>
          </table:table-cell>
          <table:table-cell table:style-name="ce4" table:formula="of:=AVERAGE([.Q24];[.Q76];[.Q128];[.Q180];[.Q232];[.Q285];[.Q337];[.Q389];[.Q441])" office:value-type="float" office:value="39.5555555555556" calcext:value-type="float">
            <text:p>40</text:p>
          </table:table-cell>
          <table:table-cell table:style-name="ce4" table:formula="of:=AVERAGE([.R24];[.R76];[.R128];[.R180];[.R232];[.R285];[.R337];[.R389];[.R441])" office:value-type="float" office:value="345.888888888889" calcext:value-type="float">
            <text:p>346</text:p>
          </table:table-cell>
          <table:table-cell table:style-name="ce4" table:formula="of:=AVERAGE([.S24];[.S76];[.S128];[.S180];[.S232];[.S285];[.S337];[.S389];[.S441])" office:value-type="float" office:value="447.777777777778" calcext:value-type="float">
            <text:p>448</text:p>
          </table:table-cell>
          <table:table-cell table:style-name="ce4" table:formula="of:=AVERAGE([.T24];[.T76];[.T128];[.T180];[.T232];[.T285];[.T337];[.T389];[.T441])" office:value-type="float" office:value="554.777777777778" calcext:value-type="float">
            <text:p>555</text:p>
          </table:table-cell>
          <table:table-cell table:style-name="ce4" table:formula="of:=AVERAGE([.U24];[.U76];[.U128];[.U180];[.U232];[.U285];[.U337];[.U389];[.U441])" office:value-type="float" office:value="548.777777777778" calcext:value-type="float">
            <text:p>549</text:p>
          </table:table-cell>
          <table:table-cell table:style-name="ce4" table:formula="of:=AVERAGE([.V24];[.V76];[.V128];[.V180];[.V232];[.V285];[.V337];[.V389];[.V441])" office:value-type="float" office:value="1945.11111111111" calcext:value-type="float">
            <text:p>1945</text:p>
          </table:table-cell>
        </table:table-row>
        <table:table-row table:style-name="ro1">
          <table:table-cell table:style-name="ce2" office:value-type="date" office:date-value="2020-06-14" calcext:value-type="date">
            <text:p>14.06.2020</text:p>
          </table:table-cell>
          <table:table-cell table:style-name="ce1" table:formula="of:=DAYS([.A25];[.$A$58])" office:value-type="float" office:value="166" calcext:value-type="float">
            <text:p>16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1959.22222222222" calcext:value-type="float">
            <text:p>1959</text:p>
          </table:table-cell>
          <table:table-cell table:style-name="ce3" table:formula="of:=[.I25]-[.K25]" office:value-type="float" office:value="24.7777777777778" calcext:value-type="float">
            <text:p>25</text:p>
          </table:table-cell>
          <table:table-cell table:formula="of:=[.L25]-[.J25]" office:value-type="float" office:value="19.7777777777778" calcext:value-type="float">
            <text:p>20</text:p>
          </table:table-cell>
          <table:table-cell/>
          <table:table-cell table:style-name="ce1" office:value-type="string" calcext:value-type="string">
            <text:p>19.06.20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878" calcext:value-type="float">
            <text:p>1878</text:p>
          </table:table-cell>
          <table:table-cell table:number-columns-repeated="2"/>
          <table:table-cell table:style-name="ce4" table:formula="of:=AVERAGE([.P25];[.P77];[.P129];[.P181];[.P233];[.P286];[.P338];[.P390];[.P442])" office:value-type="float" office:value="8" calcext:value-type="float">
            <text:p>8</text:p>
          </table:table-cell>
          <table:table-cell table:style-name="ce4" table:formula="of:=AVERAGE([.Q25];[.Q77];[.Q129];[.Q181];[.Q233];[.Q286];[.Q338];[.Q390];[.Q442])" office:value-type="float" office:value="41.4444444444444" calcext:value-type="float">
            <text:p>41</text:p>
          </table:table-cell>
          <table:table-cell table:style-name="ce4" table:formula="of:=AVERAGE([.R25];[.R77];[.R129];[.R181];[.R233];[.R286];[.R338];[.R390];[.R442])" office:value-type="float" office:value="354.777777777778" calcext:value-type="float">
            <text:p>355</text:p>
          </table:table-cell>
          <table:table-cell table:style-name="ce4" table:formula="of:=AVERAGE([.S25];[.S77];[.S129];[.S181];[.S233];[.S286];[.S338];[.S390];[.S442])" office:value-type="float" office:value="451.555555555556" calcext:value-type="float">
            <text:p>452</text:p>
          </table:table-cell>
          <table:table-cell table:style-name="ce4" table:formula="of:=AVERAGE([.T25];[.T77];[.T129];[.T181];[.T233];[.T286];[.T338];[.T390];[.T442])" office:value-type="float" office:value="551.111111111111" calcext:value-type="float">
            <text:p>551</text:p>
          </table:table-cell>
          <table:table-cell table:style-name="ce4" table:formula="of:=AVERAGE([.U25];[.U77];[.U129];[.U181];[.U233];[.U286];[.U338];[.U390];[.U442])" office:value-type="float" office:value="552.333333333333" calcext:value-type="float">
            <text:p>552</text:p>
          </table:table-cell>
          <table:table-cell table:style-name="ce4" table:formula="of:=AVERAGE([.V25];[.V77];[.V129];[.V181];[.V233];[.V286];[.V338];[.V390];[.V442])" office:value-type="float" office:value="1959.22222222222" calcext:value-type="float">
            <text:p>1959</text:p>
          </table:table-cell>
        </table:table-row>
        <table:table-row table:style-name="ro1">
          <table:table-cell table:style-name="ce2" office:value-type="date" office:date-value="2020-06-21" calcext:value-type="date">
            <text:p>21.06.2020</text:p>
          </table:table-cell>
          <table:table-cell table:style-name="ce1" table:formula="of:=DAYS([.A26];[.$A$58])" office:value-type="float" office:value="173" calcext:value-type="float">
            <text:p>17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973.88888888889" calcext:value-type="float">
            <text:p>1974</text:p>
          </table:table-cell>
          <table:table-cell table:style-name="ce3" table:formula="of:=[.I26]-[.K26]" office:value-type="float" office:value="51.1111111111111" calcext:value-type="float">
            <text:p>51</text:p>
          </table:table-cell>
          <table:table-cell table:formula="of:=[.L26]-[.J26]" office:value-type="float" office:value="43.1111111111111" calcext:value-type="float">
            <text:p>43</text:p>
          </table:table-cell>
          <table:table-cell/>
          <table:table-cell table:style-name="ce1" office:value-type="string" calcext:value-type="string">
            <text:p>26.06.20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868" calcext:value-type="float">
            <text:p>1868</text:p>
          </table:table-cell>
          <table:table-cell table:number-columns-repeated="2"/>
          <table:table-cell table:style-name="ce4" table:formula="of:=AVERAGE([.P26];[.P78];[.P130];[.P182];[.P234];[.P287];[.P339];[.P391];[.P443])" office:value-type="float" office:value="8.44444444444444" calcext:value-type="float">
            <text:p>8</text:p>
          </table:table-cell>
          <table:table-cell table:style-name="ce4" table:formula="of:=AVERAGE([.Q26];[.Q78];[.Q130];[.Q182];[.Q234];[.Q287];[.Q339];[.Q391];[.Q443])" office:value-type="float" office:value="42.3333333333333" calcext:value-type="float">
            <text:p>42</text:p>
          </table:table-cell>
          <table:table-cell table:style-name="ce4" table:formula="of:=AVERAGE([.R26];[.R78];[.R130];[.R182];[.R234];[.R287];[.R339];[.R391];[.R443])" office:value-type="float" office:value="352.555555555556" calcext:value-type="float">
            <text:p>353</text:p>
          </table:table-cell>
          <table:table-cell table:style-name="ce4" table:formula="of:=AVERAGE([.S26];[.S78];[.S130];[.S182];[.S234];[.S287];[.S339];[.S391];[.S443])" office:value-type="float" office:value="445.444444444444" calcext:value-type="float">
            <text:p>445</text:p>
          </table:table-cell>
          <table:table-cell table:style-name="ce4" table:formula="of:=AVERAGE([.T26];[.T78];[.T130];[.T182];[.T234];[.T287];[.T339];[.T391];[.T443])" office:value-type="float" office:value="573" calcext:value-type="float">
            <text:p>573</text:p>
          </table:table-cell>
          <table:table-cell table:style-name="ce4" table:formula="of:=AVERAGE([.U26];[.U78];[.U130];[.U182];[.U234];[.U287];[.U339];[.U391];[.U443])" office:value-type="float" office:value="552.111111111111" calcext:value-type="float">
            <text:p>552</text:p>
          </table:table-cell>
          <table:table-cell table:style-name="ce4" table:formula="of:=AVERAGE([.V26];[.V78];[.V130];[.V182];[.V234];[.V287];[.V339];[.V391];[.V443])" office:value-type="float" office:value="1973.88888888889" calcext:value-type="float">
            <text:p>1974</text:p>
          </table:table-cell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 table:style-name="ce1" table:formula="of:=DAYS([.A27];[.$A$58])" office:value-type="float" office:value="180" calcext:value-type="float">
            <text:p>1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1946.77777777778" calcext:value-type="float">
            <text:p>1947</text:p>
          </table:table-cell>
          <table:table-cell table:style-name="ce3" table:formula="of:=[.I27]-[.K27]" office:value-type="float" office:value="133.222222222222" calcext:value-type="float">
            <text:p>133</text:p>
          </table:table-cell>
          <table:table-cell table:formula="of:=[.L27]-[.J27]" office:value-type="float" office:value="126.222222222222" calcext:value-type="float">
            <text:p>126</text:p>
          </table:table-cell>
          <table:table-cell/>
          <table:table-cell table:style-name="ce1" office:value-type="string" calcext:value-type="string">
            <text:p>03.07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936" calcext:value-type="float">
            <text:p>1936</text:p>
          </table:table-cell>
          <table:table-cell table:number-columns-repeated="2"/>
          <table:table-cell table:style-name="ce4" table:formula="of:=AVERAGE([.P27];[.P79];[.P131];[.P183];[.P235];[.P288];[.P340];[.P392];[.P444])" office:value-type="float" office:value="8.44444444444444" calcext:value-type="float">
            <text:p>8</text:p>
          </table:table-cell>
          <table:table-cell table:style-name="ce4" table:formula="of:=AVERAGE([.Q27];[.Q79];[.Q131];[.Q183];[.Q235];[.Q288];[.Q340];[.Q392];[.Q444])" office:value-type="float" office:value="48.3333333333333" calcext:value-type="float">
            <text:p>48</text:p>
          </table:table-cell>
          <table:table-cell table:style-name="ce4" table:formula="of:=AVERAGE([.R27];[.R79];[.R131];[.R183];[.R235];[.R288];[.R340];[.R392];[.R444])" office:value-type="float" office:value="347.333333333333" calcext:value-type="float">
            <text:p>347</text:p>
          </table:table-cell>
          <table:table-cell table:style-name="ce4" table:formula="of:=AVERAGE([.S27];[.S79];[.S131];[.S183];[.S235];[.S288];[.S340];[.S392];[.S444])" office:value-type="float" office:value="447" calcext:value-type="float">
            <text:p>447</text:p>
          </table:table-cell>
          <table:table-cell table:style-name="ce4" table:formula="of:=AVERAGE([.T27];[.T79];[.T131];[.T183];[.T235];[.T288];[.T340];[.T392];[.T444])" office:value-type="float" office:value="567" calcext:value-type="float">
            <text:p>567</text:p>
          </table:table-cell>
          <table:table-cell table:style-name="ce4" table:formula="of:=AVERAGE([.U27];[.U79];[.U131];[.U183];[.U235];[.U288];[.U340];[.U392];[.U444])" office:value-type="float" office:value="528.666666666667" calcext:value-type="float">
            <text:p>529</text:p>
          </table:table-cell>
          <table:table-cell table:style-name="ce4" table:formula="of:=AVERAGE([.V27];[.V79];[.V131];[.V183];[.V235];[.V288];[.V340];[.V392];[.V444])" office:value-type="float" office:value="1946.77777777778" calcext:value-type="float">
            <text:p>1947</text:p>
          </table:table-cell>
        </table:table-row>
        <table:table-row table:style-name="ro1">
          <table:table-cell table:style-name="ce2" office:value-type="date" office:date-value="2020-07-05" calcext:value-type="date">
            <text:p>05.07.2020</text:p>
          </table:table-cell>
          <table:table-cell table:style-name="ce1" table:formula="of:=DAYS([.A28];[.$A$58])" office:value-type="float" office:value="187" calcext:value-type="float">
            <text:p>18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table:formula="of:=[.I28]-[.K28]" office:value-type="float" office:value="123" calcext:value-type="float">
            <text:p>123</text:p>
          </table:table-cell>
          <table:table-cell table:formula="of:=[.L28]-[.J28]" office:value-type="float" office:value="117" calcext:value-type="float">
            <text:p>117</text:p>
          </table:table-cell>
          <table:table-cell/>
          <table:table-cell table:style-name="ce1" office:value-type="string" calcext:value-type="string">
            <text:p>10.07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948" calcext:value-type="float">
            <text:p>1948</text:p>
          </table:table-cell>
          <table:table-cell table:number-columns-repeated="2"/>
          <table:table-cell table:style-name="ce4" table:formula="of:=AVERAGE([.P28];[.P80];[.P132];[.P184];[.P236];[.P289];[.P341];[.P393];[.P445])" office:value-type="float" office:value="8.11111111111111" calcext:value-type="float">
            <text:p>8</text:p>
          </table:table-cell>
          <table:table-cell table:style-name="ce4" table:formula="of:=AVERAGE([.Q28];[.Q80];[.Q132];[.Q184];[.Q236];[.Q289];[.Q341];[.Q393];[.Q445])" office:value-type="float" office:value="41" calcext:value-type="float">
            <text:p>41</text:p>
          </table:table-cell>
          <table:table-cell table:style-name="ce4" table:formula="of:=AVERAGE([.R28];[.R80];[.R132];[.R184];[.R236];[.R289];[.R341];[.R393];[.R445])" office:value-type="float" office:value="354.555555555556" calcext:value-type="float">
            <text:p>355</text:p>
          </table:table-cell>
          <table:table-cell table:style-name="ce4" table:formula="of:=AVERAGE([.S28];[.S80];[.S132];[.S184];[.S236];[.S289];[.S341];[.S393];[.S445])" office:value-type="float" office:value="457.555555555556" calcext:value-type="float">
            <text:p>458</text:p>
          </table:table-cell>
          <table:table-cell table:style-name="ce4" table:formula="of:=AVERAGE([.T28];[.T80];[.T132];[.T184];[.T236];[.T289];[.T341];[.T393];[.T445])" office:value-type="float" office:value="583.777777777778" calcext:value-type="float">
            <text:p>584</text:p>
          </table:table-cell>
          <table:table-cell table:style-name="ce4" table:formula="of:=AVERAGE([.U28];[.U80];[.U132];[.U184];[.U236];[.U289];[.U341];[.U393];[.U445])" office:value-type="float" office:value="544" calcext:value-type="float">
            <text:p>544</text:p>
          </table:table-cell>
          <table:table-cell table:style-name="ce4" table:formula="of:=AVERAGE([.V28];[.V80];[.V132];[.V184];[.V236];[.V289];[.V341];[.V393];[.V445])" office:value-type="float" office:value="1989" calcext:value-type="float">
            <text:p>1989</text:p>
          </table:table-cell>
        </table:table-row>
        <table:table-row table:style-name="ro1">
          <table:table-cell table:style-name="ce2" office:value-type="date" office:date-value="2020-07-12" calcext:value-type="date">
            <text:p>12.07.2020</text:p>
          </table:table-cell>
          <table:table-cell table:style-name="ce1" table:formula="of:=DAYS([.A29];[.$A$58])" office:value-type="float" office:value="194" calcext:value-type="float">
            <text:p>1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1970.11111111111" calcext:value-type="float">
            <text:p>1970</text:p>
          </table:table-cell>
          <table:table-cell table:style-name="ce3" table:formula="of:=[.I29]-[.K29]" office:value-type="float" office:value="25.8888888888889" calcext:value-type="float">
            <text:p>26</text:p>
          </table:table-cell>
          <table:table-cell table:formula="of:=[.L29]-[.J29]" office:value-type="float" office:value="22.8888888888889" calcext:value-type="float">
            <text:p>23</text:p>
          </table:table-cell>
          <table:table-cell/>
          <table:table-cell table:style-name="ce1" office:value-type="string" calcext:value-type="string">
            <text:p>17.07.20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2033" calcext:value-type="float">
            <text:p>2033</text:p>
          </table:table-cell>
          <table:table-cell table:number-columns-repeated="2"/>
          <table:table-cell table:style-name="ce4" table:formula="of:=AVERAGE([.P29];[.P81];[.P133];[.P185];[.P237];[.P290];[.P342];[.P394];[.P446])" office:value-type="float" office:value="9.66666666666667" calcext:value-type="float">
            <text:p>10</text:p>
          </table:table-cell>
          <table:table-cell table:style-name="ce4" table:formula="of:=AVERAGE([.Q29];[.Q81];[.Q133];[.Q185];[.Q237];[.Q290];[.Q342];[.Q394];[.Q446])" office:value-type="float" office:value="45.3333333333333" calcext:value-type="float">
            <text:p>45</text:p>
          </table:table-cell>
          <table:table-cell table:style-name="ce4" table:formula="of:=AVERAGE([.R29];[.R81];[.R133];[.R185];[.R237];[.R290];[.R342];[.R394];[.R446])" office:value-type="float" office:value="337.777777777778" calcext:value-type="float">
            <text:p>338</text:p>
          </table:table-cell>
          <table:table-cell table:style-name="ce4" table:formula="of:=AVERAGE([.S29];[.S81];[.S133];[.S185];[.S237];[.S290];[.S342];[.S394];[.S446])" office:value-type="float" office:value="453.888888888889" calcext:value-type="float">
            <text:p>454</text:p>
          </table:table-cell>
          <table:table-cell table:style-name="ce4" table:formula="of:=AVERAGE([.T29];[.T81];[.T133];[.T185];[.T237];[.T290];[.T342];[.T394];[.T446])" office:value-type="float" office:value="574.111111111111" calcext:value-type="float">
            <text:p>574</text:p>
          </table:table-cell>
          <table:table-cell table:style-name="ce4" table:formula="of:=AVERAGE([.U29];[.U81];[.U133];[.U185];[.U237];[.U290];[.U342];[.U394];[.U446])" office:value-type="float" office:value="549.333333333333" calcext:value-type="float">
            <text:p>549</text:p>
          </table:table-cell>
          <table:table-cell table:style-name="ce4" table:formula="of:=AVERAGE([.V29];[.V81];[.V133];[.V185];[.V237];[.V290];[.V342];[.V394];[.V446])" office:value-type="float" office:value="1970.11111111111" calcext:value-type="float">
            <text:p>1970</text:p>
          </table:table-cell>
        </table:table-row>
        <table:table-row table:style-name="ro1">
          <table:table-cell table:style-name="ce2" office:value-type="date" office:date-value="2020-07-19" calcext:value-type="date">
            <text:p>19.07.2020</text:p>
          </table:table-cell>
          <table:table-cell table:style-name="ce1" table:formula="of:=DAYS([.A30];[.$A$58])" office:value-type="float" office:value="201" calcext:value-type="float">
            <text:p>2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1962.22222222222" calcext:value-type="float">
            <text:p>1962</text:p>
          </table:table-cell>
          <table:table-cell table:style-name="ce3" table:formula="of:=[.I30]-[.K30]" office:value-type="float" office:value="28.7777777777778" calcext:value-type="float">
            <text:p>29</text:p>
          </table:table-cell>
          <table:table-cell table:formula="of:=[.L30]-[.J30]" office:value-type="float" office:value="22.7777777777778" calcext:value-type="float">
            <text:p>23</text:p>
          </table:table-cell>
          <table:table-cell/>
          <table:table-cell table:style-name="ce1" office:value-type="string" calcext:value-type="string">
            <text:p>24.07.20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1859" calcext:value-type="float">
            <text:p>1859</text:p>
          </table:table-cell>
          <table:table-cell table:number-columns-repeated="2"/>
          <table:table-cell table:style-name="ce4" table:formula="of:=AVERAGE([.P30];[.P82];[.P134];[.P186];[.P238];[.P291];[.P343];[.P395];[.P447])" office:value-type="float" office:value="9.66666666666667" calcext:value-type="float">
            <text:p>10</text:p>
          </table:table-cell>
          <table:table-cell table:style-name="ce4" table:formula="of:=AVERAGE([.Q30];[.Q82];[.Q134];[.Q186];[.Q238];[.Q291];[.Q343];[.Q395];[.Q447])" office:value-type="float" office:value="45.7777777777778" calcext:value-type="float">
            <text:p>46</text:p>
          </table:table-cell>
          <table:table-cell table:style-name="ce4" table:formula="of:=AVERAGE([.R30];[.R82];[.R134];[.R186];[.R238];[.R291];[.R343];[.R395];[.R447])" office:value-type="float" office:value="341.666666666667" calcext:value-type="float">
            <text:p>342</text:p>
          </table:table-cell>
          <table:table-cell table:style-name="ce4" table:formula="of:=AVERAGE([.S30];[.S82];[.S134];[.S186];[.S238];[.S291];[.S343];[.S395];[.S447])" office:value-type="float" office:value="452.777777777778" calcext:value-type="float">
            <text:p>453</text:p>
          </table:table-cell>
          <table:table-cell table:style-name="ce4" table:formula="of:=AVERAGE([.T30];[.T82];[.T134];[.T186];[.T238];[.T291];[.T343];[.T395];[.T447])" office:value-type="float" office:value="566.555555555556" calcext:value-type="float">
            <text:p>567</text:p>
          </table:table-cell>
          <table:table-cell table:style-name="ce4" table:formula="of:=AVERAGE([.U30];[.U82];[.U134];[.U186];[.U238];[.U291];[.U343];[.U395];[.U447])" office:value-type="float" office:value="545.777777777778" calcext:value-type="float">
            <text:p>546</text:p>
          </table:table-cell>
          <table:table-cell table:style-name="ce4" table:formula="of:=AVERAGE([.V30];[.V82];[.V134];[.V186];[.V238];[.V291];[.V343];[.V395];[.V447])" office:value-type="float" office:value="1962.22222222222" calcext:value-type="float">
            <text:p>1962</text:p>
          </table:table-cell>
        </table:table-row>
        <table:table-row table:style-name="ro1">
          <table:table-cell table:style-name="ce2" office:value-type="date" office:date-value="2020-07-26" calcext:value-type="date">
            <text:p>26.07.2020</text:p>
          </table:table-cell>
          <table:table-cell table:style-name="ce1" table:formula="of:=DAYS([.A31];[.$A$58])" office:value-type="float" office:value="208" calcext:value-type="float">
            <text:p>2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2086" calcext:value-type="float">
            <text:p>2086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2032.77777777778" calcext:value-type="float">
            <text:p>2033</text:p>
          </table:table-cell>
          <table:table-cell table:style-name="ce3" table:formula="of:=[.I31]-[.K31]" office:value-type="float" office:value="53.2222222222222" calcext:value-type="float">
            <text:p>53</text:p>
          </table:table-cell>
          <table:table-cell table:formula="of:=[.L31]-[.J31]" office:value-type="float" office:value="42.2222222222222" calcext:value-type="float">
            <text:p>42</text:p>
          </table:table-cell>
          <table:table-cell/>
          <table:table-cell table:style-name="ce1" office:value-type="string" calcext:value-type="string">
            <text:p>31.07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891" calcext:value-type="float">
            <text:p>1891</text:p>
          </table:table-cell>
          <table:table-cell table:number-columns-repeated="2"/>
          <table:table-cell table:style-name="ce4" table:formula="of:=AVERAGE([.P31];[.P83];[.P135];[.P187];[.P239];[.P292];[.P344];[.P396];[.P448])" office:value-type="float" office:value="7.88888888888889" calcext:value-type="float">
            <text:p>8</text:p>
          </table:table-cell>
          <table:table-cell table:style-name="ce4" table:formula="of:=AVERAGE([.Q31];[.Q83];[.Q135];[.Q187];[.Q239];[.Q292];[.Q344];[.Q396];[.Q448])" office:value-type="float" office:value="40.2222222222222" calcext:value-type="float">
            <text:p>40</text:p>
          </table:table-cell>
          <table:table-cell table:style-name="ce4" table:formula="of:=AVERAGE([.R31];[.R83];[.R135];[.R187];[.R239];[.R292];[.R344];[.R396];[.R448])" office:value-type="float" office:value="362.777777777778" calcext:value-type="float">
            <text:p>363</text:p>
          </table:table-cell>
          <table:table-cell table:style-name="ce4" table:formula="of:=AVERAGE([.S31];[.S83];[.S135];[.S187];[.S239];[.S292];[.S344];[.S396];[.S448])" office:value-type="float" office:value="463.333333333333" calcext:value-type="float">
            <text:p>463</text:p>
          </table:table-cell>
          <table:table-cell table:style-name="ce4" table:formula="of:=AVERAGE([.T31];[.T83];[.T135];[.T187];[.T239];[.T292];[.T344];[.T396];[.T448])" office:value-type="float" office:value="588.444444444444" calcext:value-type="float">
            <text:p>588</text:p>
          </table:table-cell>
          <table:table-cell table:style-name="ce4" table:formula="of:=AVERAGE([.U31];[.U83];[.U135];[.U187];[.U239];[.U292];[.U344];[.U396];[.U448])" office:value-type="float" office:value="570.111111111111" calcext:value-type="float">
            <text:p>570</text:p>
          </table:table-cell>
          <table:table-cell table:style-name="ce4" table:formula="of:=AVERAGE([.V31];[.V83];[.V135];[.V187];[.V239];[.V292];[.V344];[.V396];[.V448])" office:value-type="float" office:value="2032.77777777778" calcext:value-type="float">
            <text:p>2033</text:p>
          </table:table-cell>
        </table:table-row>
        <table:table-row table:style-name="ro1">
          <table:table-cell table:style-name="ce2" office:value-type="date" office:date-value="2020-08-02" calcext:value-type="date">
            <text:p>02.08.2020</text:p>
          </table:table-cell>
          <table:table-cell table:style-name="ce1" table:formula="of:=DAYS([.A32];[.$A$58])" office:value-type="float" office:value="215" calcext:value-type="float">
            <text:p>2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2231" calcext:value-type="float">
            <text:p>2231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float" office:value="2025" calcext:value-type="float">
            <text:p>2025</text:p>
          </table:table-cell>
          <table:table-cell table:style-name="ce3" table:formula="of:=[.I32]-[.K32]" office:value-type="float" office:value="206" calcext:value-type="float">
            <text:p>206</text:p>
          </table:table-cell>
          <table:table-cell table:formula="of:=[.L32]-[.J32]" office:value-type="float" office:value="192" calcext:value-type="float">
            <text:p>192</text:p>
          </table:table-cell>
          <table:table-cell/>
          <table:table-cell table:style-name="ce1" office:value-type="string" calcext:value-type="string">
            <text:p>07.08.20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2021" calcext:value-type="float">
            <text:p>2021</text:p>
          </table:table-cell>
          <table:table-cell table:number-columns-repeated="2"/>
          <table:table-cell table:style-name="ce4" table:formula="of:=AVERAGE([.P32];[.P84];[.P136];[.P188];[.P240];[.P293];[.P345];[.P397];[.P449])" office:value-type="float" office:value="10.1111111111111" calcext:value-type="float">
            <text:p>10</text:p>
          </table:table-cell>
          <table:table-cell table:style-name="ce4" table:formula="of:=AVERAGE([.Q32];[.Q84];[.Q136];[.Q188];[.Q240];[.Q293];[.Q345];[.Q397];[.Q449])" office:value-type="float" office:value="43.1111111111111" calcext:value-type="float">
            <text:p>43</text:p>
          </table:table-cell>
          <table:table-cell table:style-name="ce4" table:formula="of:=AVERAGE([.R32];[.R84];[.R136];[.R188];[.R240];[.R293];[.R345];[.R397];[.R449])" office:value-type="float" office:value="348.666666666667" calcext:value-type="float">
            <text:p>349</text:p>
          </table:table-cell>
          <table:table-cell table:style-name="ce4" table:formula="of:=AVERAGE([.S32];[.S84];[.S136];[.S188];[.S240];[.S293];[.S345];[.S397];[.S449])" office:value-type="float" office:value="461.333333333333" calcext:value-type="float">
            <text:p>461</text:p>
          </table:table-cell>
          <table:table-cell table:style-name="ce4" table:formula="of:=AVERAGE([.T32];[.T84];[.T136];[.T188];[.T240];[.T293];[.T345];[.T397];[.T449])" office:value-type="float" office:value="591.666666666667" calcext:value-type="float">
            <text:p>592</text:p>
          </table:table-cell>
          <table:table-cell table:style-name="ce4" table:formula="of:=AVERAGE([.U32];[.U84];[.U136];[.U188];[.U240];[.U293];[.U345];[.U397];[.U449])" office:value-type="float" office:value="570.111111111111" calcext:value-type="float">
            <text:p>570</text:p>
          </table:table-cell>
          <table:table-cell table:style-name="ce4" table:formula="of:=AVERAGE([.V32];[.V84];[.V136];[.V188];[.V240];[.V293];[.V345];[.V397];[.V449])" office:value-type="float" office:value="2025" calcext:value-type="float">
            <text:p>2025</text:p>
          </table:table-cell>
        </table:table-row>
        <table:table-row table:style-name="ro1">
          <table:table-cell table:style-name="ce2" office:value-type="date" office:date-value="2020-08-09" calcext:value-type="date">
            <text:p>09.08.2020</text:p>
          </table:table-cell>
          <table:table-cell table:style-name="ce1" table:formula="of:=DAYS([.A33];[.$A$58])" office:value-type="float" office:value="222" calcext:value-type="float">
            <text:p>2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1972.55555555556" calcext:value-type="float">
            <text:p>1973</text:p>
          </table:table-cell>
          <table:table-cell table:style-name="ce3" table:formula="of:=[.I33]-[.K33]" office:value-type="float" office:value="190.444444444444" calcext:value-type="float">
            <text:p>190</text:p>
          </table:table-cell>
          <table:table-cell table:formula="of:=[.L33]-[.J33]" office:value-type="float" office:value="183.444444444444" calcext:value-type="float">
            <text:p>183</text:p>
          </table:table-cell>
          <table:table-cell/>
          <table:table-cell table:style-name="ce1" office:value-type="string" calcext:value-type="string">
            <text:p>14.08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838" calcext:value-type="float">
            <text:p>1838</text:p>
          </table:table-cell>
          <table:table-cell table:number-columns-repeated="2"/>
          <table:table-cell table:style-name="ce4" table:formula="of:=AVERAGE([.P33];[.P85];[.P137];[.P189];[.P241];[.P294];[.P346];[.P398];[.P450])" office:value-type="float" office:value="9" calcext:value-type="float">
            <text:p>9</text:p>
          </table:table-cell>
          <table:table-cell table:style-name="ce4" table:formula="of:=AVERAGE([.Q33];[.Q85];[.Q137];[.Q189];[.Q241];[.Q294];[.Q346];[.Q398];[.Q450])" office:value-type="float" office:value="45" calcext:value-type="float">
            <text:p>45</text:p>
          </table:table-cell>
          <table:table-cell table:style-name="ce4" table:formula="of:=AVERAGE([.R33];[.R85];[.R137];[.R189];[.R241];[.R294];[.R346];[.R398];[.R450])" office:value-type="float" office:value="339.444444444444" calcext:value-type="float">
            <text:p>339</text:p>
          </table:table-cell>
          <table:table-cell table:style-name="ce4" table:formula="of:=AVERAGE([.S33];[.S85];[.S137];[.S189];[.S241];[.S294];[.S346];[.S398];[.S450])" office:value-type="float" office:value="451.666666666667" calcext:value-type="float">
            <text:p>452</text:p>
          </table:table-cell>
          <table:table-cell table:style-name="ce4" table:formula="of:=AVERAGE([.T33];[.T85];[.T137];[.T189];[.T241];[.T294];[.T346];[.T398];[.T450])" office:value-type="float" office:value="565.222222222222" calcext:value-type="float">
            <text:p>565</text:p>
          </table:table-cell>
          <table:table-cell table:style-name="ce4" table:formula="of:=AVERAGE([.U33];[.U85];[.U137];[.U189];[.U241];[.U294];[.U346];[.U398];[.U450])" office:value-type="float" office:value="562.222222222222" calcext:value-type="float">
            <text:p>562</text:p>
          </table:table-cell>
          <table:table-cell table:style-name="ce4" table:formula="of:=AVERAGE([.V33];[.V85];[.V137];[.V189];[.V241];[.V294];[.V346];[.V398];[.V450])" office:value-type="float" office:value="1972.55555555556" calcext:value-type="float">
            <text:p>1973</text:p>
          </table:table-cell>
        </table:table-row>
        <table:table-row table:style-name="ro1">
          <table:table-cell table:style-name="ce2" office:value-type="date" office:date-value="2020-08-16" calcext:value-type="date">
            <text:p>16.08.2020</text:p>
          </table:table-cell>
          <table:table-cell table:style-name="ce1" table:formula="of:=DAYS([.A34];[.$A$58])" office:value-type="float" office:value="229" calcext:value-type="float">
            <text:p>2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1967.11111111111" calcext:value-type="float">
            <text:p>1967</text:p>
          </table:table-cell>
          <table:table-cell table:style-name="ce3" table:formula="of:=[.I34]-[.K34]" office:value-type="float" office:value="220.888888888889" calcext:value-type="float">
            <text:p>221</text:p>
          </table:table-cell>
          <table:table-cell table:formula="of:=[.L34]-[.J34]" office:value-type="float" office:value="211.888888888889" calcext:value-type="float">
            <text:p>212</text:p>
          </table:table-cell>
          <table:table-cell/>
          <table:table-cell table:style-name="ce1" office:value-type="string" calcext:value-type="string">
            <text:p>21.08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933" calcext:value-type="float">
            <text:p>1933</text:p>
          </table:table-cell>
          <table:table-cell table:number-columns-repeated="2"/>
          <table:table-cell table:style-name="ce4" table:formula="of:=AVERAGE([.P34];[.P86];[.P138];[.P190];[.P242];[.P295];[.P347];[.P399];[.P451])" office:value-type="float" office:value="9.22222222222222" calcext:value-type="float">
            <text:p>9</text:p>
          </table:table-cell>
          <table:table-cell table:style-name="ce4" table:formula="of:=AVERAGE([.Q34];[.Q86];[.Q138];[.Q190];[.Q242];[.Q295];[.Q347];[.Q399];[.Q451])" office:value-type="float" office:value="46" calcext:value-type="float">
            <text:p>46</text:p>
          </table:table-cell>
          <table:table-cell table:style-name="ce4" table:formula="of:=AVERAGE([.R34];[.R86];[.R138];[.R190];[.R242];[.R295];[.R347];[.R399];[.R451])" office:value-type="float" office:value="339.222222222222" calcext:value-type="float">
            <text:p>339</text:p>
          </table:table-cell>
          <table:table-cell table:style-name="ce4" table:formula="of:=AVERAGE([.S34];[.S86];[.S138];[.S190];[.S242];[.S295];[.S347];[.S399];[.S451])" office:value-type="float" office:value="440.888888888889" calcext:value-type="float">
            <text:p>441</text:p>
          </table:table-cell>
          <table:table-cell table:style-name="ce4" table:formula="of:=AVERAGE([.T34];[.T86];[.T138];[.T190];[.T242];[.T295];[.T347];[.T399];[.T451])" office:value-type="float" office:value="567.222222222222" calcext:value-type="float">
            <text:p>567</text:p>
          </table:table-cell>
          <table:table-cell table:style-name="ce4" table:formula="of:=AVERAGE([.U34];[.U86];[.U138];[.U190];[.U242];[.U295];[.U347];[.U399];[.U451])" office:value-type="float" office:value="564.555555555556" calcext:value-type="float">
            <text:p>565</text:p>
          </table:table-cell>
          <table:table-cell table:style-name="ce4" table:formula="of:=AVERAGE([.V34];[.V86];[.V138];[.V190];[.V242];[.V295];[.V347];[.V399];[.V451])" office:value-type="float" office:value="1967.11111111111" calcext:value-type="float">
            <text:p>1967</text:p>
          </table:table-cell>
        </table:table-row>
        <table:table-row table:style-name="ro1">
          <table:table-cell table:style-name="ce2" office:value-type="date" office:date-value="2020-08-23" calcext:value-type="date">
            <text:p>23.08.2020</text:p>
          </table:table-cell>
          <table:table-cell table:style-name="ce1" table:formula="of:=DAYS([.A35];[.$A$58])" office:value-type="float" office:value="236" calcext:value-type="float">
            <text:p>2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2103" calcext:value-type="float">
            <text:p>2103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962.44444444444" calcext:value-type="float">
            <text:p>1962</text:p>
          </table:table-cell>
          <table:table-cell table:style-name="ce3" table:formula="of:=[.I35]-[.K35]" office:value-type="float" office:value="140.555555555556" calcext:value-type="float">
            <text:p>141</text:p>
          </table:table-cell>
          <table:table-cell table:formula="of:=[.L35]-[.J35]" office:value-type="float" office:value="124.555555555556" calcext:value-type="float">
            <text:p>125</text:p>
          </table:table-cell>
          <table:table-cell/>
          <table:table-cell table:style-name="ce1" office:value-type="string" calcext:value-type="string">
            <text:p>28.08.20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2078" calcext:value-type="float">
            <text:p>2078</text:p>
          </table:table-cell>
          <table:table-cell table:number-columns-repeated="2"/>
          <table:table-cell table:style-name="ce4" table:formula="of:=AVERAGE([.P35];[.P87];[.P139];[.P191];[.P243];[.P296];[.P348];[.P400];[.P452])" office:value-type="float" office:value="8" calcext:value-type="float">
            <text:p>8</text:p>
          </table:table-cell>
          <table:table-cell table:style-name="ce4" table:formula="of:=AVERAGE([.Q35];[.Q87];[.Q139];[.Q191];[.Q243];[.Q296];[.Q348];[.Q400];[.Q452])" office:value-type="float" office:value="43.1111111111111" calcext:value-type="float">
            <text:p>43</text:p>
          </table:table-cell>
          <table:table-cell table:style-name="ce4" table:formula="of:=AVERAGE([.R35];[.R87];[.R139];[.R191];[.R243];[.R296];[.R348];[.R400];[.R452])" office:value-type="float" office:value="348.444444444444" calcext:value-type="float">
            <text:p>348</text:p>
          </table:table-cell>
          <table:table-cell table:style-name="ce4" table:formula="of:=AVERAGE([.S35];[.S87];[.S139];[.S191];[.S243];[.S296];[.S348];[.S400];[.S452])" office:value-type="float" office:value="432.888888888889" calcext:value-type="float">
            <text:p>433</text:p>
          </table:table-cell>
          <table:table-cell table:style-name="ce4" table:formula="of:=AVERAGE([.T35];[.T87];[.T139];[.T191];[.T243];[.T296];[.T348];[.T400];[.T452])" office:value-type="float" office:value="570.888888888889" calcext:value-type="float">
            <text:p>571</text:p>
          </table:table-cell>
          <table:table-cell table:style-name="ce4" table:formula="of:=AVERAGE([.U35];[.U87];[.U139];[.U191];[.U243];[.U296];[.U348];[.U400];[.U452])" office:value-type="float" office:value="559.111111111111" calcext:value-type="float">
            <text:p>559</text:p>
          </table:table-cell>
          <table:table-cell table:style-name="ce4" table:formula="of:=AVERAGE([.V35];[.V87];[.V139];[.V191];[.V243];[.V296];[.V348];[.V400];[.V452])" office:value-type="float" office:value="1962.44444444444" calcext:value-type="float">
            <text:p>1962</text:p>
          </table:table-cell>
        </table:table-row>
        <table:table-row table:style-name="ro1">
          <table:table-cell table:style-name="ce2" office:value-type="date" office:date-value="2020-08-30" calcext:value-type="date">
            <text:p>30.08.2020</text:p>
          </table:table-cell>
          <table:table-cell table:style-name="ce1" table:formula="of:=DAYS([.A36];[.$A$58])" office:value-type="float" office:value="243" calcext:value-type="float">
            <text:p>2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909.44444444444" calcext:value-type="float">
            <text:p>1909</text:p>
          </table:table-cell>
          <table:table-cell table:style-name="ce3" table:formula="of:=[.I36]-[.K36]" office:value-type="float" office:value="124.555555555556" calcext:value-type="float">
            <text:p>125</text:p>
          </table:table-cell>
          <table:table-cell table:formula="of:=[.L36]-[.J36]" office:value-type="float" office:value="116.555555555556" calcext:value-type="float">
            <text:p>117</text:p>
          </table:table-cell>
          <table:table-cell/>
          <table:table-cell table:style-name="ce1" office:value-type="string" calcext:value-type="string">
            <text:p>04.09.20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819" calcext:value-type="float">
            <text:p>1819</text:p>
          </table:table-cell>
          <table:table-cell table:number-columns-repeated="2"/>
          <table:table-cell table:style-name="ce4" table:formula="of:=AVERAGE([.P36];[.P88];[.P140];[.P192];[.P244];[.P297];[.P349];[.P401];[.P453])" office:value-type="float" office:value="9.11111111111111" calcext:value-type="float">
            <text:p>9</text:p>
          </table:table-cell>
          <table:table-cell table:style-name="ce4" table:formula="of:=AVERAGE([.Q36];[.Q88];[.Q140];[.Q192];[.Q244];[.Q297];[.Q349];[.Q401];[.Q453])" office:value-type="float" office:value="42.1111111111111" calcext:value-type="float">
            <text:p>42</text:p>
          </table:table-cell>
          <table:table-cell table:style-name="ce4" table:formula="of:=AVERAGE([.R36];[.R88];[.R140];[.R192];[.R244];[.R297];[.R349];[.R401];[.R453])" office:value-type="float" office:value="332.888888888889" calcext:value-type="float">
            <text:p>333</text:p>
          </table:table-cell>
          <table:table-cell table:style-name="ce4" table:formula="of:=AVERAGE([.S36];[.S88];[.S140];[.S192];[.S244];[.S297];[.S349];[.S401];[.S453])" office:value-type="float" office:value="451" calcext:value-type="float">
            <text:p>451</text:p>
          </table:table-cell>
          <table:table-cell table:style-name="ce4" table:formula="of:=AVERAGE([.T36];[.T88];[.T140];[.T192];[.T244];[.T297];[.T349];[.T401];[.T453])" office:value-type="float" office:value="551.777777777778" calcext:value-type="float">
            <text:p>552</text:p>
          </table:table-cell>
          <table:table-cell table:style-name="ce4" table:formula="of:=AVERAGE([.U36];[.U88];[.U140];[.U192];[.U244];[.U297];[.U349];[.U401];[.U453])" office:value-type="float" office:value="522.555555555556" calcext:value-type="float">
            <text:p>523</text:p>
          </table:table-cell>
          <table:table-cell table:style-name="ce4" table:formula="of:=AVERAGE([.V36];[.V88];[.V140];[.V192];[.V244];[.V297];[.V349];[.V401];[.V453])" office:value-type="float" office:value="1909.44444444444" calcext:value-type="float">
            <text:p>1909</text:p>
          </table:table-cell>
        </table:table-row>
        <table:table-row table:style-name="ro1">
          <table:table-cell table:style-name="ce2" office:value-type="date" office:date-value="2020-09-06" calcext:value-type="date">
            <text:p>06.09.2020</text:p>
          </table:table-cell>
          <table:table-cell table:style-name="ce1" table:formula="of:=DAYS([.A37];[.$A$58])" office:value-type="float" office:value="250" calcext:value-type="float">
            <text:p>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938.77777777778" calcext:value-type="float">
            <text:p>1939</text:p>
          </table:table-cell>
          <table:table-cell table:style-name="ce3" table:formula="of:=[.I37]-[.K37]" office:value-type="float" office:value="102.222222222222" calcext:value-type="float">
            <text:p>102</text:p>
          </table:table-cell>
          <table:table-cell table:formula="of:=[.L37]-[.J37]" office:value-type="float" office:value="85.2222222222222" calcext:value-type="float">
            <text:p>85</text:p>
          </table:table-cell>
          <table:table-cell/>
          <table:table-cell table:style-name="ce1" office:value-type="string" calcext:value-type="string">
            <text:p>11.09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905" calcext:value-type="float">
            <text:p>1905</text:p>
          </table:table-cell>
          <table:table-cell table:number-columns-repeated="2"/>
          <table:table-cell table:style-name="ce4" table:formula="of:=AVERAGE([.P37];[.P89];[.P141];[.P193];[.P245];[.P298];[.P350];[.P402];[.P454])" office:value-type="float" office:value="7.44444444444444" calcext:value-type="float">
            <text:p>7</text:p>
          </table:table-cell>
          <table:table-cell table:style-name="ce4" table:formula="of:=AVERAGE([.Q37];[.Q89];[.Q141];[.Q193];[.Q245];[.Q298];[.Q350];[.Q402];[.Q454])" office:value-type="float" office:value="37.1111111111111" calcext:value-type="float">
            <text:p>37</text:p>
          </table:table-cell>
          <table:table-cell table:style-name="ce4" table:formula="of:=AVERAGE([.R37];[.R89];[.R141];[.R193];[.R245];[.R298];[.R350];[.R402];[.R454])" office:value-type="float" office:value="336.555555555556" calcext:value-type="float">
            <text:p>337</text:p>
          </table:table-cell>
          <table:table-cell table:style-name="ce4" table:formula="of:=AVERAGE([.S37];[.S89];[.S141];[.S193];[.S245];[.S298];[.S350];[.S402];[.S454])" office:value-type="float" office:value="454.333333333333" calcext:value-type="float">
            <text:p>454</text:p>
          </table:table-cell>
          <table:table-cell table:style-name="ce4" table:formula="of:=AVERAGE([.T37];[.T89];[.T141];[.T193];[.T245];[.T298];[.T350];[.T402];[.T454])" office:value-type="float" office:value="566.888888888889" calcext:value-type="float">
            <text:p>567</text:p>
          </table:table-cell>
          <table:table-cell table:style-name="ce4" table:formula="of:=AVERAGE([.U37];[.U89];[.U141];[.U193];[.U245];[.U298];[.U350];[.U402];[.U454])" office:value-type="float" office:value="536.444444444444" calcext:value-type="float">
            <text:p>536</text:p>
          </table:table-cell>
          <table:table-cell table:style-name="ce4" table:formula="of:=AVERAGE([.V37];[.V89];[.V141];[.V193];[.V245];[.V298];[.V350];[.V402];[.V454])" office:value-type="float" office:value="1938.77777777778" calcext:value-type="float">
            <text:p>1939</text:p>
          </table:table-cell>
        </table:table-row>
        <table:table-row table:style-name="ro1">
          <table:table-cell table:style-name="ce2" office:value-type="date" office:date-value="2020-09-13" calcext:value-type="date">
            <text:p>13.09.2020</text:p>
          </table:table-cell>
          <table:table-cell table:style-name="ce1" table:formula="of:=DAYS([.A38];[.$A$58])" office:value-type="float" office:value="257" calcext:value-type="float">
            <text:p>25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2086" calcext:value-type="float">
            <text:p>2086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float" office:value="1943.22222222222" calcext:value-type="float">
            <text:p>1943</text:p>
          </table:table-cell>
          <table:table-cell table:style-name="ce3" table:formula="of:=[.I38]-[.K38]" office:value-type="float" office:value="142.777777777778" calcext:value-type="float">
            <text:p>143</text:p>
          </table:table-cell>
          <table:table-cell table:formula="of:=[.L38]-[.J38]" office:value-type="float" office:value="113.777777777778" calcext:value-type="float">
            <text:p>114</text:p>
          </table:table-cell>
          <table:table-cell/>
          <table:table-cell table:style-name="ce1" office:value-type="string" calcext:value-type="string">
            <text:p>18.09.20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1938" calcext:value-type="float">
            <text:p>1938</text:p>
          </table:table-cell>
          <table:table-cell table:number-columns-repeated="2"/>
          <table:table-cell table:style-name="ce4" table:formula="of:=AVERAGE([.P38];[.P90];[.P142];[.P194];[.P246];[.P299];[.P351];[.P403];[.P455])" office:value-type="float" office:value="9.33333333333333" calcext:value-type="float">
            <text:p>9</text:p>
          </table:table-cell>
          <table:table-cell table:style-name="ce4" table:formula="of:=AVERAGE([.Q38];[.Q90];[.Q142];[.Q194];[.Q246];[.Q299];[.Q351];[.Q403];[.Q455])" office:value-type="float" office:value="39.6666666666667" calcext:value-type="float">
            <text:p>40</text:p>
          </table:table-cell>
          <table:table-cell table:style-name="ce4" table:formula="of:=AVERAGE([.R38];[.R90];[.R142];[.R194];[.R246];[.R299];[.R351];[.R403];[.R455])" office:value-type="float" office:value="347" calcext:value-type="float">
            <text:p>347</text:p>
          </table:table-cell>
          <table:table-cell table:style-name="ce4" table:formula="of:=AVERAGE([.S38];[.S90];[.S142];[.S194];[.S246];[.S299];[.S351];[.S403];[.S455])" office:value-type="float" office:value="444.888888888889" calcext:value-type="float">
            <text:p>445</text:p>
          </table:table-cell>
          <table:table-cell table:style-name="ce4" table:formula="of:=AVERAGE([.T38];[.T90];[.T142];[.T194];[.T246];[.T299];[.T351];[.T403];[.T455])" office:value-type="float" office:value="570.222222222222" calcext:value-type="float">
            <text:p>570</text:p>
          </table:table-cell>
          <table:table-cell table:style-name="ce4" table:formula="of:=AVERAGE([.U38];[.U90];[.U142];[.U194];[.U246];[.U299];[.U351];[.U403];[.U455])" office:value-type="float" office:value="532.111111111111" calcext:value-type="float">
            <text:p>532</text:p>
          </table:table-cell>
          <table:table-cell table:style-name="ce4" table:formula="of:=AVERAGE([.V38];[.V90];[.V142];[.V194];[.V246];[.V299];[.V351];[.V403];[.V455])" office:value-type="float" office:value="1943.22222222222" calcext:value-type="float">
            <text:p>1943</text:p>
          </table:table-cell>
        </table:table-row>
        <table:table-row table:style-name="ro1">
          <table:table-cell table:style-name="ce2" office:value-type="date" office:date-value="2020-09-20" calcext:value-type="date">
            <text:p>20.09.2020</text:p>
          </table:table-cell>
          <table:table-cell table:style-name="ce1" table:formula="of:=DAYS([.A39];[.$A$58])" office:value-type="float" office:value="264" calcext:value-type="float">
            <text:p>2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2223" calcext:value-type="float">
            <text:p>2223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table:formula="of:=[.I39]-[.K39]" office:value-type="float" office:value="255" calcext:value-type="float">
            <text:p>255</text:p>
          </table:table-cell>
          <table:table-cell table:formula="of:=[.L39]-[.J39]" office:value-type="float" office:value="199" calcext:value-type="float">
            <text:p>199</text:p>
          </table:table-cell>
          <table:table-cell/>
          <table:table-cell table:style-name="ce1" office:value-type="string" calcext:value-type="string">
            <text:p>25.09.2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908" calcext:value-type="float">
            <text:p>1908</text:p>
          </table:table-cell>
          <table:table-cell table:number-columns-repeated="2"/>
          <table:table-cell table:style-name="ce4" table:formula="of:=AVERAGE([.P39];[.P91];[.P143];[.P195];[.P247];[.P300];[.P352];[.P404];[.P456])" office:value-type="float" office:value="7.88888888888889" calcext:value-type="float">
            <text:p>8</text:p>
          </table:table-cell>
          <table:table-cell table:style-name="ce4" table:formula="of:=AVERAGE([.Q39];[.Q91];[.Q143];[.Q195];[.Q247];[.Q300];[.Q352];[.Q404];[.Q456])" office:value-type="float" office:value="42.7777777777778" calcext:value-type="float">
            <text:p>43</text:p>
          </table:table-cell>
          <table:table-cell table:style-name="ce4" table:formula="of:=AVERAGE([.R39];[.R91];[.R143];[.R195];[.R247];[.R300];[.R352];[.R404];[.R456])" office:value-type="float" office:value="343.444444444444" calcext:value-type="float">
            <text:p>343</text:p>
          </table:table-cell>
          <table:table-cell table:style-name="ce4" table:formula="of:=AVERAGE([.S39];[.S91];[.S143];[.S195];[.S247];[.S300];[.S352];[.S404];[.S456])" office:value-type="float" office:value="463.555555555556" calcext:value-type="float">
            <text:p>464</text:p>
          </table:table-cell>
          <table:table-cell table:style-name="ce4" table:formula="of:=AVERAGE([.T39];[.T91];[.T143];[.T195];[.T247];[.T300];[.T352];[.T404];[.T456])" office:value-type="float" office:value="568.222222222222" calcext:value-type="float">
            <text:p>568</text:p>
          </table:table-cell>
          <table:table-cell table:style-name="ce4" table:formula="of:=AVERAGE([.U39];[.U91];[.U143];[.U195];[.U247];[.U300];[.U352];[.U404];[.U456])" office:value-type="float" office:value="542.111111111111" calcext:value-type="float">
            <text:p>542</text:p>
          </table:table-cell>
          <table:table-cell table:style-name="ce4" table:formula="of:=AVERAGE([.V39];[.V91];[.V143];[.V195];[.V247];[.V300];[.V352];[.V404];[.V456])" office:value-type="float" office:value="1968" calcext:value-type="float">
            <text:p>1968</text:p>
          </table:table-cell>
        </table:table-row>
        <table:table-row table:style-name="ro1">
          <table:table-cell table:style-name="ce2" office:value-type="date" office:date-value="2020-09-27" calcext:value-type="date">
            <text:p>27.09.2020</text:p>
          </table:table-cell>
          <table:table-cell table:style-name="ce1" table:formula="of:=DAYS([.A40];[.$A$58])" office:value-type="float" office:value="271" calcext:value-type="float">
            <text:p>27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545" calcext:value-type="float">
            <text:p>545</text:p>
          </table:table-cell>
          <table:table-cell table:number-columns-repeated="2" table:style-name="ce1" office:value-type="float" office:value="729" calcext:value-type="float">
            <text:p>729</text:p>
          </table:table-cell>
          <table:table-cell table:style-name="ce1" office:value-type="float" office:value="2389" calcext:value-type="float">
            <text:p>2389</text:p>
          </table:table-cell>
          <table:table-cell table:style-name="ce1" office:value-type="float" office:value="99" calcext:value-type="float">
            <text:p>99</text:p>
          </table:table-cell>
          <table:table-cell table:style-name="ce3" office:value-type="float" office:value="2002.77777777778" calcext:value-type="float">
            <text:p>2003</text:p>
          </table:table-cell>
          <table:table-cell table:style-name="ce3" table:formula="of:=[.I40]-[.K40]" office:value-type="float" office:value="386.222222222222" calcext:value-type="float">
            <text:p>386</text:p>
          </table:table-cell>
          <table:table-cell table:formula="of:=[.L40]-[.J40]" office:value-type="float" office:value="287.222222222222" calcext:value-type="float">
            <text:p>287</text:p>
          </table:table-cell>
          <table:table-cell/>
          <table:table-cell table:style-name="ce1" office:value-type="string" calcext:value-type="string">
            <text:p>02.10.20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931" calcext:value-type="float">
            <text:p>1931</text:p>
          </table:table-cell>
          <table:table-cell table:number-columns-repeated="2"/>
          <table:table-cell table:style-name="ce4" table:formula="of:=AVERAGE([.P40];[.P92];[.P144];[.P196];[.P248];[.P301];[.P353];[.P405];[.P457])" office:value-type="float" office:value="8.33333333333333" calcext:value-type="float">
            <text:p>8</text:p>
          </table:table-cell>
          <table:table-cell table:style-name="ce4" table:formula="of:=AVERAGE([.Q40];[.Q92];[.Q144];[.Q196];[.Q248];[.Q301];[.Q353];[.Q405];[.Q457])" office:value-type="float" office:value="41.2222222222222" calcext:value-type="float">
            <text:p>41</text:p>
          </table:table-cell>
          <table:table-cell table:style-name="ce4" table:formula="of:=AVERAGE([.R40];[.R92];[.R144];[.R196];[.R248];[.R301];[.R353];[.R405];[.R457])" office:value-type="float" office:value="338.111111111111" calcext:value-type="float">
            <text:p>338</text:p>
          </table:table-cell>
          <table:table-cell table:style-name="ce4" table:formula="of:=AVERAGE([.S40];[.S92];[.S144];[.S196];[.S248];[.S301];[.S353];[.S405];[.S457])" office:value-type="float" office:value="466.444444444444" calcext:value-type="float">
            <text:p>466</text:p>
          </table:table-cell>
          <table:table-cell table:style-name="ce4" table:formula="of:=AVERAGE([.T40];[.T92];[.T144];[.T196];[.T248];[.T301];[.T353];[.T405];[.T457])" office:value-type="float" office:value="583.111111111111" calcext:value-type="float">
            <text:p>583</text:p>
          </table:table-cell>
          <table:table-cell table:style-name="ce4" table:formula="of:=AVERAGE([.U40];[.U92];[.U144];[.U196];[.U248];[.U301];[.U353];[.U405];[.U457])" office:value-type="float" office:value="565.555555555556" calcext:value-type="float">
            <text:p>566</text:p>
          </table:table-cell>
          <table:table-cell table:style-name="ce4" table:formula="of:=AVERAGE([.V40];[.V92];[.V144];[.V196];[.V248];[.V301];[.V353];[.V405];[.V457])" office:value-type="float" office:value="2002.77777777778" calcext:value-type="float">
            <text:p>2003</text:p>
          </table:table-cell>
        </table:table-row>
        <table:table-row table:style-name="ro1">
          <table:table-cell table:style-name="ce2" office:value-type="date" office:date-value="2020-10-04" calcext:value-type="date">
            <text:p>04.10.2020</text:p>
          </table:table-cell>
          <table:table-cell table:style-name="ce1" table:formula="of:=DAYS([.A41];[.$A$58])" office:value-type="float" office:value="278" calcext:value-type="float">
            <text:p>2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2383" calcext:value-type="float">
            <text:p>2383</text:p>
          </table:table-cell>
          <table:table-cell table:style-name="ce1" office:value-type="float" office:value="146" calcext:value-type="float">
            <text:p>146</text:p>
          </table:table-cell>
          <table:table-cell table:style-name="ce3" office:value-type="float" office:value="2059.55555555556" calcext:value-type="float">
            <text:p>2060</text:p>
          </table:table-cell>
          <table:table-cell table:style-name="ce3" table:formula="of:=[.I41]-[.K41]" office:value-type="float" office:value="323.444444444444" calcext:value-type="float">
            <text:p>323</text:p>
          </table:table-cell>
          <table:table-cell table:formula="of:=[.L41]-[.J41]" office:value-type="float" office:value="177.444444444444" calcext:value-type="float">
            <text:p>177</text:p>
          </table:table-cell>
          <table:table-cell/>
          <table:table-cell table:style-name="ce1" office:value-type="string" calcext:value-type="string">
            <text:p>09.10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2"/>
          <table:table-cell table:style-name="ce4" table:formula="of:=AVERAGE([.P41];[.P93];[.P145];[.P197];[.P249];[.P302];[.P354];[.P406];[.P458])" office:value-type="float" office:value="7.66666666666667" calcext:value-type="float">
            <text:p>8</text:p>
          </table:table-cell>
          <table:table-cell table:style-name="ce4" table:formula="of:=AVERAGE([.Q41];[.Q93];[.Q145];[.Q197];[.Q249];[.Q302];[.Q354];[.Q406];[.Q458])" office:value-type="float" office:value="37" calcext:value-type="float">
            <text:p>37</text:p>
          </table:table-cell>
          <table:table-cell table:style-name="ce4" table:formula="of:=AVERAGE([.R41];[.R93];[.R145];[.R197];[.R249];[.R302];[.R354];[.R406];[.R458])" office:value-type="float" office:value="346.666666666667" calcext:value-type="float">
            <text:p>347</text:p>
          </table:table-cell>
          <table:table-cell table:style-name="ce4" table:formula="of:=AVERAGE([.S41];[.S93];[.S145];[.S197];[.S249];[.S302];[.S354];[.S406];[.S458])" office:value-type="float" office:value="477.777777777778" calcext:value-type="float">
            <text:p>478</text:p>
          </table:table-cell>
          <table:table-cell table:style-name="ce4" table:formula="of:=AVERAGE([.T41];[.T93];[.T145];[.T197];[.T249];[.T302];[.T354];[.T406];[.T458])" office:value-type="float" office:value="596.111111111111" calcext:value-type="float">
            <text:p>596</text:p>
          </table:table-cell>
          <table:table-cell table:style-name="ce4" table:formula="of:=AVERAGE([.U41];[.U93];[.U145];[.U197];[.U249];[.U302];[.U354];[.U406];[.U458])" office:value-type="float" office:value="594.333333333333" calcext:value-type="float">
            <text:p>594</text:p>
          </table:table-cell>
          <table:table-cell table:style-name="ce4" table:formula="of:=AVERAGE([.V41];[.V93];[.V145];[.V197];[.V249];[.V302];[.V354];[.V406];[.V458])" office:value-type="float" office:value="2059.55555555556" calcext:value-type="float">
            <text:p>2060</text:p>
          </table:table-cell>
        </table:table-row>
        <table:table-row table:style-name="ro1">
          <table:table-cell table:style-name="ce2" office:value-type="date" office:date-value="2020-10-11" calcext:value-type="date">
            <text:p>11.10.2020</text:p>
          </table:table-cell>
          <table:table-cell table:style-name="ce1" table:formula="of:=DAYS([.A42];[.$A$58])" office:value-type="float" office:value="285" calcext:value-type="float">
            <text:p>28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2607" calcext:value-type="float">
            <text:p>2607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2077.11111111111" calcext:value-type="float">
            <text:p>2077</text:p>
          </table:table-cell>
          <table:table-cell table:style-name="ce3" table:formula="of:=[.I42]-[.K42]" office:value-type="float" office:value="529.888888888889" calcext:value-type="float">
            <text:p>530</text:p>
          </table:table-cell>
          <table:table-cell table:style-name="ce5" table:formula="of:=[.L42]-[.J42]" office:value-type="float" office:value="229.888888888889" calcext:value-type="float">
            <text:p>230</text:p>
          </table:table-cell>
          <table:table-cell/>
          <table:table-cell table:style-name="ce1" office:value-type="string" calcext:value-type="string">
            <text:p>16.10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2116" calcext:value-type="float">
            <text:p>2116</text:p>
          </table:table-cell>
          <table:table-cell table:number-columns-repeated="2"/>
          <table:table-cell table:style-name="ce4" table:formula="of:=AVERAGE([.P42];[.P94];[.P146];[.P198];[.P250];[.P303];[.P355];[.P407];[.P459])" office:value-type="float" office:value="8.77777777777778" calcext:value-type="float">
            <text:p>9</text:p>
          </table:table-cell>
          <table:table-cell table:style-name="ce4" table:formula="of:=AVERAGE([.Q42];[.Q94];[.Q146];[.Q198];[.Q250];[.Q303];[.Q355];[.Q407];[.Q459])" office:value-type="float" office:value="38.6666666666667" calcext:value-type="float">
            <text:p>39</text:p>
          </table:table-cell>
          <table:table-cell table:style-name="ce4" table:formula="of:=AVERAGE([.R42];[.R94];[.R146];[.R198];[.R250];[.R303];[.R355];[.R407];[.R459])" office:value-type="float" office:value="361.444444444444" calcext:value-type="float">
            <text:p>361</text:p>
          </table:table-cell>
          <table:table-cell table:style-name="ce4" table:formula="of:=AVERAGE([.S42];[.S94];[.S146];[.S198];[.S250];[.S303];[.S355];[.S407];[.S459])" office:value-type="float" office:value="471.111111111111" calcext:value-type="float">
            <text:p>471</text:p>
          </table:table-cell>
          <table:table-cell table:style-name="ce4" table:formula="of:=AVERAGE([.T42];[.T94];[.T146];[.T198];[.T250];[.T303];[.T355];[.T407];[.T459])" office:value-type="float" office:value="592.222222222222" calcext:value-type="float">
            <text:p>592</text:p>
          </table:table-cell>
          <table:table-cell table:style-name="ce4" table:formula="of:=AVERAGE([.U42];[.U94];[.U146];[.U198];[.U250];[.U303];[.U355];[.U407];[.U459])" office:value-type="float" office:value="604.888888888889" calcext:value-type="float">
            <text:p>605</text:p>
          </table:table-cell>
          <table:table-cell table:style-name="ce4" table:formula="of:=AVERAGE([.V42];[.V94];[.V146];[.V198];[.V250];[.V303];[.V355];[.V407];[.V459])" office:value-type="float" office:value="2077.11111111111" calcext:value-type="float">
            <text:p>2077</text:p>
          </table:table-cell>
        </table:table-row>
        <table:table-row table:style-name="ro1">
          <table:table-cell table:style-name="ce2" office:value-type="date" office:date-value="2020-10-18" calcext:value-type="date">
            <text:p>18.10.2020</text:p>
          </table:table-cell>
          <table:table-cell table:style-name="ce1" table:formula="of:=DAYS([.A43];[.$A$58])" office:value-type="float" office:value="292" calcext:value-type="float">
            <text:p>2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2951" calcext:value-type="float">
            <text:p>2951</text:p>
          </table:table-cell>
          <table:table-cell table:style-name="ce1" office:value-type="float" office:value="494" calcext:value-type="float">
            <text:p>494</text:p>
          </table:table-cell>
          <table:table-cell table:style-name="ce3" office:value-type="float" office:value="2059.66666666667" calcext:value-type="float">
            <text:p>2060</text:p>
          </table:table-cell>
          <table:table-cell table:style-name="ce3" table:formula="of:=[.I43]-[.K43]" office:value-type="float" office:value="891.333333333333" calcext:value-type="float">
            <text:p>891</text:p>
          </table:table-cell>
          <table:table-cell table:style-name="ce5" table:formula="of:=[.L43]-[.J43]" office:value-type="float" office:value="397.333333333333" calcext:value-type="float">
            <text:p>397</text:p>
          </table:table-cell>
          <table:table-cell/>
          <table:table-cell table:style-name="ce1" office:value-type="string" calcext:value-type="string">
            <text:p>23.10.20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2122" calcext:value-type="float">
            <text:p>2122</text:p>
          </table:table-cell>
          <table:table-cell table:number-columns-repeated="2"/>
          <table:table-cell table:style-name="ce4" table:formula="of:=AVERAGE([.P43];[.P95];[.P147];[.P199];[.P251];[.P304];[.P356];[.P408];[.P460])" office:value-type="float" office:value="7.77777777777778" calcext:value-type="float">
            <text:p>8</text:p>
          </table:table-cell>
          <table:table-cell table:style-name="ce4" table:formula="of:=AVERAGE([.Q43];[.Q95];[.Q147];[.Q199];[.Q251];[.Q304];[.Q356];[.Q408];[.Q460])" office:value-type="float" office:value="37.1111111111111" calcext:value-type="float">
            <text:p>37</text:p>
          </table:table-cell>
          <table:table-cell table:style-name="ce4" table:formula="of:=AVERAGE([.R43];[.R95];[.R147];[.R199];[.R251];[.R304];[.R356];[.R408];[.R460])" office:value-type="float" office:value="343.666666666667" calcext:value-type="float">
            <text:p>344</text:p>
          </table:table-cell>
          <table:table-cell table:style-name="ce4" table:formula="of:=AVERAGE([.S43];[.S95];[.S147];[.S199];[.S251];[.S304];[.S356];[.S408];[.S460])" office:value-type="float" office:value="471.888888888889" calcext:value-type="float">
            <text:p>472</text:p>
          </table:table-cell>
          <table:table-cell table:style-name="ce4" table:formula="of:=AVERAGE([.T43];[.T95];[.T147];[.T199];[.T251];[.T304];[.T356];[.T408];[.T460])" office:value-type="float" office:value="607.333333333333" calcext:value-type="float">
            <text:p>607</text:p>
          </table:table-cell>
          <table:table-cell table:style-name="ce4" table:formula="of:=AVERAGE([.U43];[.U95];[.U147];[.U199];[.U251];[.U304];[.U356];[.U408];[.U460])" office:value-type="float" office:value="591.888888888889" calcext:value-type="float">
            <text:p>592</text:p>
          </table:table-cell>
          <table:table-cell table:style-name="ce4" table:formula="of:=AVERAGE([.V43];[.V95];[.V147];[.V199];[.V251];[.V304];[.V356];[.V408];[.V460])" office:value-type="float" office:value="2059.66666666667" calcext:value-type="float">
            <text:p>2060</text:p>
          </table:table-cell>
        </table:table-row>
        <table:table-row table:style-name="ro1">
          <table:table-cell table:style-name="ce2" office:value-type="date" office:date-value="2020-10-25" calcext:value-type="date">
            <text:p>25.10.2020</text:p>
          </table:table-cell>
          <table:table-cell table:style-name="ce1" table:formula="of:=DAYS([.A44];[.$A$58])" office:value-type="float" office:value="299" calcext:value-type="float">
            <text:p>29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3644" calcext:value-type="float">
            <text:p>3644</text:p>
          </table:table-cell>
          <table:table-cell table:style-name="ce1" office:value-type="float" office:value="894" calcext:value-type="float">
            <text:p>894</text:p>
          </table:table-cell>
          <table:table-cell table:style-name="ce3" office:value-type="float" office:value="2069.33333333333" calcext:value-type="float">
            <text:p>2069</text:p>
          </table:table-cell>
          <table:table-cell table:style-name="ce3" table:formula="of:=[.I44]-[.K44]" office:value-type="float" office:value="1574.66666666667" calcext:value-type="float">
            <text:p>1575</text:p>
          </table:table-cell>
          <table:table-cell table:style-name="ce5" table:formula="of:=[.L44]-[.J44]" office:value-type="float" office:value="680.666666666667" calcext:value-type="float">
            <text:p>681</text:p>
          </table:table-cell>
          <table:table-cell/>
          <table:table-cell table:style-name="ce1" office:value-type="string" calcext:value-type="string">
            <text:p>30.10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2"/>
          <table:table-cell table:style-name="ce4" table:formula="of:=AVERAGE([.P44];[.P96];[.P148];[.P200];[.P252];[.P305];[.P357];[.P409];[.P461])" office:value-type="float" office:value="9.22222222222222" calcext:value-type="float">
            <text:p>9</text:p>
          </table:table-cell>
          <table:table-cell table:style-name="ce4" table:formula="of:=AVERAGE([.Q44];[.Q96];[.Q148];[.Q200];[.Q252];[.Q305];[.Q357];[.Q409];[.Q461])" office:value-type="float" office:value="36.6666666666667" calcext:value-type="float">
            <text:p>37</text:p>
          </table:table-cell>
          <table:table-cell table:style-name="ce4" table:formula="of:=AVERAGE([.R44];[.R96];[.R148];[.R200];[.R252];[.R305];[.R357];[.R409];[.R461])" office:value-type="float" office:value="347.888888888889" calcext:value-type="float">
            <text:p>348</text:p>
          </table:table-cell>
          <table:table-cell table:style-name="ce4" table:formula="of:=AVERAGE([.S44];[.S96];[.S148];[.S200];[.S252];[.S305];[.S357];[.S409];[.S461])" office:value-type="float" office:value="471.888888888889" calcext:value-type="float">
            <text:p>472</text:p>
          </table:table-cell>
          <table:table-cell table:style-name="ce4" table:formula="of:=AVERAGE([.T44];[.T96];[.T148];[.T200];[.T252];[.T305];[.T357];[.T409];[.T461])" office:value-type="float" office:value="613.555555555556" calcext:value-type="float">
            <text:p>614</text:p>
          </table:table-cell>
          <table:table-cell table:style-name="ce4" table:formula="of:=AVERAGE([.U44];[.U96];[.U148];[.U200];[.U252];[.U305];[.U357];[.U409];[.U461])" office:value-type="float" office:value="590.111111111111" calcext:value-type="float">
            <text:p>590</text:p>
          </table:table-cell>
          <table:table-cell table:style-name="ce4" table:formula="of:=AVERAGE([.V44];[.V96];[.V148];[.V200];[.V252];[.V305];[.V357];[.V409];[.V461])" office:value-type="float" office:value="2069.33333333333" calcext:value-type="float">
            <text:p>2069</text:p>
          </table:table-cell>
        </table:table-row>
        <table:table-row table:style-name="ro1">
          <table:table-cell table:style-name="ce2" office:value-type="date" office:date-value="2020-11-01" calcext:value-type="date">
            <text:p>01.11.2020</text:p>
          </table:table-cell>
          <table:table-cell table:style-name="ce1" table:formula="of:=DAYS([.A45];[.$A$58])" office:value-type="float" office:value="306" calcext:value-type="float">
            <text:p>3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1347" calcext:value-type="float">
            <text:p>1347</text:p>
          </table:table-cell>
          <table:table-cell table:style-name="ce1" office:value-type="float" office:value="4217" calcext:value-type="float">
            <text:p>4217</text:p>
          </table:table-cell>
          <table:table-cell table:style-name="ce1" office:value-type="float" office:value="1357" calcext:value-type="float">
            <text:p>1357</text:p>
          </table:table-cell>
          <table:table-cell table:style-name="ce3" office:value-type="float" office:value="2037.44444444444" calcext:value-type="float">
            <text:p>2037</text:p>
          </table:table-cell>
          <table:table-cell table:style-name="ce3" table:formula="of:=[.I45]-[.K45]" office:value-type="float" office:value="2179.55555555556" calcext:value-type="float">
            <text:p>2180</text:p>
          </table:table-cell>
          <table:table-cell table:style-name="ce5" table:formula="of:=[.L45]-[.J45]" office:value-type="float" office:value="822.555555555556" calcext:value-type="float">
            <text:p>823</text:p>
          </table:table-cell>
          <table:table-cell/>
          <table:table-cell table:style-name="ce1" office:value-type="string" calcext:value-type="string">
            <text:p>06.11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87" calcext:value-type="float">
            <text:p>2087</text:p>
          </table:table-cell>
          <table:table-cell table:number-columns-repeated="2"/>
          <table:table-cell table:style-name="ce4" table:formula="of:=AVERAGE([.P45];[.P97];[.P149];[.P201];[.P253];[.P306];[.P358];[.P410];[.P462])" office:value-type="float" office:value="9.11111111111111" calcext:value-type="float">
            <text:p>9</text:p>
          </table:table-cell>
          <table:table-cell table:style-name="ce4" table:formula="of:=AVERAGE([.Q45];[.Q97];[.Q149];[.Q201];[.Q253];[.Q306];[.Q358];[.Q410];[.Q462])" office:value-type="float" office:value="35" calcext:value-type="float">
            <text:p>35</text:p>
          </table:table-cell>
          <table:table-cell table:style-name="ce4" table:formula="of:=AVERAGE([.R45];[.R97];[.R149];[.R201];[.R253];[.R306];[.R358];[.R410];[.R462])" office:value-type="float" office:value="344.777777777778" calcext:value-type="float">
            <text:p>345</text:p>
          </table:table-cell>
          <table:table-cell table:style-name="ce4" table:formula="of:=AVERAGE([.S45];[.S97];[.S149];[.S201];[.S253];[.S306];[.S358];[.S410];[.S462])" office:value-type="float" office:value="457.666666666667" calcext:value-type="float">
            <text:p>458</text:p>
          </table:table-cell>
          <table:table-cell table:style-name="ce4" table:formula="of:=AVERAGE([.T45];[.T97];[.T149];[.T201];[.T253];[.T306];[.T358];[.T410];[.T462])" office:value-type="float" office:value="601.222222222222" calcext:value-type="float">
            <text:p>601</text:p>
          </table:table-cell>
          <table:table-cell table:style-name="ce4" table:formula="of:=AVERAGE([.U45];[.U97];[.U149];[.U201];[.U253];[.U306];[.U358];[.U410];[.U462])" office:value-type="float" office:value="589.666666666667" calcext:value-type="float">
            <text:p>590</text:p>
          </table:table-cell>
          <table:table-cell table:style-name="ce4" table:formula="of:=AVERAGE([.V45];[.V97];[.V149];[.V201];[.V253];[.V306];[.V358];[.V410];[.V462])" office:value-type="float" office:value="2037.44444444444" calcext:value-type="float">
            <text:p>2037</text:p>
          </table:table-cell>
        </table:table-row>
        <table:table-row table:style-name="ro1">
          <table:table-cell table:style-name="ce2" office:value-type="date" office:date-value="2020-11-08" calcext:value-type="date">
            <text:p>08.11.2020</text:p>
          </table:table-cell>
          <table:table-cell table:style-name="ce1" table:formula="of:=DAYS([.A46];[.$A$58])" office:value-type="float" office:value="313" calcext:value-type="float">
            <text:p>3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1444" calcext:value-type="float">
            <text:p>1444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4233" calcext:value-type="float">
            <text:p>4233</text:p>
          </table:table-cell>
          <table:table-cell table:style-name="ce1" office:value-type="float" office:value="1523" calcext:value-type="float">
            <text:p>1523</text:p>
          </table:table-cell>
          <table:table-cell table:style-name="ce3" office:value-type="float" office:value="2015.22222222222" calcext:value-type="float">
            <text:p>2015</text:p>
          </table:table-cell>
          <table:table-cell table:style-name="ce3" table:formula="of:=[.I46]-[.K46]" office:value-type="float" office:value="2217.77777777778" calcext:value-type="float">
            <text:p>2218</text:p>
          </table:table-cell>
          <table:table-cell table:style-name="ce5" table:formula="of:=[.L46]-[.J46]" office:value-type="float" office:value="694.777777777778" calcext:value-type="float">
            <text:p>695</text:p>
          </table:table-cell>
          <table:table-cell/>
          <table:table-cell table:style-name="ce1" office:value-type="string" calcext:value-type="string">
            <text:p>13.11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2021" calcext:value-type="float">
            <text:p>2021</text:p>
          </table:table-cell>
          <table:table-cell table:number-columns-repeated="2"/>
          <table:table-cell table:style-name="ce4" table:formula="of:=AVERAGE([.P46];[.P98];[.P150];[.P202];[.P254];[.P307];[.P359];[.P411];[.P463])" office:value-type="float" office:value="8.66666666666667" calcext:value-type="float">
            <text:p>9</text:p>
          </table:table-cell>
          <table:table-cell table:style-name="ce4" table:formula="of:=AVERAGE([.Q46];[.Q98];[.Q150];[.Q202];[.Q254];[.Q307];[.Q359];[.Q411];[.Q463])" office:value-type="float" office:value="36.1111111111111" calcext:value-type="float">
            <text:p>36</text:p>
          </table:table-cell>
          <table:table-cell table:style-name="ce4" table:formula="of:=AVERAGE([.R46];[.R98];[.R150];[.R202];[.R254];[.R307];[.R359];[.R411];[.R463])" office:value-type="float" office:value="336.222222222222" calcext:value-type="float">
            <text:p>336</text:p>
          </table:table-cell>
          <table:table-cell table:style-name="ce4" table:formula="of:=AVERAGE([.S46];[.S98];[.S150];[.S202];[.S254];[.S307];[.S359];[.S411];[.S463])" office:value-type="float" office:value="466.444444444444" calcext:value-type="float">
            <text:p>466</text:p>
          </table:table-cell>
          <table:table-cell table:style-name="ce4" table:formula="of:=AVERAGE([.T46];[.T98];[.T150];[.T202];[.T254];[.T307];[.T359];[.T411];[.T463])" office:value-type="float" office:value="578.888888888889" calcext:value-type="float">
            <text:p>579</text:p>
          </table:table-cell>
          <table:table-cell table:style-name="ce4" table:formula="of:=AVERAGE([.U46];[.U98];[.U150];[.U202];[.U254];[.U307];[.U359];[.U411];[.U463])" office:value-type="float" office:value="588.888888888889" calcext:value-type="float">
            <text:p>589</text:p>
          </table:table-cell>
          <table:table-cell table:style-name="ce4" table:formula="of:=AVERAGE([.V46];[.V98];[.V150];[.V202];[.V254];[.V307];[.V359];[.V411];[.V463])" office:value-type="float" office:value="2015.22222222222" calcext:value-type="float">
            <text:p>2015</text:p>
          </table:table-cell>
        </table:table-row>
        <table:table-row table:style-name="ro1">
          <table:table-cell table:style-name="ce2" office:value-type="date" office:date-value="2020-11-15" calcext:value-type="date">
            <text:p>15.11.2020</text:p>
          </table:table-cell>
          <table:table-cell table:style-name="ce1" table:formula="of:=DAYS([.A47];[.$A$58])" office:value-type="float" office:value="320" calcext:value-type="float">
            <text:p>3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1269" calcext:value-type="float">
            <text:p>1269</text:p>
          </table:table-cell>
          <table:table-cell table:style-name="ce3" office:value-type="float" office:value="2037.66666666667" calcext:value-type="float">
            <text:p>2038</text:p>
          </table:table-cell>
          <table:table-cell table:style-name="ce3" table:formula="of:=[.I47]-[.K47]" office:value-type="float" office:value="1822.33333333333" calcext:value-type="float">
            <text:p>1822</text:p>
          </table:table-cell>
          <table:table-cell table:style-name="ce5" table:formula="of:=[.L47]-[.J47]" office:value-type="float" office:value="553.333333333333" calcext:value-type="float">
            <text:p>553</text:p>
          </table:table-cell>
          <table:table-cell/>
          <table:table-cell table:style-name="ce1" office:value-type="string" calcext:value-type="string">
            <text:p>20.11.20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35" calcext:value-type="float">
            <text:p>2035</text:p>
          </table:table-cell>
          <table:table-cell table:number-columns-repeated="2"/>
          <table:table-cell table:style-name="ce4" table:formula="of:=AVERAGE([.P47];[.P99];[.P151];[.P203];[.P255];[.P308];[.P360];[.P412];[.P464])" office:value-type="float" office:value="8.44444444444444" calcext:value-type="float">
            <text:p>8</text:p>
          </table:table-cell>
          <table:table-cell table:style-name="ce4" table:formula="of:=AVERAGE([.Q47];[.Q99];[.Q151];[.Q203];[.Q255];[.Q308];[.Q360];[.Q412];[.Q464])" office:value-type="float" office:value="42" calcext:value-type="float">
            <text:p>42</text:p>
          </table:table-cell>
          <table:table-cell table:style-name="ce4" table:formula="of:=AVERAGE([.R47];[.R99];[.R151];[.R203];[.R255];[.R308];[.R360];[.R412];[.R464])" office:value-type="float" office:value="342.333333333333" calcext:value-type="float">
            <text:p>342</text:p>
          </table:table-cell>
          <table:table-cell table:style-name="ce4" table:formula="of:=AVERAGE([.S47];[.S99];[.S151];[.S203];[.S255];[.S308];[.S360];[.S412];[.S464])" office:value-type="float" office:value="461.777777777778" calcext:value-type="float">
            <text:p>462</text:p>
          </table:table-cell>
          <table:table-cell table:style-name="ce4" table:formula="of:=AVERAGE([.T47];[.T99];[.T151];[.T203];[.T255];[.T308];[.T360];[.T412];[.T464])" office:value-type="float" office:value="598.888888888889" calcext:value-type="float">
            <text:p>599</text:p>
          </table:table-cell>
          <table:table-cell table:style-name="ce4" table:formula="of:=AVERAGE([.U47];[.U99];[.U151];[.U203];[.U255];[.U308];[.U360];[.U412];[.U464])" office:value-type="float" office:value="584.222222222222" calcext:value-type="float">
            <text:p>584</text:p>
          </table:table-cell>
          <table:table-cell table:style-name="ce4" table:formula="of:=AVERAGE([.V47];[.V99];[.V151];[.V203];[.V255];[.V308];[.V360];[.V412];[.V464])" office:value-type="float" office:value="2037.66666666667" calcext:value-type="float">
            <text:p>2038</text:p>
          </table:table-cell>
        </table:table-row>
        <table:table-row table:style-name="ro1">
          <table:table-cell table:style-name="ce2" office:value-type="date" office:date-value="2020-11-22" calcext:value-type="date">
            <text:p>22.11.2020</text:p>
          </table:table-cell>
          <table:table-cell table:style-name="ce1" table:formula="of:=DAYS([.A48];[.$A$58])" office:value-type="float" office:value="327" calcext:value-type="float">
            <text:p>3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971" calcext:value-type="float">
            <text:p>971</text:p>
          </table:table-cell>
          <table:table-cell table:style-name="ce3" office:value-type="float" office:value="2045" calcext:value-type="float">
            <text:p>2045</text:p>
          </table:table-cell>
          <table:table-cell table:style-name="ce3" table:formula="of:=[.I48]-[.K48]" office:value-type="float" office:value="1375" calcext:value-type="float">
            <text:p>1375</text:p>
          </table:table-cell>
          <table:table-cell table:style-name="ce5" table:formula="of:=[.L48]-[.J48]" office:value-type="float" office:value="404" calcext:value-type="float">
            <text:p>404</text:p>
          </table:table-cell>
          <table:table-cell/>
          <table:table-cell table:style-name="ce1" office:value-type="string" calcext:value-type="string">
            <text:p>27.11.2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041" calcext:value-type="float">
            <text:p>2041</text:p>
          </table:table-cell>
          <table:table-cell table:number-columns-repeated="2"/>
          <table:table-cell table:style-name="ce4" table:formula="of:=AVERAGE([.P48];[.P100];[.P152];[.P204];[.P256];[.P309];[.P361];[.P413];[.P465])" office:value-type="float" office:value="7.88888888888889" calcext:value-type="float">
            <text:p>8</text:p>
          </table:table-cell>
          <table:table-cell table:style-name="ce4" table:formula="of:=AVERAGE([.Q48];[.Q100];[.Q152];[.Q204];[.Q256];[.Q309];[.Q361];[.Q413];[.Q465])" office:value-type="float" office:value="35.4444444444444" calcext:value-type="float">
            <text:p>35</text:p>
          </table:table-cell>
          <table:table-cell table:style-name="ce4" table:formula="of:=AVERAGE([.R48];[.R100];[.R152];[.R204];[.R256];[.R309];[.R361];[.R413];[.R465])" office:value-type="float" office:value="345.111111111111" calcext:value-type="float">
            <text:p>345</text:p>
          </table:table-cell>
          <table:table-cell table:style-name="ce4" table:formula="of:=AVERAGE([.S48];[.S100];[.S152];[.S204];[.S256];[.S309];[.S361];[.S413];[.S465])" office:value-type="float" office:value="470.777777777778" calcext:value-type="float">
            <text:p>471</text:p>
          </table:table-cell>
          <table:table-cell table:style-name="ce4" table:formula="of:=AVERAGE([.T48];[.T100];[.T152];[.T204];[.T256];[.T309];[.T361];[.T413];[.T465])" office:value-type="float" office:value="589.777777777778" calcext:value-type="float">
            <text:p>590</text:p>
          </table:table-cell>
          <table:table-cell table:style-name="ce4" table:formula="of:=AVERAGE([.U48];[.U100];[.U152];[.U204];[.U256];[.U309];[.U361];[.U413];[.U465])" office:value-type="float" office:value="596" calcext:value-type="float">
            <text:p>596</text:p>
          </table:table-cell>
          <table:table-cell table:style-name="ce4" table:formula="of:=AVERAGE([.V48];[.V100];[.V152];[.V204];[.V256];[.V309];[.V361];[.V413];[.V465])" office:value-type="float" office:value="2045" calcext:value-type="float">
            <text:p>2045</text:p>
          </table:table-cell>
        </table:table-row>
        <table:table-row table:style-name="ro1">
          <table:table-cell table:style-name="ce2" office:value-type="date" office:date-value="2020-11-29" calcext:value-type="date">
            <text:p>29.11.2020</text:p>
          </table:table-cell>
          <table:table-cell table:style-name="ce1" table:formula="of:=DAYS([.A49];[.$A$58])" office:value-type="float" office:value="334" calcext:value-type="float">
            <text:p>3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3166" calcext:value-type="float">
            <text:p>3166</text:p>
          </table:table-cell>
          <table:table-cell table:style-name="ce1" office:value-type="float" office:value="865" calcext:value-type="float">
            <text:p>865</text:p>
          </table:table-cell>
          <table:table-cell table:style-name="ce3" office:value-type="float" office:value="2095.33333333333" calcext:value-type="float">
            <text:p>2095</text:p>
          </table:table-cell>
          <table:table-cell table:style-name="ce3" table:formula="of:=[.I49]-[.K49]" office:value-type="float" office:value="1070.66666666667" calcext:value-type="float">
            <text:p>1071</text:p>
          </table:table-cell>
          <table:table-cell table:style-name="ce5" table:formula="of:=[.L49]-[.J49]" office:value-type="float" office:value="205.666666666667" calcext:value-type="float">
            <text:p>206</text:p>
          </table:table-cell>
          <table:table-cell/>
          <table:table-cell table:style-name="ce1" office:value-type="string" calcext:value-type="string">
            <text:p>04.12.20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2116" calcext:value-type="float">
            <text:p>2116</text:p>
          </table:table-cell>
          <table:table-cell table:number-columns-repeated="2"/>
          <table:table-cell table:style-name="ce4" table:formula="of:=AVERAGE([.P49];[.P101];[.P153];[.P205];[.P257];[.P310];[.P362];[.P414];[.P466])" office:value-type="float" office:value="8.66666666666667" calcext:value-type="float">
            <text:p>9</text:p>
          </table:table-cell>
          <table:table-cell table:style-name="ce4" table:formula="of:=AVERAGE([.Q49];[.Q101];[.Q153];[.Q205];[.Q257];[.Q310];[.Q362];[.Q414];[.Q466])" office:value-type="float" office:value="36.8888888888889" calcext:value-type="float">
            <text:p>37</text:p>
          </table:table-cell>
          <table:table-cell table:style-name="ce4" table:formula="of:=AVERAGE([.R49];[.R101];[.R153];[.R205];[.R257];[.R310];[.R362];[.R414];[.R466])" office:value-type="float" office:value="359.666666666667" calcext:value-type="float">
            <text:p>360</text:p>
          </table:table-cell>
          <table:table-cell table:style-name="ce4" table:formula="of:=AVERAGE([.S49];[.S101];[.S153];[.S205];[.S257];[.S310];[.S362];[.S414];[.S466])" office:value-type="float" office:value="477.666666666667" calcext:value-type="float">
            <text:p>478</text:p>
          </table:table-cell>
          <table:table-cell table:style-name="ce4" table:formula="of:=AVERAGE([.T49];[.T101];[.T153];[.T205];[.T257];[.T310];[.T362];[.T414];[.T466])" office:value-type="float" office:value="610.666666666667" calcext:value-type="float">
            <text:p>611</text:p>
          </table:table-cell>
          <table:table-cell table:style-name="ce4" table:formula="of:=AVERAGE([.U49];[.U101];[.U153];[.U205];[.U257];[.U310];[.U362];[.U414];[.U466])" office:value-type="float" office:value="601.777777777778" calcext:value-type="float">
            <text:p>602</text:p>
          </table:table-cell>
          <table:table-cell table:style-name="ce4" table:formula="of:=AVERAGE([.V49];[.V101];[.V153];[.V205];[.V257];[.V310];[.V362];[.V414];[.V466])" office:value-type="float" office:value="2095.33333333333" calcext:value-type="float">
            <text:p>2095</text:p>
          </table:table-cell>
        </table:table-row>
        <table:table-row table:style-name="ro1">
          <table:table-cell table:style-name="ce2" office:value-type="date" office:date-value="2020-12-06" calcext:value-type="date">
            <text:p>06.12.2020</text:p>
          </table:table-cell>
          <table:table-cell table:style-name="ce1" table:formula="of:=DAYS([.A50];[.$A$58])" office:value-type="float" office:value="341" calcext:value-type="float">
            <text:p>3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3096" calcext:value-type="float">
            <text:p>3096</text:p>
          </table:table-cell>
          <table:table-cell table:style-name="ce1" office:value-type="float" office:value="746" calcext:value-type="float">
            <text:p>746</text:p>
          </table:table-cell>
          <table:table-cell table:style-name="ce3" office:value-type="float" office:value="2121" calcext:value-type="float">
            <text:p>2121</text:p>
          </table:table-cell>
          <table:table-cell table:style-name="ce3" table:formula="of:=[.I50]-[.K50]" office:value-type="float" office:value="975" calcext:value-type="float">
            <text:p>975</text:p>
          </table:table-cell>
          <table:table-cell table:style-name="ce5" table:formula="of:=[.L50]-[.J50]" office:value-type="float" office:value="229" calcext:value-type="float">
            <text:p>229</text:p>
          </table:table-cell>
          <table:table-cell/>
          <table:table-cell table:style-name="ce1" office:value-type="string" calcext:value-type="string">
            <text:p>11.12.20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2154" calcext:value-type="float">
            <text:p>2154</text:p>
          </table:table-cell>
          <table:table-cell table:number-columns-repeated="2"/>
          <table:table-cell table:style-name="ce4" table:formula="of:=AVERAGE([.P50];[.P102];[.P154];[.P206];[.P258];[.P311];[.P363];[.P415];[.P467])" office:value-type="float" office:value="8.55555555555556" calcext:value-type="float">
            <text:p>9</text:p>
          </table:table-cell>
          <table:table-cell table:style-name="ce4" table:formula="of:=AVERAGE([.Q50];[.Q102];[.Q154];[.Q206];[.Q258];[.Q311];[.Q363];[.Q415];[.Q467])" office:value-type="float" office:value="36.2222222222222" calcext:value-type="float">
            <text:p>36</text:p>
          </table:table-cell>
          <table:table-cell table:style-name="ce4" table:formula="of:=AVERAGE([.R50];[.R102];[.R154];[.R206];[.R258];[.R311];[.R363];[.R415];[.R467])" office:value-type="float" office:value="352.666666666667" calcext:value-type="float">
            <text:p>353</text:p>
          </table:table-cell>
          <table:table-cell table:style-name="ce4" table:formula="of:=AVERAGE([.S50];[.S102];[.S154];[.S206];[.S258];[.S311];[.S363];[.S415];[.S467])" office:value-type="float" office:value="491.666666666667" calcext:value-type="float">
            <text:p>492</text:p>
          </table:table-cell>
          <table:table-cell table:style-name="ce4" table:formula="of:=AVERAGE([.T50];[.T102];[.T154];[.T206];[.T258];[.T311];[.T363];[.T415];[.T467])" office:value-type="float" office:value="626.666666666667" calcext:value-type="float">
            <text:p>627</text:p>
          </table:table-cell>
          <table:table-cell table:style-name="ce4" table:formula="of:=AVERAGE([.U50];[.U102];[.U154];[.U206];[.U258];[.U311];[.U363];[.U415];[.U467])" office:value-type="float" office:value="605.222222222222" calcext:value-type="float">
            <text:p>605</text:p>
          </table:table-cell>
          <table:table-cell table:style-name="ce4" table:formula="of:=AVERAGE([.V50];[.V102];[.V154];[.V206];[.V258];[.V311];[.V363];[.V415];[.V467])" office:value-type="float" office:value="2121" calcext:value-type="float">
            <text:p>2121</text:p>
          </table:table-cell>
        </table:table-row>
        <table:table-row table:style-name="ro1">
          <table:table-cell table:style-name="ce2" office:value-type="date" office:date-value="2020-12-13" calcext:value-type="date">
            <text:p>13.12.2020</text:p>
          </table:table-cell>
          <table:table-cell table:style-name="ce1" table:formula="of:=DAYS([.A51];[.$A$58])" office:value-type="float" office:value="348" calcext:value-type="float">
            <text:p>34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3101" calcext:value-type="float">
            <text:p>3101</text:p>
          </table:table-cell>
          <table:table-cell table:style-name="ce1" office:value-type="float" office:value="690" calcext:value-type="float">
            <text:p>690</text:p>
          </table:table-cell>
          <table:table-cell table:style-name="ce3" office:value-type="float" office:value="2135.88888888889" calcext:value-type="float">
            <text:p>2136</text:p>
          </table:table-cell>
          <table:table-cell table:style-name="ce3" table:formula="of:=[.I51]-[.K51]" office:value-type="float" office:value="965.111111111111" calcext:value-type="float">
            <text:p>965</text:p>
          </table:table-cell>
          <table:table-cell table:style-name="ce5" table:formula="of:=[.L51]-[.J51]" office:value-type="float" office:value="275.111111111111" calcext:value-type="float">
            <text:p>275</text:p>
          </table:table-cell>
          <table:table-cell/>
          <table:table-cell table:style-name="ce1" office:value-type="string" calcext:value-type="string">
            <text:p>18.12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2087" calcext:value-type="float">
            <text:p>2087</text:p>
          </table:table-cell>
          <table:table-cell table:number-columns-repeated="2"/>
          <table:table-cell table:style-name="ce4" table:formula="of:=AVERAGE([.P51];[.P103];[.P155];[.P207];[.P259];[.P312];[.P364];[.P416];[.P468])" office:value-type="float" office:value="8.22222222222222" calcext:value-type="float">
            <text:p>8</text:p>
          </table:table-cell>
          <table:table-cell table:style-name="ce4" table:formula="of:=AVERAGE([.Q51];[.Q103];[.Q155];[.Q207];[.Q259];[.Q312];[.Q364];[.Q416];[.Q468])" office:value-type="float" office:value="36.7777777777778" calcext:value-type="float">
            <text:p>37</text:p>
          </table:table-cell>
          <table:table-cell table:style-name="ce4" table:formula="of:=AVERAGE([.R51];[.R103];[.R155];[.R207];[.R259];[.R312];[.R364];[.R416];[.R468])" office:value-type="float" office:value="357.111111111111" calcext:value-type="float">
            <text:p>357</text:p>
          </table:table-cell>
          <table:table-cell table:style-name="ce4" table:formula="of:=AVERAGE([.S51];[.S103];[.S155];[.S207];[.S259];[.S312];[.S364];[.S416];[.S468])" office:value-type="float" office:value="496.888888888889" calcext:value-type="float">
            <text:p>497</text:p>
          </table:table-cell>
          <table:table-cell table:style-name="ce4" table:formula="of:=AVERAGE([.T51];[.T103];[.T155];[.T207];[.T259];[.T312];[.T364];[.T416];[.T468])" office:value-type="float" office:value="622.555555555556" calcext:value-type="float">
            <text:p>623</text:p>
          </table:table-cell>
          <table:table-cell table:style-name="ce4" table:formula="of:=AVERAGE([.U51];[.U103];[.U155];[.U207];[.U259];[.U312];[.U364];[.U416];[.U468])" office:value-type="float" office:value="614.333333333333" calcext:value-type="float">
            <text:p>614</text:p>
          </table:table-cell>
          <table:table-cell table:style-name="ce4" table:formula="of:=AVERAGE([.V51];[.V103];[.V155];[.V207];[.V259];[.V312];[.V364];[.V416];[.V468])" office:value-type="float" office:value="2135.88888888889" calcext:value-type="float">
            <text:p>2136</text:p>
          </table:table-cell>
        </table:table-row>
        <table:table-row table:style-name="ro1">
          <table:table-cell table:style-name="ce2" office:value-type="date" office:date-value="2020-12-20" calcext:value-type="date">
            <text:p>20.12.2020</text:p>
          </table:table-cell>
          <table:table-cell table:style-name="ce1" table:formula="of:=DAYS([.A52];[.$A$58])" office:value-type="float" office:value="355" calcext:value-type="float">
            <text:p>35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3243" calcext:value-type="float">
            <text:p>3243</text:p>
          </table:table-cell>
          <table:table-cell table:style-name="ce1" office:value-type="float" office:value="760" calcext:value-type="float">
            <text:p>760</text:p>
          </table:table-cell>
          <table:table-cell table:style-name="ce3" office:value-type="float" office:value="2202.11111111111" calcext:value-type="float">
            <text:p>2202</text:p>
          </table:table-cell>
          <table:table-cell table:style-name="ce3" table:formula="of:=[.I52]-[.K52]" office:value-type="float" office:value="1040.88888888889" calcext:value-type="float">
            <text:p>1041</text:p>
          </table:table-cell>
          <table:table-cell table:style-name="ce5" table:formula="of:=[.L52]-[.J52]" office:value-type="float" office:value="280.888888888889" calcext:value-type="float">
            <text:p>281</text:p>
          </table:table-cell>
          <table:table-cell/>
          <table:table-cell table:style-name="ce1" office:value-type="string" calcext:value-type="string">
            <text:p>25.12.20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2235" calcext:value-type="float">
            <text:p>2235</text:p>
          </table:table-cell>
          <table:table-cell table:number-columns-repeated="2"/>
          <table:table-cell table:style-name="ce4" table:formula="of:=AVERAGE([.P52];[.P104];[.P156];[.P208];[.P260];[.P313];[.P365];[.P417];[.P469])" office:value-type="float" office:value="8.55555555555556" calcext:value-type="float">
            <text:p>9</text:p>
          </table:table-cell>
          <table:table-cell table:style-name="ce4" table:formula="of:=AVERAGE([.Q52];[.Q104];[.Q156];[.Q208];[.Q260];[.Q313];[.Q365];[.Q417];[.Q469])" office:value-type="float" office:value="33" calcext:value-type="float">
            <text:p>33</text:p>
          </table:table-cell>
          <table:table-cell table:style-name="ce4" table:formula="of:=AVERAGE([.R52];[.R104];[.R156];[.R208];[.R260];[.R313];[.R365];[.R417];[.R469])" office:value-type="float" office:value="363.222222222222" calcext:value-type="float">
            <text:p>363</text:p>
          </table:table-cell>
          <table:table-cell table:style-name="ce4" table:formula="of:=AVERAGE([.S52];[.S104];[.S156];[.S208];[.S260];[.S313];[.S365];[.S417];[.S469])" office:value-type="float" office:value="503.333333333333" calcext:value-type="float">
            <text:p>503</text:p>
          </table:table-cell>
          <table:table-cell table:style-name="ce4" table:formula="of:=AVERAGE([.T52];[.T104];[.T156];[.T208];[.T260];[.T313];[.T365];[.T417];[.T469])" office:value-type="float" office:value="643.444444444445" calcext:value-type="float">
            <text:p>643</text:p>
          </table:table-cell>
          <table:table-cell table:style-name="ce4" table:formula="of:=AVERAGE([.U52];[.U104];[.U156];[.U208];[.U260];[.U313];[.U365];[.U417];[.U469])" office:value-type="float" office:value="650.555555555556" calcext:value-type="float">
            <text:p>651</text:p>
          </table:table-cell>
          <table:table-cell table:style-name="ce4" table:formula="of:=AVERAGE([.V52];[.V104];[.V156];[.V208];[.V260];[.V313];[.V365];[.V417];[.V469])" office:value-type="float" office:value="2202.11111111111" calcext:value-type="float">
            <text:p>2202</text:p>
          </table:table-cell>
        </table:table-row>
        <table:table-row table:style-name="ro1">
          <table:table-cell table:style-name="ce2" office:value-type="date" office:date-value="2020-12-27" calcext:value-type="date">
            <text:p>27.12.2020</text:p>
          </table:table-cell>
          <table:table-cell table:style-name="ce1" table:formula="of:=DAYS([.A53];[.$A$58])" office:value-type="float" office:value="362" calcext:value-type="float">
            <text:p>36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3210" calcext:value-type="float">
            <text:p>3210</text:p>
          </table:table-cell>
          <table:table-cell table:style-name="ce1" office:value-type="float" office:value="762" calcext:value-type="float">
            <text:p>762</text:p>
          </table:table-cell>
          <table:table-cell table:style-name="ce3" office:value-type="float" office:value="2202.11111111111" calcext:value-type="float">
            <text:p>2202</text:p>
          </table:table-cell>
          <table:table-cell table:style-name="ce3" table:formula="of:=[.I53]-[.K53]" office:value-type="float" office:value="1007.88888888889" calcext:value-type="float">
            <text:p>1008</text:p>
          </table:table-cell>
          <table:table-cell table:style-name="ce5" table:formula="of:=[.L53]-[.J53]" office:value-type="float" office:value="245.888888888889" calcext:value-type="float">
            <text:p>246</text:p>
          </table:table-cell>
          <table:table-cell/>
          <table:table-cell table:style-name="ce1" office:value-type="string" calcext:value-type="string">
            <text:p>01.01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2245" calcext:value-type="float">
            <text:p>2245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1-03" calcext:value-type="date">
            <text:p>03.01.2021</text:p>
          </table:table-cell>
          <table:table-cell table:style-name="ce1" table:formula="of:=DAYS([.A54];[.$A$58])" office:value-type="float" office:value="369" calcext:value-type="float">
            <text:p>3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3473" calcext:value-type="float">
            <text:p>3473</text:p>
          </table:table-cell>
          <table:table-cell table:style-name="ce1" office:value-type="float" office:value="983" calcext:value-type="float">
            <text:p>983</text:p>
          </table:table-cell>
          <table:table-cell table:style-name="ce3" office:value-type="float" office:value="2305.55555555556" calcext:value-type="float">
            <text:p>2306</text:p>
          </table:table-cell>
          <table:table-cell table:style-name="ce3" table:formula="of:=[.I54]-[.K54]" office:value-type="float" office:value="1167.44444444444" calcext:value-type="float">
            <text:p>1167</text:p>
          </table:table-cell>
          <table:table-cell table:style-name="ce5" table:formula="of:=[.L54]-[.J54]" office:value-type="float" office:value="184.444444444444" calcext:value-type="float">
            <text:p>184</text:p>
          </table:table-cell>
          <table:table-cell/>
          <table:table-cell table:style-name="ce1" office:value-type="string" calcext:value-type="string">
            <text:p>08.01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1-10" calcext:value-type="date">
            <text:p>10.01.2021</text:p>
          </table:table-cell>
          <table:table-cell table:style-name="ce1" table:formula="of:=DAYS([.A55];[.$A$58])" office:value-type="float" office:value="376" calcext:value-type="float">
            <text:p>3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1277" calcext:value-type="float">
            <text:p>1277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3768" calcext:value-type="float">
            <text:p>3768</text:p>
          </table:table-cell>
          <table:table-cell table:style-name="ce1" office:value-type="float" office:value="1208" calcext:value-type="float">
            <text:p>1208</text:p>
          </table:table-cell>
          <table:table-cell table:style-name="ce3" office:value-type="float" office:value="2247.66666666667" calcext:value-type="float">
            <text:p>2248</text:p>
          </table:table-cell>
          <table:table-cell table:style-name="ce3" table:formula="of:=[.I55]-[.K55]" office:value-type="float" office:value="1520.33333333333" calcext:value-type="float">
            <text:p>1520</text:p>
          </table:table-cell>
          <table:table-cell table:style-name="ce5" table:formula="of:=[.L55]-[.J55]" office:value-type="float" office:value="312.333333333333" calcext:value-type="float">
            <text:p>312</text:p>
          </table:table-cell>
          <table:table-cell/>
          <table:table-cell table:style-name="ce1" office:value-type="string" calcext:value-type="string">
            <text:p>15.01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2188" calcext:value-type="float">
            <text:p>2188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1-17" calcext:value-type="date">
            <text:p>17.01.2021</text:p>
          </table:table-cell>
          <table:table-cell table:style-name="ce1" table:formula="of:=DAYS([.A56];[.$A$58])" office:value-type="float" office:value="383" calcext:value-type="float">
            <text:p>3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3673" calcext:value-type="float">
            <text:p>3673</text:p>
          </table:table-cell>
          <table:table-cell table:style-name="ce1" office:value-type="float" office:value="1149" calcext:value-type="float">
            <text:p>1149</text:p>
          </table:table-cell>
          <table:table-cell table:style-name="ce3" office:value-type="float" office:value="2280.33333333333" calcext:value-type="float">
            <text:p>2280</text:p>
          </table:table-cell>
          <table:table-cell table:style-name="ce3" table:formula="of:=[.I56]-[.K56]" office:value-type="float" office:value="1392.66666666667" calcext:value-type="float">
            <text:p>1393</text:p>
          </table:table-cell>
          <table:table-cell table:style-name="ce5" table:formula="of:=[.L56]-[.J56]" office:value-type="float" office:value="243.666666666667" calcext:value-type="float">
            <text:p>244</text:p>
          </table:table-cell>
          <table:table-cell/>
          <table:table-cell table:style-name="ce1" office:value-type="string" calcext:value-type="string">
            <text:p>22.01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103" calcext:value-type="float">
            <text:p>2103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1-24" calcext:value-type="date">
            <text:p>24.01.2021</text:p>
          </table:table-cell>
          <table:table-cell table:style-name="ce1" table:formula="of:=DAYS([.A57];[.$A$58])" office:value-type="float" office:value="390" calcext:value-type="float">
            <text:p>3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1020" calcext:value-type="float">
            <text:p>1020</text:p>
          </table:table-cell>
          <table:table-cell table:style-name="ce3" office:value-type="float" office:value="2289.77777777778" calcext:value-type="float">
            <text:p>2290</text:p>
          </table:table-cell>
          <table:table-cell table:style-name="ce3" table:formula="of:=[.I57]-[.K57]" office:value-type="float" office:value="1190.22222222222" calcext:value-type="float">
            <text:p>1190</text:p>
          </table:table-cell>
          <table:table-cell table:formula="of:=[.L57]-[.J57]" office:value-type="float" office:value="170.222222222222" calcext:value-type="float">
            <text:p>170</text:p>
          </table:table-cell>
          <table:table-cell/>
          <table:table-cell table:style-name="ce1" office:value-type="string" calcext:value-type="string">
            <text:p>29.01.20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115" calcext:value-type="float">
            <text:p>2115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12-31" calcext:value-type="date">
            <text:p>31.12.2019</text:p>
          </table:table-cell>
          <table:table-cell table:number-columns-repeated="7"/>
          <table:table-cell table:formula="of:=SUM([.I2:.I57])" office:value-type="float" office:value="142345" calcext:value-type="float">
            <text:p>142345</text:p>
          </table:table-cell>
          <table:table-cell table:formula="of:=SUM([.J2:.J57])" office:value-type="float" office:value="15764" calcext:value-type="float">
            <text:p>15764</text:p>
          </table:table-cell>
          <table:table-cell table:style-name="Default" table:formula="of:=SUM([.K2:.K57])" office:value-type="float" office:value="118214.444444444" calcext:value-type="float">
            <text:p>118214.444444444</text:p>
          </table:table-cell>
          <table:table-cell table:style-name="Default" table:formula="of:=SUM([.L2:.L57])" office:value-type="float" office:value="24130.5555555556" calcext:value-type="float">
            <text:p>24130.5555555556</text:p>
          </table:table-cell>
          <table:table-cell table:style-name="Default" table:formula="of:=SUM([.M2:.M57])" office:value-type="float" office:value="8366.55555555556" calcext:value-type="float">
            <text:p>8366.55555555556</text:p>
          </table:table-cell>
          <table:table-cell/>
          <table:table-cell table:style-name="ce1" office:value-type="string" calcext:value-type="string">
            <text:p>05.02.20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2201" calcext:value-type="float">
            <text:p>220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02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02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02.20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274" calcext:value-type="float">
            <text:p>227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03.20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2243" calcext:value-type="float">
            <text:p>224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03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2233" calcext:value-type="float">
            <text:p>223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03.20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2194" calcext:value-type="float">
            <text:p>219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03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216" calcext:value-type="float">
            <text:p>221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04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2286" calcext:value-type="float">
            <text:p>228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04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04.2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2268" calcext:value-type="float">
            <text:p>226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04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424" calcext:value-type="float">
            <text:p>424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2144" calcext:value-type="float">
            <text:p>214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04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05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05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933" calcext:value-type="float">
            <text:p>193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05.20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971" calcext:value-type="float">
            <text:p>197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05.20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2035" calcext:value-type="float">
            <text:p>203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6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2004" calcext:value-type="float">
            <text:p>200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6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917" calcext:value-type="float">
            <text:p>191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6.20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971" calcext:value-type="float">
            <text:p>197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6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2023" calcext:value-type="float">
            <text:p>202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07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07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07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900" calcext:value-type="float">
            <text:p>190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07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860" calcext:value-type="float">
            <text:p>186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07.2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2033" calcext:value-type="float">
            <text:p>203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08.20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2015" calcext:value-type="float">
            <text:p>201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08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921" calcext:value-type="float">
            <text:p>192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08.20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834" calcext:value-type="float">
            <text:p>183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08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024" calcext:value-type="float">
            <text:p>202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09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817" calcext:value-type="float">
            <text:p>181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09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899" calcext:value-type="float">
            <text:p>189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09.20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1933" calcext:value-type="float">
            <text:p>193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09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862" calcext:value-type="float">
            <text:p>186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09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024" calcext:value-type="float">
            <text:p>202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10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939" calcext:value-type="float">
            <text:p>193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10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10.2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015" calcext:value-type="float">
            <text:p>201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10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2072" calcext:value-type="float">
            <text:p>207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11.2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028" calcext:value-type="float">
            <text:p>202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11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1928" calcext:value-type="float">
            <text:p>192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11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1977" calcext:value-type="float">
            <text:p>197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11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1984" calcext:value-type="float">
            <text:p>198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12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2153" calcext:value-type="float">
            <text:p>215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12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2052" calcext:value-type="float">
            <text:p>205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12.2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2141" calcext:value-type="float">
            <text:p>214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12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148" calcext:value-type="float">
            <text:p>214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12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2228" calcext:value-type="float">
            <text:p>222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01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2313" calcext:value-type="float">
            <text:p>231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01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2233" calcext:value-type="float">
            <text:p>223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01.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2339" calcext:value-type="float">
            <text:p>233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01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2358" calcext:value-type="float">
            <text:p>235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2.20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2459" calcext:value-type="float">
            <text:p>245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2.20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2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2385" calcext:value-type="float">
            <text:p>238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2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2365" calcext:value-type="float">
            <text:p>236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3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303" calcext:value-type="float">
            <text:p>230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3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2318" calcext:value-type="float">
            <text:p>231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3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2325" calcext:value-type="float">
            <text:p>232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3.20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2351" calcext:value-type="float">
            <text:p>235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1.03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2324" calcext:value-type="float">
            <text:p>232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04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2448" calcext:value-type="float">
            <text:p>244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04.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2272" calcext:value-type="float">
            <text:p>227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04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192" calcext:value-type="float">
            <text:p>219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04.20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2083" calcext:value-type="float">
            <text:p>208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05.20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1969" calcext:value-type="float">
            <text:p>196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05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950" calcext:value-type="float">
            <text:p>195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05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948" calcext:value-type="float">
            <text:p>194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05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1975" calcext:value-type="float">
            <text:p>197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06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2005" calcext:value-type="float">
            <text:p>200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06.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949" calcext:value-type="float">
            <text:p>194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06.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908" calcext:value-type="float">
            <text:p>190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06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2338" calcext:value-type="float">
            <text:p>233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06.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856" calcext:value-type="float">
            <text:p>185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07.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1999" calcext:value-type="float">
            <text:p>199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07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953" calcext:value-type="float">
            <text:p>195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07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943" calcext:value-type="float">
            <text:p>194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07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2141" calcext:value-type="float">
            <text:p>214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08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2052" calcext:value-type="float">
            <text:p>205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08.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022" calcext:value-type="float">
            <text:p>202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08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1757" calcext:value-type="float">
            <text:p>175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08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860" calcext:value-type="float">
            <text:p>186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09.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855" calcext:value-type="float">
            <text:p>185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09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856" calcext:value-type="float">
            <text:p>185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09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877" calcext:value-type="float">
            <text:p>187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09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989" calcext:value-type="float">
            <text:p>198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09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1970" calcext:value-type="float">
            <text:p>197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10.20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2065" calcext:value-type="float">
            <text:p>206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10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2035" calcext:value-type="float">
            <text:p>203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10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967" calcext:value-type="float">
            <text:p>196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10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996" calcext:value-type="float">
            <text:p>199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11.20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862" calcext:value-type="float">
            <text:p>186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11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997" calcext:value-type="float">
            <text:p>199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11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1911" calcext:value-type="float">
            <text:p>191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11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1965" calcext:value-type="float">
            <text:p>196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12.20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074" calcext:value-type="float">
            <text:p>207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12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049" calcext:value-type="float">
            <text:p>204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12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12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2085" calcext:value-type="float">
            <text:p>208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12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01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01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978" calcext:value-type="float">
            <text:p>197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01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997" calcext:value-type="float">
            <text:p>199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01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2117" calcext:value-type="float">
            <text:p>211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02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2118" calcext:value-type="float">
            <text:p>211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02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2093" calcext:value-type="float">
            <text:p>209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02.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2066" calcext:value-type="float">
            <text:p>206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02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03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03.20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03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088" calcext:value-type="float">
            <text:p>208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03.20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2194" calcext:value-type="float">
            <text:p>219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03.20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122" calcext:value-type="float">
            <text:p>212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04.20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023" calcext:value-type="float">
            <text:p>202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04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970" calcext:value-type="float">
            <text:p>197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04.20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027" calcext:value-type="float">
            <text:p>202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04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2039" calcext:value-type="float">
            <text:p>203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05.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1984" calcext:value-type="float">
            <text:p>198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05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906" calcext:value-type="float">
            <text:p>190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05.20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1903" calcext:value-type="float">
            <text:p>190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05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069" calcext:value-type="float">
            <text:p>206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06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886" calcext:value-type="float">
            <text:p>188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06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1927" calcext:value-type="float">
            <text:p>192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06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06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06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1903" calcext:value-type="float">
            <text:p>190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07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939" calcext:value-type="float">
            <text:p>193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07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1905" calcext:value-type="float">
            <text:p>190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07.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07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2085" calcext:value-type="float">
            <text:p>208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8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1958" calcext:value-type="float">
            <text:p>195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8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1873" calcext:value-type="float">
            <text:p>187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8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1900" calcext:value-type="float">
            <text:p>190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8.20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1890" calcext:value-type="float">
            <text:p>189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1.08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09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999" calcext:value-type="float">
            <text:p>199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09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09.20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2014" calcext:value-type="float">
            <text:p>201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09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2009" calcext:value-type="float">
            <text:p>200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10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049" calcext:value-type="float">
            <text:p>204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10.20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10.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2069" calcext:value-type="float">
            <text:p>206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10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11.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11.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007" calcext:value-type="float">
            <text:p>200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11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11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971" calcext:value-type="float">
            <text:p>197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11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066" calcext:value-type="float">
            <text:p>206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12.20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241" calcext:value-type="float">
            <text:p>224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12.20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2144" calcext:value-type="float">
            <text:p>214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12.20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2237" calcext:value-type="float">
            <text:p>223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12.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232" calcext:value-type="float">
            <text:p>223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0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2378" calcext:value-type="float">
            <text:p>237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0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2432" calcext:value-type="float">
            <text:p>243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0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2396" calcext:value-type="float">
            <text:p>239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0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2499" calcext:value-type="float">
            <text:p>249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02.20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02.20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598" calcext:value-type="float">
            <text:p>259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02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2732" calcext:value-type="float">
            <text:p>273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02.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2684" calcext:value-type="float">
            <text:p>268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03.20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2609" calcext:value-type="float">
            <text:p>260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03.20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2357" calcext:value-type="float">
            <text:p>235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03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2291" calcext:value-type="float">
            <text:p>229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03.20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2273" calcext:value-type="float">
            <text:p>227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03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2222" calcext:value-type="float">
            <text:p>222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04.20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2209" calcext:value-type="float">
            <text:p>220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04.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04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183" calcext:value-type="float">
            <text:p>218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04.20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2193" calcext:value-type="float">
            <text:p>219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5.20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2041" calcext:value-type="float">
            <text:p>204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5.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1988" calcext:value-type="float">
            <text:p>198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5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1983" calcext:value-type="float">
            <text:p>198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5.20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993" calcext:value-type="float">
            <text:p>199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1.05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06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995" calcext:value-type="float">
            <text:p>199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06.20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886" calcext:value-type="float">
            <text:p>188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06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1761" calcext:value-type="float">
            <text:p>176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06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1890" calcext:value-type="float">
            <text:p>189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07.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07.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2139" calcext:value-type="float">
            <text:p>213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07.20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943" calcext:value-type="float">
            <text:p>194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07.20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08.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886" calcext:value-type="float">
            <text:p>188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08.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156" calcext:value-type="float">
            <text:p>215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08.20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2521" calcext:value-type="float">
            <text:p>252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08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813" calcext:value-type="float">
            <text:p>181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08.20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1963" calcext:value-type="float">
            <text:p>196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09.20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1989" calcext:value-type="float">
            <text:p>198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09.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922" calcext:value-type="float">
            <text:p>192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09.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1961" calcext:value-type="float">
            <text:p>196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09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915" calcext:value-type="float">
            <text:p>191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10.2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007" calcext:value-type="float">
            <text:p>200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10.20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035" calcext:value-type="float">
            <text:p>203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10.20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10.20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098" calcext:value-type="float">
            <text:p>209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1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2016" calcext:value-type="float">
            <text:p>201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11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1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023" calcext:value-type="float">
            <text:p>202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11.20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1975" calcext:value-type="float">
            <text:p>197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11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979" calcext:value-type="float">
            <text:p>197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12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2019" calcext:value-type="float">
            <text:p>201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12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12.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2009" calcext:value-type="float">
            <text:p>200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12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1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2156" calcext:value-type="float">
            <text:p>215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1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2222" calcext:value-type="float">
            <text:p>222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1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2054" calcext:value-type="float">
            <text:p>205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1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2175" calcext:value-type="float">
            <text:p>217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1.01.20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2116" calcext:value-type="float">
            <text:p>211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02.20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2137" calcext:value-type="float">
            <text:p>213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02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2245" calcext:value-type="float">
            <text:p>224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02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160" calcext:value-type="float">
            <text:p>216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02.20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2214" calcext:value-type="float">
            <text:p>221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03.20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2235" calcext:value-type="float">
            <text:p>223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03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2096" calcext:value-type="float">
            <text:p>209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03.20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03.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2148" calcext:value-type="float">
            <text:p>214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4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2191" calcext:value-type="float">
            <text:p>219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4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2138" calcext:value-type="float">
            <text:p>213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4.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075" calcext:value-type="float">
            <text:p>207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4.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949" calcext:value-type="float">
            <text:p>194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05.20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2114" calcext:value-type="float">
            <text:p>211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05.20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1982" calcext:value-type="float">
            <text:p>198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05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2001" calcext:value-type="float">
            <text:p>200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05.20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964" calcext:value-type="float">
            <text:p>196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05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06.20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06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893" calcext:value-type="float">
            <text:p>189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06.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1915" calcext:value-type="float">
            <text:p>191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06.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993" calcext:value-type="float">
            <text:p>199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7.201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1970" calcext:value-type="float">
            <text:p>197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7.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886" calcext:value-type="float">
            <text:p>188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7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918" calcext:value-type="float">
            <text:p>191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7.20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1981" calcext:value-type="float">
            <text:p>198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1.07.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08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432" calcext:value-type="float">
            <text:p>432</text:p>
          </table:table-cell>
          <table:table-cell table:number-columns-repeated="2" table:style-name="ce1" office:value-type="float" office:value="522" calcext:value-type="float">
            <text:p>522</text:p>
          </table:table-cell>
          <table:table-cell table:style-name="ce1" office:value-type="float" office:value="1827" calcext:value-type="float">
            <text:p>182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08.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839" calcext:value-type="float">
            <text:p>183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08.20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1949" calcext:value-type="float">
            <text:p>194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08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2043" calcext:value-type="float">
            <text:p>204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09.20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1918" calcext:value-type="float">
            <text:p>191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09.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09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930" calcext:value-type="float">
            <text:p>193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09.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834" calcext:value-type="float">
            <text:p>183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10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988" calcext:value-type="float">
            <text:p>198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10.20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991" calcext:value-type="float">
            <text:p>199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10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083" calcext:value-type="float">
            <text:p>208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10.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544" calcext:value-type="float">
            <text:p>544</text:p>
          </table:table-cell>
          <table:table-cell table:number-columns-repeated="2" table:style-name="ce1" office:value-type="float" office:value="602" calcext:value-type="float">
            <text:p>602</text:p>
          </table:table-cell>
          <table:table-cell table:style-name="ce1"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10.20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2035" calcext:value-type="float">
            <text:p>203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11.20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1997" calcext:value-type="float">
            <text:p>199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11.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968" calcext:value-type="float">
            <text:p>196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11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2134" calcext:value-type="float">
            <text:p>213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11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084" calcext:value-type="float">
            <text:p>208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12.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2125" calcext:value-type="float">
            <text:p>212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12.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2200" calcext:value-type="float">
            <text:p>220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12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2204" calcext:value-type="float">
            <text:p>220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12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2435" calcext:value-type="float">
            <text:p>243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01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2620" calcext:value-type="float">
            <text:p>262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01.20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2763" calcext:value-type="float">
            <text:p>276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01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2811" calcext:value-type="float">
            <text:p>281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01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2833" calcext:value-type="float">
            <text:p>283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01.20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2761" calcext:value-type="float">
            <text:p>276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02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2598" calcext:value-type="float">
            <text:p>259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02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02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02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2357" calcext:value-type="float">
            <text:p>235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03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2353" calcext:value-type="float">
            <text:p>235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03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2225" calcext:value-type="float">
            <text:p>222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03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164" calcext:value-type="float">
            <text:p>216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03.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2103" calcext:value-type="float">
            <text:p>210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04.20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2075" calcext:value-type="float">
            <text:p>207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04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2069" calcext:value-type="float">
            <text:p>206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04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994" calcext:value-type="float">
            <text:p>199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04.20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2043" calcext:value-type="float">
            <text:p>204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04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05.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041" calcext:value-type="float">
            <text:p>204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05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2074" calcext:value-type="float">
            <text:p>207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05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05.20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1932" calcext:value-type="float">
            <text:p>193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06.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2033" calcext:value-type="float">
            <text:p>203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06.20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1836" calcext:value-type="float">
            <text:p>183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06.20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978" calcext:value-type="float">
            <text:p>197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06.20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07.20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939" calcext:value-type="float">
            <text:p>193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07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1953" calcext:value-type="float">
            <text:p>195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07.20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886" calcext:value-type="float">
            <text:p>188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07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972" calcext:value-type="float">
            <text:p>197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07.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416" calcext:value-type="float">
            <text:p>416</text:p>
          </table:table-cell>
          <table:table-cell table:number-columns-repeated="2" table:style-name="ce1" office:value-type="float" office:value="497" calcext:value-type="float">
            <text:p>497</text:p>
          </table:table-cell>
          <table:table-cell table:style-name="ce1" office:value-type="float" office:value="1770" calcext:value-type="float">
            <text:p>177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08.20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2077" calcext:value-type="float">
            <text:p>207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08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1959" calcext:value-type="float">
            <text:p>195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08.20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861" calcext:value-type="float">
            <text:p>186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08.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939" calcext:value-type="float">
            <text:p>193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9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848" calcext:value-type="float">
            <text:p>184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9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1920" calcext:value-type="float">
            <text:p>192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9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991" calcext:value-type="float">
            <text:p>199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9.20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2058" calcext:value-type="float">
            <text:p>205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10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2125" calcext:value-type="float">
            <text:p>212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10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2235" calcext:value-type="float">
            <text:p>223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10.20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2156" calcext:value-type="float">
            <text:p>215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10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10.20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11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2053" calcext:value-type="float">
            <text:p>205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11.20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11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515" calcext:value-type="float">
            <text:p>515</text:p>
          </table:table-cell>
          <table:table-cell table:number-columns-repeated="2" table:style-name="ce1" office:value-type="float" office:value="590" calcext:value-type="float">
            <text:p>590</text:p>
          </table:table-cell>
          <table:table-cell table:style-name="ce1" office:value-type="float" office:value="2057" calcext:value-type="float">
            <text:p>205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11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071" calcext:value-type="float">
            <text:p>207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12.20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2116" calcext:value-type="float">
            <text:p>211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12.20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12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12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119" calcext:value-type="float">
            <text:p>211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1.12.20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201" calcext:value-type="float">
            <text:p>220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01.20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2143" calcext:value-type="float">
            <text:p>214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01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2126" calcext:value-type="float">
            <text:p>212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01.20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2230" calcext:value-type="float">
            <text:p>223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01.20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2190" calcext:value-type="float">
            <text:p>219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02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2216" calcext:value-type="float">
            <text:p>221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02.20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2404" calcext:value-type="float">
            <text:p>240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02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02.20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2754" calcext:value-type="float">
            <text:p>275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03.20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2819" calcext:value-type="float">
            <text:p>281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03.20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2994" calcext:value-type="float">
            <text:p>299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03.20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2782" calcext:value-type="float">
            <text:p>278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03.20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04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04.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04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2257" calcext:value-type="float">
            <text:p>225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04.20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2061" calcext:value-type="float">
            <text:p>206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04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090" calcext:value-type="float">
            <text:p>209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05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022" calcext:value-type="float">
            <text:p>202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05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958" calcext:value-type="float">
            <text:p>195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05.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962" calcext:value-type="float">
            <text:p>196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05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2013" calcext:value-type="float">
            <text:p>201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6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995" calcext:value-type="float">
            <text:p>199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6.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038" calcext:value-type="float">
            <text:p>203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6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863" calcext:value-type="float">
            <text:p>186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6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1964" calcext:value-type="float">
            <text:p>196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07.20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07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1979" calcext:value-type="float">
            <text:p>197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07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2041" calcext:value-type="float">
            <text:p>204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07.20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039" calcext:value-type="float">
            <text:p>203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07.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2153" calcext:value-type="float">
            <text:p>215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08.20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2379" calcext:value-type="float">
            <text:p>237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08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2118" calcext:value-type="float">
            <text:p>211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08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923" calcext:value-type="float">
            <text:p>192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08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2004" calcext:value-type="float">
            <text:p>200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09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1902" calcext:value-type="float">
            <text:p>190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09.20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1979" calcext:value-type="float">
            <text:p>197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09.20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2014" calcext:value-type="float">
            <text:p>201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09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2056" calcext:value-type="float">
            <text:p>205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09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1906" calcext:value-type="float">
            <text:p>190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10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123" calcext:value-type="float">
            <text:p>212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10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2076" calcext:value-type="float">
            <text:p>207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10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014" calcext:value-type="float">
            <text:p>201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10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2024" calcext:value-type="float">
            <text:p>202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11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2148" calcext:value-type="float">
            <text:p>214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11.20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2046" calcext:value-type="float">
            <text:p>204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11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1991" calcext:value-type="float">
            <text:p>199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11.20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141" calcext:value-type="float">
            <text:p>214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12.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095" calcext:value-type="float">
            <text:p>209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12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2194" calcext:value-type="float">
            <text:p>219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12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2136" calcext:value-type="float">
            <text:p>213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12.2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2303" calcext:value-type="float">
            <text:p>230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12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2145" calcext:value-type="float">
            <text:p>214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01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01.20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290" calcext:value-type="float">
            <text:p>229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01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2311" calcext:value-type="float">
            <text:p>231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01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2365" calcext:value-type="float">
            <text:p>236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2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2497" calcext:value-type="float">
            <text:p>249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2.20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2445" calcext:value-type="float">
            <text:p>244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2.20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2509" calcext:value-type="float">
            <text:p>250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2.20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2496" calcext:value-type="float">
            <text:p>249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03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2313" calcext:value-type="float">
            <text:p>231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03.20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03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03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2198" calcext:value-type="float">
            <text:p>219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1.03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2124" calcext:value-type="float">
            <text:p>212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04.20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04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2145" calcext:value-type="float">
            <text:p>214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04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2094" calcext:value-type="float">
            <text:p>209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04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2103" calcext:value-type="float">
            <text:p>210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5.05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2.05.20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2093" calcext:value-type="float">
            <text:p>209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9.05.20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025" calcext:value-type="float">
            <text:p>202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6.05.20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1995" calcext:value-type="float">
            <text:p>199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2.06.20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093" calcext:value-type="float">
            <text:p>209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9.06.20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6.06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2145" calcext:value-type="float">
            <text:p>214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3.06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30.06.20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7.07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046" calcext:value-type="float">
            <text:p>204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4.07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956" calcext:value-type="float">
            <text:p>195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1.07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2034" calcext:value-type="float">
            <text:p>203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8.07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2171" calcext:value-type="float">
            <text:p>217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4.08.20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1.08.20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2027" calcext:value-type="float">
            <text:p>202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8.08.20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2026" calcext:value-type="float">
            <text:p>202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5.08.20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09.20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528" calcext:value-type="float">
            <text:p>528</text:p>
          </table:table-cell>
          <table:table-cell table:number-columns-repeated="2" table:style-name="ce1" office:value-type="float" office:value="635" calcext:value-type="float">
            <text:p>635</text:p>
          </table:table-cell>
          <table:table-cell table:style-name="ce1" office:value-type="float" office:value="2151" calcext:value-type="float">
            <text:p>215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09.20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922" calcext:value-type="float">
            <text:p>1922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09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944" calcext:value-type="float">
            <text:p>194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09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2030" calcext:value-type="float">
            <text:p>203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09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2157" calcext:value-type="float">
            <text:p>215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6.10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2153" calcext:value-type="float">
            <text:p>215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3.10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2197" calcext:value-type="float">
            <text:p>219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0.10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7.10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139" calcext:value-type="float">
            <text:p>2139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3.11.20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2066" calcext:value-type="float">
            <text:p>206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0.11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2110" calcext:value-type="float">
            <text:p>2110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7.11.20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231" calcext:value-type="float">
            <text:p>2231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4.11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2173" calcext:value-type="float">
            <text:p>217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1.12.20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134" calcext:value-type="float">
            <text:p>2134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08.12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2078" calcext:value-type="float">
            <text:p>207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15.12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2226" calcext:value-type="float">
            <text:p>2226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2.12.20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office:value-type="string" calcext:value-type="string">
            <text:p>29.12.20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2245" calcext:value-type="float">
            <text:p>2245</text:p>
          </table:table-cell>
          <table:table-cell table:number-columns-repeated="9"/>
        </table:table-row>
        <table:table-row table:style-name="ro1" table:number-rows-repeated="1048105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Straka</meta:initial-creator>
    <meta:creation-date>2021-04-05T11:04:13.532645691</meta:creation-date>
    <dc:date>2021-04-05T18:10:44.889203650</dc:date>
    <dc:creator>Robert Straka</dc:creator>
    <meta:editing-duration>PT5M7S</meta:editing-duration>
    <meta:editing-cycles>2</meta:editing-cycles>
    <meta:generator>LibreOffice/6.1.5.2$Linux_X86_64 LibreOffice_project/10$Build-2</meta:generator>
    <meta:document-statistic meta:table-count="1" meta:cell-count="4872" meta:object-count="0"/>
  </office:meta>
</office:document-meta>
</file>